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83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8244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2.3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X or Y</text:p>
          </table:table-cell>
          <table:table-cell office:value-type="string">
            <text:p>^2</text:p>
          </table:table-cell>
          <table:table-cell office:value-type="string">
            <text:p>*1.212^2</text:p>
          </table:table-cell>
          <table:table-cell office:value-type="string">
            <text:p>Low byte</text:p>
          </table:table-cell>
          <table:table-cell office:value-type="string">
            <text:p>High byte</text:p>
          </table:table-cell>
          <table:table-cell office:value-type="string">
            <text:p>ValueSquaredX</text:p>
          </table:table-cell>
          <table:table-cell office:value-type="string">
            <text:p>ValueSquaredY</text:p>
          </table:table-cell>
          <table:table-cell office:value-type="float" office:value="101">
            <text:p>101</text:p>
          </table:table-cell>
          <table:table-cell office:value-type="string">
            <text:p>&lt;- divide by value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ooc:=[.A2]^2" office:value-type="float" office:value="0">
            <text:p>0</text:p>
          </table:table-cell>
          <table:table-cell table:formula="oooc:=([.A2]*1.212) ^ 2" office:value-type="float" office:value="0">
            <text:p>0</text:p>
          </table:table-cell>
          <table:table-cell table:formula="oooc:=&quot;        .byte &lt; &quot; &amp; [.B2] &amp; &quot; ; &quot; &amp; [.A2] &amp; &quot;^2&quot;" office:value-type="string" office:string-value="        .byte &lt; 0 ; 0^2">
            <text:p><text:s text:c="8"/>.byte &lt; 0 ; 0^2</text:p>
          </table:table-cell>
          <table:table-cell table:formula="oooc:= &quot;        .byte &gt; &quot; &amp; [.B2] &amp; &quot; ; &quot; &amp; [.A2] &amp; &quot;^2&quot;" office:value-type="string" office:string-value="        .byte &gt; 0 ; 0^2">
            <text:p><text:s text:c="8"/>.byte &gt; 0 ; 0^2</text:p>
          </table:table-cell>
          <table:table-cell table:formula="oooc:= &quot;        .byte &quot; &amp; INT([.B2]/[.$H$1]) &amp; &quot; ; &quot; &amp; [.A2] &amp; &quot;^2 / &quot; &amp; [.$H$1]" office:value-type="string" office:string-value="        .byte 0 ; 0^2 / 101">
            <text:p><text:s text:c="8"/>.byte 0 ; 0^2 / 101</text:p>
          </table:table-cell>
          <table:table-cell table:formula="oooc:= &quot;        .byte &quot; &amp; INT([.C2]/[.$H$1]) &amp; &quot; ; (&quot; &amp; [.A2] &amp; &quot;*1.212) ^2 / &quot; &amp; [.$H$1]" office:value-type="string" office:string-value="        .byte 0 ; (0*1.212) ^2 / 101">
            <text:p><text:s text:c="8"/>.byte 0 ; (0*1.212) ^2 / 101</text:p>
          </table:table-cell>
          <table:table-cell office:value-type="float" office:value="896">
            <text:p>896</text:p>
          </table:table-cell>
          <table:table-cell office:value-type="string">
            <text:p>up/down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ooc:=[.A3]^2" office:value-type="float" office:value="1">
            <text:p>1</text:p>
          </table:table-cell>
          <table:table-cell table:formula="oooc:=([.A3]*1.212) ^ 2" office:value-type="float" office:value="1.468944">
            <text:p>1.47</text:p>
          </table:table-cell>
          <table:table-cell table:formula="oooc:=&quot;        .byte &lt; &quot; &amp; [.B3] &amp; &quot; ; &quot; &amp; [.A3] &amp; &quot;^2&quot;" office:value-type="string" office:string-value="        .byte &lt; 1 ; 1^2">
            <text:p><text:s text:c="8"/>.byte &lt; 1 ; 1^2</text:p>
          </table:table-cell>
          <table:table-cell table:formula="oooc:= &quot;        .byte &gt; &quot; &amp; [.B3] &amp; &quot; ; &quot; &amp; [.A3] &amp; &quot;^2&quot;" office:value-type="string" office:string-value="        .byte &gt; 1 ; 1^2">
            <text:p><text:s text:c="8"/>.byte &gt; 1 ; 1^2</text:p>
          </table:table-cell>
          <table:table-cell table:formula="oooc:= &quot;        .byte &quot; &amp; INT([.B3]/[.$H$1]) &amp; &quot; ; &quot; &amp; [.A3] &amp; &quot;^2 / &quot; &amp; [.$H$1]" office:value-type="string" office:string-value="        .byte 0 ; 1^2 / 101">
            <text:p><text:s text:c="8"/>.byte 0 ; 1^2 / 101</text:p>
          </table:table-cell>
          <table:table-cell table:formula="oooc:= &quot;        .byte &quot; &amp; INT([.C3]/[.$H$1]) &amp; &quot; ; (&quot; &amp; [.A3] &amp; &quot;*1.212) ^2 / &quot; &amp; [.$H$1]" office:value-type="string" office:string-value="        .byte 0 ; (1*1.212) ^2 / 101">
            <text:p><text:s text:c="8"/>.byte 0 ; (1*1.212) ^2 / 101</text:p>
          </table:table-cell>
          <table:table-cell office:value-type="float" office:value="1162">
            <text:p>1162</text:p>
          </table:table-cell>
          <table:table-cell office:value-type="string">
            <text:p>left/right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ooc:=[.A4]^2" office:value-type="float" office:value="4">
            <text:p>4</text:p>
          </table:table-cell>
          <table:table-cell table:formula="oooc:=([.A4]*1.212) ^ 2" office:value-type="float" office:value="5.875776">
            <text:p>5.88</text:p>
          </table:table-cell>
          <table:table-cell table:formula="oooc:=&quot;        .byte &lt; &quot; &amp; [.B4] &amp; &quot; ; &quot; &amp; [.A4] &amp; &quot;^2&quot;" office:value-type="string" office:string-value="        .byte &lt; 4 ; 2^2">
            <text:p><text:s text:c="8"/>.byte &lt; 4 ; 2^2</text:p>
          </table:table-cell>
          <table:table-cell table:formula="oooc:= &quot;        .byte &gt; &quot; &amp; [.B4] &amp; &quot; ; &quot; &amp; [.A4] &amp; &quot;^2&quot;" office:value-type="string" office:string-value="        .byte &gt; 4 ; 2^2">
            <text:p><text:s text:c="8"/>.byte &gt; 4 ; 2^2</text:p>
          </table:table-cell>
          <table:table-cell table:formula="oooc:= &quot;        .byte &quot; &amp; INT([.B4]/[.$H$1]) &amp; &quot; ; &quot; &amp; [.A4] &amp; &quot;^2 / &quot; &amp; [.$H$1]" office:value-type="string" office:string-value="        .byte 0 ; 2^2 / 101">
            <text:p><text:s text:c="8"/>.byte 0 ; 2^2 / 101</text:p>
          </table:table-cell>
          <table:table-cell table:formula="oooc:= &quot;        .byte &quot; &amp; INT([.C4]/[.$H$1]) &amp; &quot; ; (&quot; &amp; [.A4] &amp; &quot;*1.212) ^2 / &quot; &amp; [.$H$1]" office:value-type="string" office:string-value="        .byte 0 ; (2*1.212) ^2 / 101">
            <text:p><text:s text:c="8"/>.byte 0 ; (2*1.212) ^2 / 101</text:p>
          </table:table-cell>
          <table:table-cell table:formula="oooc:=[.H3]/[.H2]" office:value-type="float" office:value="1.296875">
            <text:p>1.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ooc:=[.A5]^2" office:value-type="float" office:value="9">
            <text:p>9</text:p>
          </table:table-cell>
          <table:table-cell table:formula="oooc:=([.A5]*1.212) ^ 2" office:value-type="float" office:value="13.220496">
            <text:p>13.22</text:p>
          </table:table-cell>
          <table:table-cell table:formula="oooc:=&quot;        .byte &lt; &quot; &amp; [.B5] &amp; &quot; ; &quot; &amp; [.A5] &amp; &quot;^2&quot;" office:value-type="string" office:string-value="        .byte &lt; 9 ; 3^2">
            <text:p><text:s text:c="8"/>.byte &lt; 9 ; 3^2</text:p>
          </table:table-cell>
          <table:table-cell table:formula="oooc:= &quot;        .byte &gt; &quot; &amp; [.B5] &amp; &quot; ; &quot; &amp; [.A5] &amp; &quot;^2&quot;" office:value-type="string" office:string-value="        .byte &gt; 9 ; 3^2">
            <text:p><text:s text:c="8"/>.byte &gt; 9 ; 3^2</text:p>
          </table:table-cell>
          <table:table-cell table:formula="oooc:= &quot;        .byte &quot; &amp; INT([.B5]/[.$H$1]) &amp; &quot; ; &quot; &amp; [.A5] &amp; &quot;^2 / &quot; &amp; [.$H$1]" office:value-type="string" office:string-value="        .byte 0 ; 3^2 / 101">
            <text:p><text:s text:c="8"/>.byte 0 ; 3^2 / 101</text:p>
          </table:table-cell>
          <table:table-cell table:formula="oooc:= &quot;        .byte &quot; &amp; INT([.C5]/[.$H$1]) &amp; &quot; ; (&quot; &amp; [.A5] &amp; &quot;*1.212) ^2 / &quot; &amp; [.$H$1]" office:value-type="string" office:string-value="        .byte 0 ; (3*1.212) ^2 / 101">
            <text:p><text:s text:c="8"/>.byte 0 ; (3*1.212) ^2 / 10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ooc:=[.A6]^2" office:value-type="float" office:value="16">
            <text:p>16</text:p>
          </table:table-cell>
          <table:table-cell table:formula="oooc:=([.A6]*1.212) ^ 2" office:value-type="float" office:value="23.503104">
            <text:p>23.5</text:p>
          </table:table-cell>
          <table:table-cell table:formula="oooc:=&quot;        .byte &lt; &quot; &amp; [.B6] &amp; &quot; ; &quot; &amp; [.A6] &amp; &quot;^2&quot;" office:value-type="string" office:string-value="        .byte &lt; 16 ; 4^2">
            <text:p><text:s text:c="8"/>.byte &lt; 16 ; 4^2</text:p>
          </table:table-cell>
          <table:table-cell table:formula="oooc:= &quot;        .byte &gt; &quot; &amp; [.B6] &amp; &quot; ; &quot; &amp; [.A6] &amp; &quot;^2&quot;" office:value-type="string" office:string-value="        .byte &gt; 16 ; 4^2">
            <text:p><text:s text:c="8"/>.byte &gt; 16 ; 4^2</text:p>
          </table:table-cell>
          <table:table-cell table:formula="oooc:= &quot;        .byte &quot; &amp; INT([.B6]/[.$H$1]) &amp; &quot; ; &quot; &amp; [.A6] &amp; &quot;^2 / &quot; &amp; [.$H$1]" office:value-type="string" office:string-value="        .byte 0 ; 4^2 / 101">
            <text:p><text:s text:c="8"/>.byte 0 ; 4^2 / 101</text:p>
          </table:table-cell>
          <table:table-cell table:formula="oooc:= &quot;        .byte &quot; &amp; INT([.C6]/[.$H$1]) &amp; &quot; ; (&quot; &amp; [.A6] &amp; &quot;*1.212) ^2 / &quot; &amp; [.$H$1]" office:value-type="string" office:string-value="        .byte 0 ; (4*1.212) ^2 / 101">
            <text:p><text:s text:c="8"/>.byte 0 ; (4*1.212) ^2 / 101</text:p>
          </table:table-cell>
          <table:table-cell table:formula="oooc:=33*1.212" office:value-type="float" office:value="39.996">
            <text:p>4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ooc:=[.A7]^2" office:value-type="float" office:value="25">
            <text:p>25</text:p>
          </table:table-cell>
          <table:table-cell table:formula="oooc:=([.A7]*1.212) ^ 2" office:value-type="float" office:value="36.7236">
            <text:p>36.72</text:p>
          </table:table-cell>
          <table:table-cell table:formula="oooc:=&quot;        .byte &lt; &quot; &amp; [.B7] &amp; &quot; ; &quot; &amp; [.A7] &amp; &quot;^2&quot;" office:value-type="string" office:string-value="        .byte &lt; 25 ; 5^2">
            <text:p><text:s text:c="8"/>.byte &lt; 25 ; 5^2</text:p>
          </table:table-cell>
          <table:table-cell table:formula="oooc:= &quot;        .byte &gt; &quot; &amp; [.B7] &amp; &quot; ; &quot; &amp; [.A7] &amp; &quot;^2&quot;" office:value-type="string" office:string-value="        .byte &gt; 25 ; 5^2">
            <text:p><text:s text:c="8"/>.byte &gt; 25 ; 5^2</text:p>
          </table:table-cell>
          <table:table-cell table:formula="oooc:= &quot;        .byte &quot; &amp; INT([.B7]/[.$H$1]) &amp; &quot; ; &quot; &amp; [.A7] &amp; &quot;^2 / &quot; &amp; [.$H$1]" office:value-type="string" office:string-value="        .byte 0 ; 5^2 / 101">
            <text:p><text:s text:c="8"/>.byte 0 ; 5^2 / 101</text:p>
          </table:table-cell>
          <table:table-cell table:formula="oooc:= &quot;        .byte &quot; &amp; INT([.C7]/[.$H$1]) &amp; &quot; ; (&quot; &amp; [.A7] &amp; &quot;*1.212) ^2 / &quot; &amp; [.$H$1]" office:value-type="string" office:string-value="        .byte 0 ; (5*1.212) ^2 / 101">
            <text:p><text:s text:c="8"/>.byte 0 ; (5*1.212) ^2 / 10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ooc:=[.A8]^2" office:value-type="float" office:value="36">
            <text:p>36</text:p>
          </table:table-cell>
          <table:table-cell table:formula="oooc:=([.A8]*1.212) ^ 2" office:value-type="float" office:value="52.881984">
            <text:p>52.88</text:p>
          </table:table-cell>
          <table:table-cell table:formula="oooc:=&quot;        .byte &lt; &quot; &amp; [.B8] &amp; &quot; ; &quot; &amp; [.A8] &amp; &quot;^2&quot;" office:value-type="string" office:string-value="        .byte &lt; 36 ; 6^2">
            <text:p><text:s text:c="8"/>.byte &lt; 36 ; 6^2</text:p>
          </table:table-cell>
          <table:table-cell table:formula="oooc:= &quot;        .byte &gt; &quot; &amp; [.B8] &amp; &quot; ; &quot; &amp; [.A8] &amp; &quot;^2&quot;" office:value-type="string" office:string-value="        .byte &gt; 36 ; 6^2">
            <text:p><text:s text:c="8"/>.byte &gt; 36 ; 6^2</text:p>
          </table:table-cell>
          <table:table-cell table:formula="oooc:= &quot;        .byte &quot; &amp; INT([.B8]/[.$H$1]) &amp; &quot; ; &quot; &amp; [.A8] &amp; &quot;^2 / &quot; &amp; [.$H$1]" office:value-type="string" office:string-value="        .byte 0 ; 6^2 / 101">
            <text:p><text:s text:c="8"/>.byte 0 ; 6^2 / 101</text:p>
          </table:table-cell>
          <table:table-cell table:formula="oooc:= &quot;        .byte &quot; &amp; INT([.C8]/[.$H$1]) &amp; &quot; ; (&quot; &amp; [.A8] &amp; &quot;*1.212) ^2 / &quot; &amp; [.$H$1]" office:value-type="string" office:string-value="        .byte 0 ; (6*1.212) ^2 / 101">
            <text:p><text:s text:c="8"/>.byte 0 ; (6*1.212) ^2 / 10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ooc:=[.A9]^2" office:value-type="float" office:value="49">
            <text:p>49</text:p>
          </table:table-cell>
          <table:table-cell table:formula="oooc:=([.A9]*1.212) ^ 2" office:value-type="float" office:value="71.978256">
            <text:p>71.98</text:p>
          </table:table-cell>
          <table:table-cell table:formula="oooc:=&quot;        .byte &lt; &quot; &amp; [.B9] &amp; &quot; ; &quot; &amp; [.A9] &amp; &quot;^2&quot;" office:value-type="string" office:string-value="        .byte &lt; 49 ; 7^2">
            <text:p><text:s text:c="8"/>.byte &lt; 49 ; 7^2</text:p>
          </table:table-cell>
          <table:table-cell table:formula="oooc:= &quot;        .byte &gt; &quot; &amp; [.B9] &amp; &quot; ; &quot; &amp; [.A9] &amp; &quot;^2&quot;" office:value-type="string" office:string-value="        .byte &gt; 49 ; 7^2">
            <text:p><text:s text:c="8"/>.byte &gt; 49 ; 7^2</text:p>
          </table:table-cell>
          <table:table-cell table:formula="oooc:= &quot;        .byte &quot; &amp; INT([.B9]/[.$H$1]) &amp; &quot; ; &quot; &amp; [.A9] &amp; &quot;^2 / &quot; &amp; [.$H$1]" office:value-type="string" office:string-value="        .byte 0 ; 7^2 / 101">
            <text:p><text:s text:c="8"/>.byte 0 ; 7^2 / 101</text:p>
          </table:table-cell>
          <table:table-cell table:formula="oooc:= &quot;        .byte &quot; &amp; INT([.C9]/[.$H$1]) &amp; &quot; ; (&quot; &amp; [.A9] &amp; &quot;*1.212) ^2 / &quot; &amp; [.$H$1]" office:value-type="string" office:string-value="        .byte 0 ; (7*1.212) ^2 / 101">
            <text:p><text:s text:c="8"/>.byte 0 ; (7*1.212) ^2 / 10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ooc:=[.A10]^2" office:value-type="float" office:value="64">
            <text:p>64</text:p>
          </table:table-cell>
          <table:table-cell table:formula="oooc:=([.A10]*1.212) ^ 2" office:value-type="float" office:value="94.012416">
            <text:p>94.01</text:p>
          </table:table-cell>
          <table:table-cell table:formula="oooc:=&quot;        .byte &lt; &quot; &amp; [.B10] &amp; &quot; ; &quot; &amp; [.A10] &amp; &quot;^2&quot;" office:value-type="string" office:string-value="        .byte &lt; 64 ; 8^2">
            <text:p><text:s text:c="8"/>.byte &lt; 64 ; 8^2</text:p>
          </table:table-cell>
          <table:table-cell table:formula="oooc:= &quot;        .byte &gt; &quot; &amp; [.B10] &amp; &quot; ; &quot; &amp; [.A10] &amp; &quot;^2&quot;" office:value-type="string" office:string-value="        .byte &gt; 64 ; 8^2">
            <text:p><text:s text:c="8"/>.byte &gt; 64 ; 8^2</text:p>
          </table:table-cell>
          <table:table-cell table:formula="oooc:= &quot;        .byte &quot; &amp; INT([.B10]/[.$H$1]) &amp; &quot; ; &quot; &amp; [.A10] &amp; &quot;^2 / &quot; &amp; [.$H$1]" office:value-type="string" office:string-value="        .byte 0 ; 8^2 / 101">
            <text:p><text:s text:c="8"/>.byte 0 ; 8^2 / 101</text:p>
          </table:table-cell>
          <table:table-cell table:formula="oooc:= &quot;        .byte &quot; &amp; INT([.C10]/[.$H$1]) &amp; &quot; ; (&quot; &amp; [.A10] &amp; &quot;*1.212) ^2 / &quot; &amp; [.$H$1]" office:value-type="string" office:string-value="        .byte 0 ; (8*1.212) ^2 / 101">
            <text:p><text:s text:c="8"/>.byte 0 ; (8*1.212) ^2 / 10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ooc:=[.A11]^2" office:value-type="float" office:value="81">
            <text:p>81</text:p>
          </table:table-cell>
          <table:table-cell table:formula="oooc:=([.A11]*1.212) ^ 2" office:value-type="float" office:value="118.984464">
            <text:p>118.98</text:p>
          </table:table-cell>
          <table:table-cell table:formula="oooc:=&quot;        .byte &lt; &quot; &amp; [.B11] &amp; &quot; ; &quot; &amp; [.A11] &amp; &quot;^2&quot;" office:value-type="string" office:string-value="        .byte &lt; 81 ; 9^2">
            <text:p><text:s text:c="8"/>.byte &lt; 81 ; 9^2</text:p>
          </table:table-cell>
          <table:table-cell table:formula="oooc:= &quot;        .byte &gt; &quot; &amp; [.B11] &amp; &quot; ; &quot; &amp; [.A11] &amp; &quot;^2&quot;" office:value-type="string" office:string-value="        .byte &gt; 81 ; 9^2">
            <text:p><text:s text:c="8"/>.byte &gt; 81 ; 9^2</text:p>
          </table:table-cell>
          <table:table-cell table:formula="oooc:= &quot;        .byte &quot; &amp; INT([.B11]/[.$H$1]) &amp; &quot; ; &quot; &amp; [.A11] &amp; &quot;^2 / &quot; &amp; [.$H$1]" office:value-type="string" office:string-value="        .byte 0 ; 9^2 / 101">
            <text:p><text:s text:c="8"/>.byte 0 ; 9^2 / 101</text:p>
          </table:table-cell>
          <table:table-cell table:formula="oooc:= &quot;        .byte &quot; &amp; INT([.C11]/[.$H$1]) &amp; &quot; ; (&quot; &amp; [.A11] &amp; &quot;*1.212) ^2 / &quot; &amp; [.$H$1]" office:value-type="string" office:string-value="        .byte 1 ; (9*1.212) ^2 / 101">
            <text:p><text:s text:c="8"/>.byte 1 ; (9*1.212) ^2 / 10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ooc:=[.A12]^2" office:value-type="float" office:value="100">
            <text:p>100</text:p>
          </table:table-cell>
          <table:table-cell table:formula="oooc:=([.A12]*1.212) ^ 2" office:value-type="float" office:value="146.8944">
            <text:p>146.89</text:p>
          </table:table-cell>
          <table:table-cell table:formula="oooc:=&quot;        .byte &lt; &quot; &amp; [.B12] &amp; &quot; ; &quot; &amp; [.A12] &amp; &quot;^2&quot;" office:value-type="string" office:string-value="        .byte &lt; 100 ; 10^2">
            <text:p><text:s text:c="8"/>.byte &lt; 100 ; 10^2</text:p>
          </table:table-cell>
          <table:table-cell table:formula="oooc:= &quot;        .byte &gt; &quot; &amp; [.B12] &amp; &quot; ; &quot; &amp; [.A12] &amp; &quot;^2&quot;" office:value-type="string" office:string-value="        .byte &gt; 100 ; 10^2">
            <text:p><text:s text:c="8"/>.byte &gt; 100 ; 10^2</text:p>
          </table:table-cell>
          <table:table-cell table:formula="oooc:= &quot;        .byte &quot; &amp; INT([.B12]/[.$H$1]) &amp; &quot; ; &quot; &amp; [.A12] &amp; &quot;^2 / &quot; &amp; [.$H$1]" office:value-type="string" office:string-value="        .byte 0 ; 10^2 / 101">
            <text:p><text:s text:c="8"/>.byte 0 ; 10^2 / 101</text:p>
          </table:table-cell>
          <table:table-cell table:formula="oooc:= &quot;        .byte &quot; &amp; INT([.C12]/[.$H$1]) &amp; &quot; ; (&quot; &amp; [.A12] &amp; &quot;*1.212) ^2 / &quot; &amp; [.$H$1]" office:value-type="string" office:string-value="        .byte 1 ; (10*1.212) ^2 / 101">
            <text:p><text:s text:c="8"/>.byte 1 ; (10*1.212) ^2 / 10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ooc:=[.A13]^2" office:value-type="float" office:value="121">
            <text:p>121</text:p>
          </table:table-cell>
          <table:table-cell table:formula="oooc:=([.A13]*1.212) ^ 2" office:value-type="float" office:value="177.742224">
            <text:p>177.74</text:p>
          </table:table-cell>
          <table:table-cell table:formula="oooc:=&quot;        .byte &lt; &quot; &amp; [.B13] &amp; &quot; ; &quot; &amp; [.A13] &amp; &quot;^2&quot;" office:value-type="string" office:string-value="        .byte &lt; 121 ; 11^2">
            <text:p><text:s text:c="8"/>.byte &lt; 121 ; 11^2</text:p>
          </table:table-cell>
          <table:table-cell table:formula="oooc:= &quot;        .byte &gt; &quot; &amp; [.B13] &amp; &quot; ; &quot; &amp; [.A13] &amp; &quot;^2&quot;" office:value-type="string" office:string-value="        .byte &gt; 121 ; 11^2">
            <text:p><text:s text:c="8"/>.byte &gt; 121 ; 11^2</text:p>
          </table:table-cell>
          <table:table-cell table:formula="oooc:= &quot;        .byte &quot; &amp; INT([.B13]/[.$H$1]) &amp; &quot; ; &quot; &amp; [.A13] &amp; &quot;^2 / &quot; &amp; [.$H$1]" office:value-type="string" office:string-value="        .byte 1 ; 11^2 / 101">
            <text:p><text:s text:c="8"/>.byte 1 ; 11^2 / 101</text:p>
          </table:table-cell>
          <table:table-cell table:formula="oooc:= &quot;        .byte &quot; &amp; INT([.C13]/[.$H$1]) &amp; &quot; ; (&quot; &amp; [.A13] &amp; &quot;*1.212) ^2 / &quot; &amp; [.$H$1]" office:value-type="string" office:string-value="        .byte 1 ; (11*1.212) ^2 / 101">
            <text:p><text:s text:c="8"/>.byte 1 ; (11*1.212) ^2 / 10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ooc:=[.A14]^2" office:value-type="float" office:value="144">
            <text:p>144</text:p>
          </table:table-cell>
          <table:table-cell table:formula="oooc:=([.A14]*1.212) ^ 2" office:value-type="float" office:value="211.527936">
            <text:p>211.53</text:p>
          </table:table-cell>
          <table:table-cell table:formula="oooc:=&quot;        .byte &lt; &quot; &amp; [.B14] &amp; &quot; ; &quot; &amp; [.A14] &amp; &quot;^2&quot;" office:value-type="string" office:string-value="        .byte &lt; 144 ; 12^2">
            <text:p><text:s text:c="8"/>.byte &lt; 144 ; 12^2</text:p>
          </table:table-cell>
          <table:table-cell table:formula="oooc:= &quot;        .byte &gt; &quot; &amp; [.B14] &amp; &quot; ; &quot; &amp; [.A14] &amp; &quot;^2&quot;" office:value-type="string" office:string-value="        .byte &gt; 144 ; 12^2">
            <text:p><text:s text:c="8"/>.byte &gt; 144 ; 12^2</text:p>
          </table:table-cell>
          <table:table-cell table:formula="oooc:= &quot;        .byte &quot; &amp; INT([.B14]/[.$H$1]) &amp; &quot; ; &quot; &amp; [.A14] &amp; &quot;^2 / &quot; &amp; [.$H$1]" office:value-type="string" office:string-value="        .byte 1 ; 12^2 / 101">
            <text:p><text:s text:c="8"/>.byte 1 ; 12^2 / 101</text:p>
          </table:table-cell>
          <table:table-cell table:formula="oooc:= &quot;        .byte &quot; &amp; INT([.C14]/[.$H$1]) &amp; &quot; ; (&quot; &amp; [.A14] &amp; &quot;*1.212) ^2 / &quot; &amp; [.$H$1]" office:value-type="string" office:string-value="        .byte 2 ; (12*1.212) ^2 / 101">
            <text:p><text:s text:c="8"/>.byte 2 ; (12*1.212) ^2 / 101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ooc:=[.A15]^2" office:value-type="float" office:value="169">
            <text:p>169</text:p>
          </table:table-cell>
          <table:table-cell table:formula="oooc:=([.A15]*1.212) ^ 2" office:value-type="float" office:value="248.251536">
            <text:p>248.25</text:p>
          </table:table-cell>
          <table:table-cell table:formula="oooc:=&quot;        .byte &lt; &quot; &amp; [.B15] &amp; &quot; ; &quot; &amp; [.A15] &amp; &quot;^2&quot;" office:value-type="string" office:string-value="        .byte &lt; 169 ; 13^2">
            <text:p><text:s text:c="8"/>.byte &lt; 169 ; 13^2</text:p>
          </table:table-cell>
          <table:table-cell table:formula="oooc:= &quot;        .byte &gt; &quot; &amp; [.B15] &amp; &quot; ; &quot; &amp; [.A15] &amp; &quot;^2&quot;" office:value-type="string" office:string-value="        .byte &gt; 169 ; 13^2">
            <text:p><text:s text:c="8"/>.byte &gt; 169 ; 13^2</text:p>
          </table:table-cell>
          <table:table-cell table:formula="oooc:= &quot;        .byte &quot; &amp; INT([.B15]/[.$H$1]) &amp; &quot; ; &quot; &amp; [.A15] &amp; &quot;^2 / &quot; &amp; [.$H$1]" office:value-type="string" office:string-value="        .byte 1 ; 13^2 / 101">
            <text:p><text:s text:c="8"/>.byte 1 ; 13^2 / 101</text:p>
          </table:table-cell>
          <table:table-cell table:formula="oooc:= &quot;        .byte &quot; &amp; INT([.C15]/[.$H$1]) &amp; &quot; ; (&quot; &amp; [.A15] &amp; &quot;*1.212) ^2 / &quot; &amp; [.$H$1]" office:value-type="string" office:string-value="        .byte 2 ; (13*1.212) ^2 / 101">
            <text:p><text:s text:c="8"/>.byte 2 ; (13*1.212) ^2 / 101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ooc:=[.A16]^2" office:value-type="float" office:value="196">
            <text:p>196</text:p>
          </table:table-cell>
          <table:table-cell table:formula="oooc:=([.A16]*1.212) ^ 2" office:value-type="float" office:value="287.913024">
            <text:p>287.91</text:p>
          </table:table-cell>
          <table:table-cell table:formula="oooc:=&quot;        .byte &lt; &quot; &amp; [.B16] &amp; &quot; ; &quot; &amp; [.A16] &amp; &quot;^2&quot;" office:value-type="string" office:string-value="        .byte &lt; 196 ; 14^2">
            <text:p><text:s text:c="8"/>.byte &lt; 196 ; 14^2</text:p>
          </table:table-cell>
          <table:table-cell table:formula="oooc:= &quot;        .byte &gt; &quot; &amp; [.B16] &amp; &quot; ; &quot; &amp; [.A16] &amp; &quot;^2&quot;" office:value-type="string" office:string-value="        .byte &gt; 196 ; 14^2">
            <text:p><text:s text:c="8"/>.byte &gt; 196 ; 14^2</text:p>
          </table:table-cell>
          <table:table-cell table:formula="oooc:= &quot;        .byte &quot; &amp; INT([.B16]/[.$H$1]) &amp; &quot; ; &quot; &amp; [.A16] &amp; &quot;^2 / &quot; &amp; [.$H$1]" office:value-type="string" office:string-value="        .byte 1 ; 14^2 / 101">
            <text:p><text:s text:c="8"/>.byte 1 ; 14^2 / 101</text:p>
          </table:table-cell>
          <table:table-cell table:formula="oooc:= &quot;        .byte &quot; &amp; INT([.C16]/[.$H$1]) &amp; &quot; ; (&quot; &amp; [.A16] &amp; &quot;*1.212) ^2 / &quot; &amp; [.$H$1]" office:value-type="string" office:string-value="        .byte 2 ; (14*1.212) ^2 / 101">
            <text:p><text:s text:c="8"/>.byte 2 ; (14*1.212) ^2 / 101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ooc:=[.A17]^2" office:value-type="float" office:value="225">
            <text:p>225</text:p>
          </table:table-cell>
          <table:table-cell table:formula="oooc:=([.A17]*1.212) ^ 2" office:value-type="float" office:value="330.5124">
            <text:p>330.51</text:p>
          </table:table-cell>
          <table:table-cell table:formula="oooc:=&quot;        .byte &lt; &quot; &amp; [.B17] &amp; &quot; ; &quot; &amp; [.A17] &amp; &quot;^2&quot;" office:value-type="string" office:string-value="        .byte &lt; 225 ; 15^2">
            <text:p><text:s text:c="8"/>.byte &lt; 225 ; 15^2</text:p>
          </table:table-cell>
          <table:table-cell table:formula="oooc:= &quot;        .byte &gt; &quot; &amp; [.B17] &amp; &quot; ; &quot; &amp; [.A17] &amp; &quot;^2&quot;" office:value-type="string" office:string-value="        .byte &gt; 225 ; 15^2">
            <text:p><text:s text:c="8"/>.byte &gt; 225 ; 15^2</text:p>
          </table:table-cell>
          <table:table-cell table:formula="oooc:= &quot;        .byte &quot; &amp; INT([.B17]/[.$H$1]) &amp; &quot; ; &quot; &amp; [.A17] &amp; &quot;^2 / &quot; &amp; [.$H$1]" office:value-type="string" office:string-value="        .byte 2 ; 15^2 / 101">
            <text:p><text:s text:c="8"/>.byte 2 ; 15^2 / 101</text:p>
          </table:table-cell>
          <table:table-cell table:formula="oooc:= &quot;        .byte &quot; &amp; INT([.C17]/[.$H$1]) &amp; &quot; ; (&quot; &amp; [.A17] &amp; &quot;*1.212) ^2 / &quot; &amp; [.$H$1]" office:value-type="string" office:string-value="        .byte 3 ; (15*1.212) ^2 / 101">
            <text:p><text:s text:c="8"/>.byte 3 ; (15*1.212) ^2 / 101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ooc:=[.A18]^2" office:value-type="float" office:value="256">
            <text:p>256</text:p>
          </table:table-cell>
          <table:table-cell table:formula="oooc:=([.A18]*1.212) ^ 2" office:value-type="float" office:value="376.049664">
            <text:p>376.05</text:p>
          </table:table-cell>
          <table:table-cell table:formula="oooc:=&quot;        .byte &lt; &quot; &amp; [.B18] &amp; &quot; ; &quot; &amp; [.A18] &amp; &quot;^2&quot;" office:value-type="string" office:string-value="        .byte &lt; 256 ; 16^2">
            <text:p><text:s text:c="8"/>.byte &lt; 256 ; 16^2</text:p>
          </table:table-cell>
          <table:table-cell table:formula="oooc:= &quot;        .byte &gt; &quot; &amp; [.B18] &amp; &quot; ; &quot; &amp; [.A18] &amp; &quot;^2&quot;" office:value-type="string" office:string-value="        .byte &gt; 256 ; 16^2">
            <text:p><text:s text:c="8"/>.byte &gt; 256 ; 16^2</text:p>
          </table:table-cell>
          <table:table-cell table:formula="oooc:= &quot;        .byte &quot; &amp; INT([.B18]/[.$H$1]) &amp; &quot; ; &quot; &amp; [.A18] &amp; &quot;^2 / &quot; &amp; [.$H$1]" office:value-type="string" office:string-value="        .byte 2 ; 16^2 / 101">
            <text:p><text:s text:c="8"/>.byte 2 ; 16^2 / 101</text:p>
          </table:table-cell>
          <table:table-cell table:formula="oooc:= &quot;        .byte &quot; &amp; INT([.C18]/[.$H$1]) &amp; &quot; ; (&quot; &amp; [.A18] &amp; &quot;*1.212) ^2 / &quot; &amp; [.$H$1]" office:value-type="string" office:string-value="        .byte 3 ; (16*1.212) ^2 / 101">
            <text:p><text:s text:c="8"/>.byte 3 ; (16*1.212) ^2 / 10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ooc:=[.A19]^2" office:value-type="float" office:value="289">
            <text:p>289</text:p>
          </table:table-cell>
          <table:table-cell table:formula="oooc:=([.A19]*1.212) ^ 2" office:value-type="float" office:value="424.524816">
            <text:p>424.52</text:p>
          </table:table-cell>
          <table:table-cell table:formula="oooc:=&quot;        .byte &lt; &quot; &amp; [.B19] &amp; &quot; ; &quot; &amp; [.A19] &amp; &quot;^2&quot;" office:value-type="string" office:string-value="        .byte &lt; 289 ; 17^2">
            <text:p><text:s text:c="8"/>.byte &lt; 289 ; 17^2</text:p>
          </table:table-cell>
          <table:table-cell table:formula="oooc:= &quot;        .byte &gt; &quot; &amp; [.B19] &amp; &quot; ; &quot; &amp; [.A19] &amp; &quot;^2&quot;" office:value-type="string" office:string-value="        .byte &gt; 289 ; 17^2">
            <text:p><text:s text:c="8"/>.byte &gt; 289 ; 17^2</text:p>
          </table:table-cell>
          <table:table-cell table:formula="oooc:= &quot;        .byte &quot; &amp; INT([.B19]/[.$H$1]) &amp; &quot; ; &quot; &amp; [.A19] &amp; &quot;^2 / &quot; &amp; [.$H$1]" office:value-type="string" office:string-value="        .byte 2 ; 17^2 / 101">
            <text:p><text:s text:c="8"/>.byte 2 ; 17^2 / 101</text:p>
          </table:table-cell>
          <table:table-cell table:formula="oooc:= &quot;        .byte &quot; &amp; INT([.C19]/[.$H$1]) &amp; &quot; ; (&quot; &amp; [.A19] &amp; &quot;*1.212) ^2 / &quot; &amp; [.$H$1]" office:value-type="string" office:string-value="        .byte 4 ; (17*1.212) ^2 / 101">
            <text:p><text:s text:c="8"/>.byte 4 ; (17*1.212) ^2 / 10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ooc:=[.A20]^2" office:value-type="float" office:value="324">
            <text:p>324</text:p>
          </table:table-cell>
          <table:table-cell table:formula="oooc:=([.A20]*1.212) ^ 2" office:value-type="float" office:value="475.937856">
            <text:p>475.94</text:p>
          </table:table-cell>
          <table:table-cell table:formula="oooc:=&quot;        .byte &lt; &quot; &amp; [.B20] &amp; &quot; ; &quot; &amp; [.A20] &amp; &quot;^2&quot;" office:value-type="string" office:string-value="        .byte &lt; 324 ; 18^2">
            <text:p><text:s text:c="8"/>.byte &lt; 324 ; 18^2</text:p>
          </table:table-cell>
          <table:table-cell table:formula="oooc:= &quot;        .byte &gt; &quot; &amp; [.B20] &amp; &quot; ; &quot; &amp; [.A20] &amp; &quot;^2&quot;" office:value-type="string" office:string-value="        .byte &gt; 324 ; 18^2">
            <text:p><text:s text:c="8"/>.byte &gt; 324 ; 18^2</text:p>
          </table:table-cell>
          <table:table-cell table:formula="oooc:= &quot;        .byte &quot; &amp; INT([.B20]/[.$H$1]) &amp; &quot; ; &quot; &amp; [.A20] &amp; &quot;^2 / &quot; &amp; [.$H$1]" office:value-type="string" office:string-value="        .byte 3 ; 18^2 / 101">
            <text:p><text:s text:c="8"/>.byte 3 ; 18^2 / 101</text:p>
          </table:table-cell>
          <table:table-cell table:formula="oooc:= &quot;        .byte &quot; &amp; INT([.C20]/[.$H$1]) &amp; &quot; ; (&quot; &amp; [.A20] &amp; &quot;*1.212) ^2 / &quot; &amp; [.$H$1]" office:value-type="string" office:string-value="        .byte 4 ; (18*1.212) ^2 / 101">
            <text:p><text:s text:c="8"/>.byte 4 ; (18*1.212) ^2 / 101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ooc:=[.A21]^2" office:value-type="float" office:value="361">
            <text:p>361</text:p>
          </table:table-cell>
          <table:table-cell table:formula="oooc:=([.A21]*1.212) ^ 2" office:value-type="float" office:value="530.288784">
            <text:p>530.29</text:p>
          </table:table-cell>
          <table:table-cell table:formula="oooc:=&quot;        .byte &lt; &quot; &amp; [.B21] &amp; &quot; ; &quot; &amp; [.A21] &amp; &quot;^2&quot;" office:value-type="string" office:string-value="        .byte &lt; 361 ; 19^2">
            <text:p><text:s text:c="8"/>.byte &lt; 361 ; 19^2</text:p>
          </table:table-cell>
          <table:table-cell table:formula="oooc:= &quot;        .byte &gt; &quot; &amp; [.B21] &amp; &quot; ; &quot; &amp; [.A21] &amp; &quot;^2&quot;" office:value-type="string" office:string-value="        .byte &gt; 361 ; 19^2">
            <text:p><text:s text:c="8"/>.byte &gt; 361 ; 19^2</text:p>
          </table:table-cell>
          <table:table-cell table:formula="oooc:= &quot;        .byte &quot; &amp; INT([.B21]/[.$H$1]) &amp; &quot; ; &quot; &amp; [.A21] &amp; &quot;^2 / &quot; &amp; [.$H$1]" office:value-type="string" office:string-value="        .byte 3 ; 19^2 / 101">
            <text:p><text:s text:c="8"/>.byte 3 ; 19^2 / 101</text:p>
          </table:table-cell>
          <table:table-cell table:formula="oooc:= &quot;        .byte &quot; &amp; INT([.C21]/[.$H$1]) &amp; &quot; ; (&quot; &amp; [.A21] &amp; &quot;*1.212) ^2 / &quot; &amp; [.$H$1]" office:value-type="string" office:string-value="        .byte 5 ; (19*1.212) ^2 / 101">
            <text:p><text:s text:c="8"/>.byte 5 ; (19*1.212) ^2 / 101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ooc:=[.A22]^2" office:value-type="float" office:value="400">
            <text:p>400</text:p>
          </table:table-cell>
          <table:table-cell table:formula="oooc:=([.A22]*1.212) ^ 2" office:value-type="float" office:value="587.5776">
            <text:p>587.58</text:p>
          </table:table-cell>
          <table:table-cell table:formula="oooc:=&quot;        .byte &lt; &quot; &amp; [.B22] &amp; &quot; ; &quot; &amp; [.A22] &amp; &quot;^2&quot;" office:value-type="string" office:string-value="        .byte &lt; 400 ; 20^2">
            <text:p><text:s text:c="8"/>.byte &lt; 400 ; 20^2</text:p>
          </table:table-cell>
          <table:table-cell table:formula="oooc:= &quot;        .byte &gt; &quot; &amp; [.B22] &amp; &quot; ; &quot; &amp; [.A22] &amp; &quot;^2&quot;" office:value-type="string" office:string-value="        .byte &gt; 400 ; 20^2">
            <text:p><text:s text:c="8"/>.byte &gt; 400 ; 20^2</text:p>
          </table:table-cell>
          <table:table-cell table:formula="oooc:= &quot;        .byte &quot; &amp; INT([.B22]/[.$H$1]) &amp; &quot; ; &quot; &amp; [.A22] &amp; &quot;^2 / &quot; &amp; [.$H$1]" office:value-type="string" office:string-value="        .byte 3 ; 20^2 / 101">
            <text:p><text:s text:c="8"/>.byte 3 ; 20^2 / 101</text:p>
          </table:table-cell>
          <table:table-cell table:formula="oooc:= &quot;        .byte &quot; &amp; INT([.C22]/[.$H$1]) &amp; &quot; ; (&quot; &amp; [.A22] &amp; &quot;*1.212) ^2 / &quot; &amp; [.$H$1]" office:value-type="string" office:string-value="        .byte 5 ; (20*1.212) ^2 / 101">
            <text:p><text:s text:c="8"/>.byte 5 ; (20*1.212) ^2 / 101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ooc:=[.A23]^2" office:value-type="float" office:value="441">
            <text:p>441</text:p>
          </table:table-cell>
          <table:table-cell table:formula="oooc:=([.A23]*1.212) ^ 2" office:value-type="float" office:value="647.804304">
            <text:p>647.8</text:p>
          </table:table-cell>
          <table:table-cell table:formula="oooc:=&quot;        .byte &lt; &quot; &amp; [.B23] &amp; &quot; ; &quot; &amp; [.A23] &amp; &quot;^2&quot;" office:value-type="string" office:string-value="        .byte &lt; 441 ; 21^2">
            <text:p><text:s text:c="8"/>.byte &lt; 441 ; 21^2</text:p>
          </table:table-cell>
          <table:table-cell table:formula="oooc:= &quot;        .byte &gt; &quot; &amp; [.B23] &amp; &quot; ; &quot; &amp; [.A23] &amp; &quot;^2&quot;" office:value-type="string" office:string-value="        .byte &gt; 441 ; 21^2">
            <text:p><text:s text:c="8"/>.byte &gt; 441 ; 21^2</text:p>
          </table:table-cell>
          <table:table-cell table:formula="oooc:= &quot;        .byte &quot; &amp; INT([.B23]/[.$H$1]) &amp; &quot; ; &quot; &amp; [.A23] &amp; &quot;^2 / &quot; &amp; [.$H$1]" office:value-type="string" office:string-value="        .byte 4 ; 21^2 / 101">
            <text:p><text:s text:c="8"/>.byte 4 ; 21^2 / 101</text:p>
          </table:table-cell>
          <table:table-cell table:formula="oooc:= &quot;        .byte &quot; &amp; INT([.C23]/[.$H$1]) &amp; &quot; ; (&quot; &amp; [.A23] &amp; &quot;*1.212) ^2 / &quot; &amp; [.$H$1]" office:value-type="string" office:string-value="        .byte 6 ; (21*1.212) ^2 / 101">
            <text:p><text:s text:c="8"/>.byte 6 ; (21*1.212) ^2 / 10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ooc:=[.A24]^2" office:value-type="float" office:value="484">
            <text:p>484</text:p>
          </table:table-cell>
          <table:table-cell table:formula="oooc:=([.A24]*1.212) ^ 2" office:value-type="float" office:value="710.968896">
            <text:p>710.97</text:p>
          </table:table-cell>
          <table:table-cell table:formula="oooc:=&quot;        .byte &lt; &quot; &amp; [.B24] &amp; &quot; ; &quot; &amp; [.A24] &amp; &quot;^2&quot;" office:value-type="string" office:string-value="        .byte &lt; 484 ; 22^2">
            <text:p><text:s text:c="8"/>.byte &lt; 484 ; 22^2</text:p>
          </table:table-cell>
          <table:table-cell table:formula="oooc:= &quot;        .byte &gt; &quot; &amp; [.B24] &amp; &quot; ; &quot; &amp; [.A24] &amp; &quot;^2&quot;" office:value-type="string" office:string-value="        .byte &gt; 484 ; 22^2">
            <text:p><text:s text:c="8"/>.byte &gt; 484 ; 22^2</text:p>
          </table:table-cell>
          <table:table-cell table:formula="oooc:= &quot;        .byte &quot; &amp; INT([.B24]/[.$H$1]) &amp; &quot; ; &quot; &amp; [.A24] &amp; &quot;^2 / &quot; &amp; [.$H$1]" office:value-type="string" office:string-value="        .byte 4 ; 22^2 / 101">
            <text:p><text:s text:c="8"/>.byte 4 ; 22^2 / 101</text:p>
          </table:table-cell>
          <table:table-cell table:formula="oooc:= &quot;        .byte &quot; &amp; INT([.C24]/[.$H$1]) &amp; &quot; ; (&quot; &amp; [.A24] &amp; &quot;*1.212) ^2 / &quot; &amp; [.$H$1]" office:value-type="string" office:string-value="        .byte 7 ; (22*1.212) ^2 / 101">
            <text:p><text:s text:c="8"/>.byte 7 ; (22*1.212) ^2 / 101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ooc:=[.A25]^2" office:value-type="float" office:value="529">
            <text:p>529</text:p>
          </table:table-cell>
          <table:table-cell table:formula="oooc:=([.A25]*1.212) ^ 2" office:value-type="float" office:value="777.071376">
            <text:p>777.07</text:p>
          </table:table-cell>
          <table:table-cell table:formula="oooc:=&quot;        .byte &lt; &quot; &amp; [.B25] &amp; &quot; ; &quot; &amp; [.A25] &amp; &quot;^2&quot;" office:value-type="string" office:string-value="        .byte &lt; 529 ; 23^2">
            <text:p><text:s text:c="8"/>.byte &lt; 529 ; 23^2</text:p>
          </table:table-cell>
          <table:table-cell table:formula="oooc:= &quot;        .byte &gt; &quot; &amp; [.B25] &amp; &quot; ; &quot; &amp; [.A25] &amp; &quot;^2&quot;" office:value-type="string" office:string-value="        .byte &gt; 529 ; 23^2">
            <text:p><text:s text:c="8"/>.byte &gt; 529 ; 23^2</text:p>
          </table:table-cell>
          <table:table-cell table:formula="oooc:= &quot;        .byte &quot; &amp; INT([.B25]/[.$H$1]) &amp; &quot; ; &quot; &amp; [.A25] &amp; &quot;^2 / &quot; &amp; [.$H$1]" office:value-type="string" office:string-value="        .byte 5 ; 23^2 / 101">
            <text:p><text:s text:c="8"/>.byte 5 ; 23^2 / 101</text:p>
          </table:table-cell>
          <table:table-cell table:formula="oooc:= &quot;        .byte &quot; &amp; INT([.C25]/[.$H$1]) &amp; &quot; ; (&quot; &amp; [.A25] &amp; &quot;*1.212) ^2 / &quot; &amp; [.$H$1]" office:value-type="string" office:string-value="        .byte 7 ; (23*1.212) ^2 / 101">
            <text:p><text:s text:c="8"/>.byte 7 ; (23*1.212) ^2 / 10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ooc:=[.A26]^2" office:value-type="float" office:value="576">
            <text:p>576</text:p>
          </table:table-cell>
          <table:table-cell table:formula="oooc:=([.A26]*1.212) ^ 2" office:value-type="float" office:value="846.111744">
            <text:p>846.11</text:p>
          </table:table-cell>
          <table:table-cell table:formula="oooc:=&quot;        .byte &lt; &quot; &amp; [.B26] &amp; &quot; ; &quot; &amp; [.A26] &amp; &quot;^2&quot;" office:value-type="string" office:string-value="        .byte &lt; 576 ; 24^2">
            <text:p><text:s text:c="8"/>.byte &lt; 576 ; 24^2</text:p>
          </table:table-cell>
          <table:table-cell table:formula="oooc:= &quot;        .byte &gt; &quot; &amp; [.B26] &amp; &quot; ; &quot; &amp; [.A26] &amp; &quot;^2&quot;" office:value-type="string" office:string-value="        .byte &gt; 576 ; 24^2">
            <text:p><text:s text:c="8"/>.byte &gt; 576 ; 24^2</text:p>
          </table:table-cell>
          <table:table-cell table:formula="oooc:= &quot;        .byte &quot; &amp; INT([.B26]/[.$H$1]) &amp; &quot; ; &quot; &amp; [.A26] &amp; &quot;^2 / &quot; &amp; [.$H$1]" office:value-type="string" office:string-value="        .byte 5 ; 24^2 / 101">
            <text:p><text:s text:c="8"/>.byte 5 ; 24^2 / 101</text:p>
          </table:table-cell>
          <table:table-cell table:formula="oooc:= &quot;        .byte &quot; &amp; INT([.C26]/[.$H$1]) &amp; &quot; ; (&quot; &amp; [.A26] &amp; &quot;*1.212) ^2 / &quot; &amp; [.$H$1]" office:value-type="string" office:string-value="        .byte 8 ; (24*1.212) ^2 / 101">
            <text:p><text:s text:c="8"/>.byte 8 ; (24*1.212) ^2 / 101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ooc:=[.A27]^2" office:value-type="float" office:value="625">
            <text:p>625</text:p>
          </table:table-cell>
          <table:table-cell table:formula="oooc:=([.A27]*1.212) ^ 2" office:value-type="float" office:value="918.09">
            <text:p>918.09</text:p>
          </table:table-cell>
          <table:table-cell table:formula="oooc:=&quot;        .byte &lt; &quot; &amp; [.B27] &amp; &quot; ; &quot; &amp; [.A27] &amp; &quot;^2&quot;" office:value-type="string" office:string-value="        .byte &lt; 625 ; 25^2">
            <text:p><text:s text:c="8"/>.byte &lt; 625 ; 25^2</text:p>
          </table:table-cell>
          <table:table-cell table:formula="oooc:= &quot;        .byte &gt; &quot; &amp; [.B27] &amp; &quot; ; &quot; &amp; [.A27] &amp; &quot;^2&quot;" office:value-type="string" office:string-value="        .byte &gt; 625 ; 25^2">
            <text:p><text:s text:c="8"/>.byte &gt; 625 ; 25^2</text:p>
          </table:table-cell>
          <table:table-cell table:formula="oooc:= &quot;        .byte &quot; &amp; INT([.B27]/[.$H$1]) &amp; &quot; ; &quot; &amp; [.A27] &amp; &quot;^2 / &quot; &amp; [.$H$1]" office:value-type="string" office:string-value="        .byte 6 ; 25^2 / 101">
            <text:p><text:s text:c="8"/>.byte 6 ; 25^2 / 101</text:p>
          </table:table-cell>
          <table:table-cell table:formula="oooc:= &quot;        .byte &quot; &amp; INT([.C27]/[.$H$1]) &amp; &quot; ; (&quot; &amp; [.A27] &amp; &quot;*1.212) ^2 / &quot; &amp; [.$H$1]" office:value-type="string" office:string-value="        .byte 9 ; (25*1.212) ^2 / 101">
            <text:p><text:s text:c="8"/>.byte 9 ; (25*1.212) ^2 / 101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ooc:=[.A28]^2" office:value-type="float" office:value="676">
            <text:p>676</text:p>
          </table:table-cell>
          <table:table-cell table:formula="oooc:=([.A28]*1.212) ^ 2" office:value-type="float" office:value="993.006144">
            <text:p>993.01</text:p>
          </table:table-cell>
          <table:table-cell table:formula="oooc:=&quot;        .byte &lt; &quot; &amp; [.B28] &amp; &quot; ; &quot; &amp; [.A28] &amp; &quot;^2&quot;" office:value-type="string" office:string-value="        .byte &lt; 676 ; 26^2">
            <text:p><text:s text:c="8"/>.byte &lt; 676 ; 26^2</text:p>
          </table:table-cell>
          <table:table-cell table:formula="oooc:= &quot;        .byte &gt; &quot; &amp; [.B28] &amp; &quot; ; &quot; &amp; [.A28] &amp; &quot;^2&quot;" office:value-type="string" office:string-value="        .byte &gt; 676 ; 26^2">
            <text:p><text:s text:c="8"/>.byte &gt; 676 ; 26^2</text:p>
          </table:table-cell>
          <table:table-cell table:formula="oooc:= &quot;        .byte &quot; &amp; INT([.B28]/[.$H$1]) &amp; &quot; ; &quot; &amp; [.A28] &amp; &quot;^2 / &quot; &amp; [.$H$1]" office:value-type="string" office:string-value="        .byte 6 ; 26^2 / 101">
            <text:p><text:s text:c="8"/>.byte 6 ; 26^2 / 101</text:p>
          </table:table-cell>
          <table:table-cell table:formula="oooc:= &quot;        .byte &quot; &amp; INT([.C28]/[.$H$1]) &amp; &quot; ; (&quot; &amp; [.A28] &amp; &quot;*1.212) ^2 / &quot; &amp; [.$H$1]" office:value-type="string" office:string-value="        .byte 9 ; (26*1.212) ^2 / 101">
            <text:p><text:s text:c="8"/>.byte 9 ; (26*1.212) ^2 / 101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ooc:=[.A29]^2" office:value-type="float" office:value="729">
            <text:p>729</text:p>
          </table:table-cell>
          <table:table-cell table:formula="oooc:=([.A29]*1.212) ^ 2" office:value-type="float" office:value="1070.860176">
            <text:p>1070.86</text:p>
          </table:table-cell>
          <table:table-cell table:formula="oooc:=&quot;        .byte &lt; &quot; &amp; [.B29] &amp; &quot; ; &quot; &amp; [.A29] &amp; &quot;^2&quot;" office:value-type="string" office:string-value="        .byte &lt; 729 ; 27^2">
            <text:p><text:s text:c="8"/>.byte &lt; 729 ; 27^2</text:p>
          </table:table-cell>
          <table:table-cell table:formula="oooc:= &quot;        .byte &gt; &quot; &amp; [.B29] &amp; &quot; ; &quot; &amp; [.A29] &amp; &quot;^2&quot;" office:value-type="string" office:string-value="        .byte &gt; 729 ; 27^2">
            <text:p><text:s text:c="8"/>.byte &gt; 729 ; 27^2</text:p>
          </table:table-cell>
          <table:table-cell table:formula="oooc:= &quot;        .byte &quot; &amp; INT([.B29]/[.$H$1]) &amp; &quot; ; &quot; &amp; [.A29] &amp; &quot;^2 / &quot; &amp; [.$H$1]" office:value-type="string" office:string-value="        .byte 7 ; 27^2 / 101">
            <text:p><text:s text:c="8"/>.byte 7 ; 27^2 / 101</text:p>
          </table:table-cell>
          <table:table-cell table:formula="oooc:= &quot;        .byte &quot; &amp; INT([.C29]/[.$H$1]) &amp; &quot; ; (&quot; &amp; [.A29] &amp; &quot;*1.212) ^2 / &quot; &amp; [.$H$1]" office:value-type="string" office:string-value="        .byte 10 ; (27*1.212) ^2 / 101">
            <text:p><text:s text:c="8"/>.byte 10 ; (27*1.212) ^2 / 101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ooc:=[.A30]^2" office:value-type="float" office:value="784">
            <text:p>784</text:p>
          </table:table-cell>
          <table:table-cell table:formula="oooc:=([.A30]*1.212) ^ 2" office:value-type="float" office:value="1151.652096">
            <text:p>1151.65</text:p>
          </table:table-cell>
          <table:table-cell table:formula="oooc:=&quot;        .byte &lt; &quot; &amp; [.B30] &amp; &quot; ; &quot; &amp; [.A30] &amp; &quot;^2&quot;" office:value-type="string" office:string-value="        .byte &lt; 784 ; 28^2">
            <text:p><text:s text:c="8"/>.byte &lt; 784 ; 28^2</text:p>
          </table:table-cell>
          <table:table-cell table:formula="oooc:= &quot;        .byte &gt; &quot; &amp; [.B30] &amp; &quot; ; &quot; &amp; [.A30] &amp; &quot;^2&quot;" office:value-type="string" office:string-value="        .byte &gt; 784 ; 28^2">
            <text:p><text:s text:c="8"/>.byte &gt; 784 ; 28^2</text:p>
          </table:table-cell>
          <table:table-cell table:formula="oooc:= &quot;        .byte &quot; &amp; INT([.B30]/[.$H$1]) &amp; &quot; ; &quot; &amp; [.A30] &amp; &quot;^2 / &quot; &amp; [.$H$1]" office:value-type="string" office:string-value="        .byte 7 ; 28^2 / 101">
            <text:p><text:s text:c="8"/>.byte 7 ; 28^2 / 101</text:p>
          </table:table-cell>
          <table:table-cell table:formula="oooc:= &quot;        .byte &quot; &amp; INT([.C30]/[.$H$1]) &amp; &quot; ; (&quot; &amp; [.A30] &amp; &quot;*1.212) ^2 / &quot; &amp; [.$H$1]" office:value-type="string" office:string-value="        .byte 11 ; (28*1.212) ^2 / 101">
            <text:p><text:s text:c="8"/>.byte 11 ; (28*1.212) ^2 / 101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ooc:=[.A31]^2" office:value-type="float" office:value="841">
            <text:p>841</text:p>
          </table:table-cell>
          <table:table-cell table:formula="oooc:=([.A31]*1.212) ^ 2" office:value-type="float" office:value="1235.381904">
            <text:p>1235.38</text:p>
          </table:table-cell>
          <table:table-cell table:formula="oooc:=&quot;        .byte &lt; &quot; &amp; [.B31] &amp; &quot; ; &quot; &amp; [.A31] &amp; &quot;^2&quot;" office:value-type="string" office:string-value="        .byte &lt; 841 ; 29^2">
            <text:p><text:s text:c="8"/>.byte &lt; 841 ; 29^2</text:p>
          </table:table-cell>
          <table:table-cell table:formula="oooc:= &quot;        .byte &gt; &quot; &amp; [.B31] &amp; &quot; ; &quot; &amp; [.A31] &amp; &quot;^2&quot;" office:value-type="string" office:string-value="        .byte &gt; 841 ; 29^2">
            <text:p><text:s text:c="8"/>.byte &gt; 841 ; 29^2</text:p>
          </table:table-cell>
          <table:table-cell table:formula="oooc:= &quot;        .byte &quot; &amp; INT([.B31]/[.$H$1]) &amp; &quot; ; &quot; &amp; [.A31] &amp; &quot;^2 / &quot; &amp; [.$H$1]" office:value-type="string" office:string-value="        .byte 8 ; 29^2 / 101">
            <text:p><text:s text:c="8"/>.byte 8 ; 29^2 / 101</text:p>
          </table:table-cell>
          <table:table-cell table:formula="oooc:= &quot;        .byte &quot; &amp; INT([.C31]/[.$H$1]) &amp; &quot; ; (&quot; &amp; [.A31] &amp; &quot;*1.212) ^2 / &quot; &amp; [.$H$1]" office:value-type="string" office:string-value="        .byte 12 ; (29*1.212) ^2 / 101">
            <text:p><text:s text:c="8"/>.byte 12 ; (29*1.212) ^2 / 101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ooc:=[.A32]^2" office:value-type="float" office:value="900">
            <text:p>900</text:p>
          </table:table-cell>
          <table:table-cell table:formula="oooc:=([.A32]*1.212) ^ 2" office:value-type="float" office:value="1322.0496">
            <text:p>1322.05</text:p>
          </table:table-cell>
          <table:table-cell table:formula="oooc:=&quot;        .byte &lt; &quot; &amp; [.B32] &amp; &quot; ; &quot; &amp; [.A32] &amp; &quot;^2&quot;" office:value-type="string" office:string-value="        .byte &lt; 900 ; 30^2">
            <text:p><text:s text:c="8"/>.byte &lt; 900 ; 30^2</text:p>
          </table:table-cell>
          <table:table-cell table:formula="oooc:= &quot;        .byte &gt; &quot; &amp; [.B32] &amp; &quot; ; &quot; &amp; [.A32] &amp; &quot;^2&quot;" office:value-type="string" office:string-value="        .byte &gt; 900 ; 30^2">
            <text:p><text:s text:c="8"/>.byte &gt; 900 ; 30^2</text:p>
          </table:table-cell>
          <table:table-cell table:formula="oooc:= &quot;        .byte &quot; &amp; INT([.B32]/[.$H$1]) &amp; &quot; ; &quot; &amp; [.A32] &amp; &quot;^2 / &quot; &amp; [.$H$1]" office:value-type="string" office:string-value="        .byte 8 ; 30^2 / 101">
            <text:p><text:s text:c="8"/>.byte 8 ; 30^2 / 101</text:p>
          </table:table-cell>
          <table:table-cell table:formula="oooc:= &quot;        .byte &quot; &amp; INT([.C32]/[.$H$1]) &amp; &quot; ; (&quot; &amp; [.A32] &amp; &quot;*1.212) ^2 / &quot; &amp; [.$H$1]" office:value-type="string" office:string-value="        .byte 13 ; (30*1.212) ^2 / 101">
            <text:p><text:s text:c="8"/>.byte 13 ; (30*1.212) ^2 / 101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ooc:=[.A33]^2" office:value-type="float" office:value="961">
            <text:p>961</text:p>
          </table:table-cell>
          <table:table-cell table:formula="oooc:=([.A33]*1.212) ^ 2" office:value-type="float" office:value="1411.655184">
            <text:p>1411.66</text:p>
          </table:table-cell>
          <table:table-cell table:formula="oooc:=&quot;        .byte &lt; &quot; &amp; [.B33] &amp; &quot; ; &quot; &amp; [.A33] &amp; &quot;^2&quot;" office:value-type="string" office:string-value="        .byte &lt; 961 ; 31^2">
            <text:p><text:s text:c="8"/>.byte &lt; 961 ; 31^2</text:p>
          </table:table-cell>
          <table:table-cell table:formula="oooc:= &quot;        .byte &gt; &quot; &amp; [.B33] &amp; &quot; ; &quot; &amp; [.A33] &amp; &quot;^2&quot;" office:value-type="string" office:string-value="        .byte &gt; 961 ; 31^2">
            <text:p><text:s text:c="8"/>.byte &gt; 961 ; 31^2</text:p>
          </table:table-cell>
          <table:table-cell table:formula="oooc:= &quot;        .byte &quot; &amp; INT([.B33]/[.$H$1]) &amp; &quot; ; &quot; &amp; [.A33] &amp; &quot;^2 / &quot; &amp; [.$H$1]" office:value-type="string" office:string-value="        .byte 9 ; 31^2 / 101">
            <text:p><text:s text:c="8"/>.byte 9 ; 31^2 / 101</text:p>
          </table:table-cell>
          <table:table-cell table:formula="oooc:= &quot;        .byte &quot; &amp; INT([.C33]/[.$H$1]) &amp; &quot; ; (&quot; &amp; [.A33] &amp; &quot;*1.212) ^2 / &quot; &amp; [.$H$1]" office:value-type="string" office:string-value="        .byte 13 ; (31*1.212) ^2 / 101">
            <text:p><text:s text:c="8"/>.byte 13 ; (31*1.212) ^2 / 10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ooc:=[.A34]^2" office:value-type="float" office:value="1024">
            <text:p>1024</text:p>
          </table:table-cell>
          <table:table-cell table:formula="oooc:=([.A34]*1.212) ^ 2" office:value-type="float" office:value="1504.198656">
            <text:p>1504.2</text:p>
          </table:table-cell>
          <table:table-cell table:formula="oooc:=&quot;        .byte &lt; &quot; &amp; [.B34] &amp; &quot; ; &quot; &amp; [.A34] &amp; &quot;^2&quot;" office:value-type="string" office:string-value="        .byte &lt; 1024 ; 32^2">
            <text:p><text:s text:c="8"/>.byte &lt; 1024 ; 32^2</text:p>
          </table:table-cell>
          <table:table-cell table:formula="oooc:= &quot;        .byte &gt; &quot; &amp; [.B34] &amp; &quot; ; &quot; &amp; [.A34] &amp; &quot;^2&quot;" office:value-type="string" office:string-value="        .byte &gt; 1024 ; 32^2">
            <text:p><text:s text:c="8"/>.byte &gt; 1024 ; 32^2</text:p>
          </table:table-cell>
          <table:table-cell table:formula="oooc:= &quot;        .byte &quot; &amp; INT([.B34]/[.$H$1]) &amp; &quot; ; &quot; &amp; [.A34] &amp; &quot;^2 / &quot; &amp; [.$H$1]" office:value-type="string" office:string-value="        .byte 10 ; 32^2 / 101">
            <text:p><text:s text:c="8"/>.byte 10 ; 32^2 / 101</text:p>
          </table:table-cell>
          <table:table-cell table:formula="oooc:= &quot;        .byte &quot; &amp; INT([.C34]/[.$H$1]) &amp; &quot; ; (&quot; &amp; [.A34] &amp; &quot;*1.212) ^2 / &quot; &amp; [.$H$1]" office:value-type="string" office:string-value="        .byte 14 ; (32*1.212) ^2 / 101">
            <text:p><text:s text:c="8"/>.byte 14 ; (32*1.212) ^2 / 101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ooc:=[.A35]^2" office:value-type="float" office:value="1089">
            <text:p>1089</text:p>
          </table:table-cell>
          <table:table-cell table:formula="oooc:=([.A35]*1.212) ^ 2" office:value-type="float" office:value="1599.680016">
            <text:p>1599.68</text:p>
          </table:table-cell>
          <table:table-cell table:formula="oooc:=&quot;        .byte &lt; &quot; &amp; [.B35] &amp; &quot; ; &quot; &amp; [.A35] &amp; &quot;^2&quot;" office:value-type="string" office:string-value="        .byte &lt; 1089 ; 33^2">
            <text:p><text:s text:c="8"/>.byte &lt; 1089 ; 33^2</text:p>
          </table:table-cell>
          <table:table-cell table:formula="oooc:= &quot;        .byte &gt; &quot; &amp; [.B35] &amp; &quot; ; &quot; &amp; [.A35] &amp; &quot;^2&quot;" office:value-type="string" office:string-value="        .byte &gt; 1089 ; 33^2">
            <text:p><text:s text:c="8"/>.byte &gt; 1089 ; 33^2</text:p>
          </table:table-cell>
          <table:table-cell table:formula="oooc:= &quot;        .byte &quot; &amp; INT([.B35]/[.$H$1]) &amp; &quot; ; &quot; &amp; [.A35] &amp; &quot;^2 / &quot; &amp; [.$H$1]" office:value-type="string" office:string-value="        .byte 10 ; 33^2 / 101">
            <text:p><text:s text:c="8"/>.byte 10 ; 33^2 / 101</text:p>
          </table:table-cell>
          <table:table-cell table:formula="oooc:= &quot;        .byte &quot; &amp; INT([.C35]/[.$H$1]) &amp; &quot; ; (&quot; &amp; [.A35] &amp; &quot;*1.212) ^2 / &quot; &amp; [.$H$1]" office:value-type="string" office:string-value="        .byte 15 ; (33*1.212) ^2 / 101">
            <text:p><text:s text:c="8"/>.byte 15 ; (33*1.212) ^2 / 101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ooc:=[.A36]^2" office:value-type="float" office:value="1156">
            <text:p>1156</text:p>
          </table:table-cell>
          <table:table-cell table:formula="oooc:=([.A36]*1.212) ^ 2" office:value-type="float" office:value="1698.099264">
            <text:p>1698.1</text:p>
          </table:table-cell>
          <table:table-cell table:formula="oooc:=&quot;        .byte &lt; &quot; &amp; [.B36] &amp; &quot; ; &quot; &amp; [.A36] &amp; &quot;^2&quot;" office:value-type="string" office:string-value="        .byte &lt; 1156 ; 34^2">
            <text:p><text:s text:c="8"/>.byte &lt; 1156 ; 34^2</text:p>
          </table:table-cell>
          <table:table-cell table:formula="oooc:= &quot;        .byte &gt; &quot; &amp; [.B36] &amp; &quot; ; &quot; &amp; [.A36] &amp; &quot;^2&quot;" office:value-type="string" office:string-value="        .byte &gt; 1156 ; 34^2">
            <text:p><text:s text:c="8"/>.byte &gt; 1156 ; 34^2</text:p>
          </table:table-cell>
          <table:table-cell table:formula="oooc:= &quot;        .byte &quot; &amp; INT([.B36]/[.$H$1]) &amp; &quot; ; &quot; &amp; [.A36] &amp; &quot;^2 / &quot; &amp; [.$H$1]" office:value-type="string" office:string-value="        .byte 11 ; 34^2 / 101">
            <text:p><text:s text:c="8"/>.byte 11 ; 34^2 / 101</text:p>
          </table:table-cell>
          <table:table-cell table:formula="oooc:= &quot;        .byte &quot; &amp; INT([.C36]/[.$H$1]) &amp; &quot; ; (&quot; &amp; [.A36] &amp; &quot;*1.212) ^2 / &quot; &amp; [.$H$1]" office:value-type="string" office:string-value="        .byte 16 ; (34*1.212) ^2 / 101">
            <text:p><text:s text:c="8"/>.byte 16 ; (34*1.212) ^2 / 101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ooc:=[.A37]^2" office:value-type="float" office:value="1225">
            <text:p>1225</text:p>
          </table:table-cell>
          <table:table-cell table:formula="oooc:=([.A37]*1.212) ^ 2" office:value-type="float" office:value="1799.4564">
            <text:p>1799.46</text:p>
          </table:table-cell>
          <table:table-cell table:formula="oooc:=&quot;        .byte &lt; &quot; &amp; [.B37] &amp; &quot; ; &quot; &amp; [.A37] &amp; &quot;^2&quot;" office:value-type="string" office:string-value="        .byte &lt; 1225 ; 35^2">
            <text:p><text:s text:c="8"/>.byte &lt; 1225 ; 35^2</text:p>
          </table:table-cell>
          <table:table-cell table:formula="oooc:= &quot;        .byte &gt; &quot; &amp; [.B37] &amp; &quot; ; &quot; &amp; [.A37] &amp; &quot;^2&quot;" office:value-type="string" office:string-value="        .byte &gt; 1225 ; 35^2">
            <text:p><text:s text:c="8"/>.byte &gt; 1225 ; 35^2</text:p>
          </table:table-cell>
          <table:table-cell table:formula="oooc:= &quot;        .byte &quot; &amp; INT([.B37]/[.$H$1]) &amp; &quot; ; &quot; &amp; [.A37] &amp; &quot;^2 / &quot; &amp; [.$H$1]" office:value-type="string" office:string-value="        .byte 12 ; 35^2 / 101">
            <text:p><text:s text:c="8"/>.byte 12 ; 35^2 / 101</text:p>
          </table:table-cell>
          <table:table-cell table:formula="oooc:= &quot;        .byte &quot; &amp; INT([.C37]/[.$H$1]) &amp; &quot; ; (&quot; &amp; [.A37] &amp; &quot;*1.212) ^2 / &quot; &amp; [.$H$1]" office:value-type="string" office:string-value="        .byte 17 ; (35*1.212) ^2 / 101">
            <text:p><text:s text:c="8"/>.byte 17 ; (35*1.212) ^2 / 101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ooc:=[.A38]^2" office:value-type="float" office:value="1296">
            <text:p>1296</text:p>
          </table:table-cell>
          <table:table-cell table:formula="oooc:=([.A38]*1.212) ^ 2" office:value-type="float" office:value="1903.751424">
            <text:p>1903.75</text:p>
          </table:table-cell>
          <table:table-cell table:formula="oooc:=&quot;        .byte &lt; &quot; &amp; [.B38] &amp; &quot; ; &quot; &amp; [.A38] &amp; &quot;^2&quot;" office:value-type="string" office:string-value="        .byte &lt; 1296 ; 36^2">
            <text:p><text:s text:c="8"/>.byte &lt; 1296 ; 36^2</text:p>
          </table:table-cell>
          <table:table-cell table:formula="oooc:= &quot;        .byte &gt; &quot; &amp; [.B38] &amp; &quot; ; &quot; &amp; [.A38] &amp; &quot;^2&quot;" office:value-type="string" office:string-value="        .byte &gt; 1296 ; 36^2">
            <text:p><text:s text:c="8"/>.byte &gt; 1296 ; 36^2</text:p>
          </table:table-cell>
          <table:table-cell table:formula="oooc:= &quot;        .byte &quot; &amp; INT([.B38]/[.$H$1]) &amp; &quot; ; &quot; &amp; [.A38] &amp; &quot;^2 / &quot; &amp; [.$H$1]" office:value-type="string" office:string-value="        .byte 12 ; 36^2 / 101">
            <text:p><text:s text:c="8"/>.byte 12 ; 36^2 / 101</text:p>
          </table:table-cell>
          <table:table-cell table:formula="oooc:= &quot;        .byte &quot; &amp; INT([.C38]/[.$H$1]) &amp; &quot; ; (&quot; &amp; [.A38] &amp; &quot;*1.212) ^2 / &quot; &amp; [.$H$1]" office:value-type="string" office:string-value="        .byte 18 ; (36*1.212) ^2 / 101">
            <text:p><text:s text:c="8"/>.byte 18 ; (36*1.212) ^2 / 101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ooc:=[.A39]^2" office:value-type="float" office:value="1369">
            <text:p>1369</text:p>
          </table:table-cell>
          <table:table-cell table:formula="oooc:=([.A39]*1.212) ^ 2" office:value-type="float" office:value="2010.984336">
            <text:p>2010.98</text:p>
          </table:table-cell>
          <table:table-cell table:formula="oooc:=&quot;        .byte &lt; &quot; &amp; [.B39] &amp; &quot; ; &quot; &amp; [.A39] &amp; &quot;^2&quot;" office:value-type="string" office:string-value="        .byte &lt; 1369 ; 37^2">
            <text:p><text:s text:c="8"/>.byte &lt; 1369 ; 37^2</text:p>
          </table:table-cell>
          <table:table-cell table:formula="oooc:= &quot;        .byte &gt; &quot; &amp; [.B39] &amp; &quot; ; &quot; &amp; [.A39] &amp; &quot;^2&quot;" office:value-type="string" office:string-value="        .byte &gt; 1369 ; 37^2">
            <text:p><text:s text:c="8"/>.byte &gt; 1369 ; 37^2</text:p>
          </table:table-cell>
          <table:table-cell table:formula="oooc:= &quot;        .byte &quot; &amp; INT([.B39]/[.$H$1]) &amp; &quot; ; &quot; &amp; [.A39] &amp; &quot;^2 / &quot; &amp; [.$H$1]" office:value-type="string" office:string-value="        .byte 13 ; 37^2 / 101">
            <text:p><text:s text:c="8"/>.byte 13 ; 37^2 / 101</text:p>
          </table:table-cell>
          <table:table-cell table:formula="oooc:= &quot;        .byte &quot; &amp; INT([.C39]/[.$H$1]) &amp; &quot; ; (&quot; &amp; [.A39] &amp; &quot;*1.212) ^2 / &quot; &amp; [.$H$1]" office:value-type="string" office:string-value="        .byte 19 ; (37*1.212) ^2 / 101">
            <text:p><text:s text:c="8"/>.byte 19 ; (37*1.212) ^2 / 101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ooc:=[.A40]^2" office:value-type="float" office:value="1444">
            <text:p>1444</text:p>
          </table:table-cell>
          <table:table-cell table:formula="oooc:=([.A40]*1.212) ^ 2" office:value-type="float" office:value="2121.155136">
            <text:p>2121.16</text:p>
          </table:table-cell>
          <table:table-cell table:formula="oooc:=&quot;        .byte &lt; &quot; &amp; [.B40] &amp; &quot; ; &quot; &amp; [.A40] &amp; &quot;^2&quot;" office:value-type="string" office:string-value="        .byte &lt; 1444 ; 38^2">
            <text:p><text:s text:c="8"/>.byte &lt; 1444 ; 38^2</text:p>
          </table:table-cell>
          <table:table-cell table:formula="oooc:= &quot;        .byte &gt; &quot; &amp; [.B40] &amp; &quot; ; &quot; &amp; [.A40] &amp; &quot;^2&quot;" office:value-type="string" office:string-value="        .byte &gt; 1444 ; 38^2">
            <text:p><text:s text:c="8"/>.byte &gt; 1444 ; 38^2</text:p>
          </table:table-cell>
          <table:table-cell table:formula="oooc:= &quot;        .byte &quot; &amp; INT([.B40]/[.$H$1]) &amp; &quot; ; &quot; &amp; [.A40] &amp; &quot;^2 / &quot; &amp; [.$H$1]" office:value-type="string" office:string-value="        .byte 14 ; 38^2 / 101">
            <text:p><text:s text:c="8"/>.byte 14 ; 38^2 / 101</text:p>
          </table:table-cell>
          <table:table-cell table:formula="oooc:= &quot;        .byte &quot; &amp; INT([.C40]/[.$H$1]) &amp; &quot; ; (&quot; &amp; [.A40] &amp; &quot;*1.212) ^2 / &quot; &amp; [.$H$1]" office:value-type="string" office:string-value="        .byte 21 ; (38*1.212) ^2 / 101">
            <text:p><text:s text:c="8"/>.byte 21 ; (38*1.212) ^2 / 101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ooc:=[.A41]^2" office:value-type="float" office:value="1521">
            <text:p>1521</text:p>
          </table:table-cell>
          <table:table-cell table:formula="oooc:=([.A41]*1.212) ^ 2" office:value-type="float" office:value="2234.263824">
            <text:p>2234.26</text:p>
          </table:table-cell>
          <table:table-cell table:formula="oooc:=&quot;        .byte &lt; &quot; &amp; [.B41] &amp; &quot; ; &quot; &amp; [.A41] &amp; &quot;^2&quot;" office:value-type="string" office:string-value="        .byte &lt; 1521 ; 39^2">
            <text:p><text:s text:c="8"/>.byte &lt; 1521 ; 39^2</text:p>
          </table:table-cell>
          <table:table-cell table:formula="oooc:= &quot;        .byte &gt; &quot; &amp; [.B41] &amp; &quot; ; &quot; &amp; [.A41] &amp; &quot;^2&quot;" office:value-type="string" office:string-value="        .byte &gt; 1521 ; 39^2">
            <text:p><text:s text:c="8"/>.byte &gt; 1521 ; 39^2</text:p>
          </table:table-cell>
          <table:table-cell table:formula="oooc:= &quot;        .byte &quot; &amp; INT([.B41]/[.$H$1]) &amp; &quot; ; &quot; &amp; [.A41] &amp; &quot;^2 / &quot; &amp; [.$H$1]" office:value-type="string" office:string-value="        .byte 15 ; 39^2 / 101">
            <text:p><text:s text:c="8"/>.byte 15 ; 39^2 / 101</text:p>
          </table:table-cell>
          <table:table-cell table:formula="oooc:= &quot;        .byte &quot; &amp; INT([.C41]/[.$H$1]) &amp; &quot; ; (&quot; &amp; [.A41] &amp; &quot;*1.212) ^2 / &quot; &amp; [.$H$1]" office:value-type="string" office:string-value="        .byte 22 ; (39*1.212) ^2 / 101">
            <text:p><text:s text:c="8"/>.byte 22 ; (39*1.212) ^2 / 101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ooc:=[.A42]^2" office:value-type="float" office:value="1600">
            <text:p>1600</text:p>
          </table:table-cell>
          <table:table-cell table:formula="oooc:=([.A42]*1.212) ^ 2" office:value-type="float" office:value="2350.3104">
            <text:p>2350.31</text:p>
          </table:table-cell>
          <table:table-cell table:formula="oooc:=&quot;        .byte &lt; &quot; &amp; [.B42] &amp; &quot; ; &quot; &amp; [.A42] &amp; &quot;^2&quot;" office:value-type="string" office:string-value="        .byte &lt; 1600 ; 40^2">
            <text:p><text:s text:c="8"/>.byte &lt; 1600 ; 40^2</text:p>
          </table:table-cell>
          <table:table-cell table:formula="oooc:= &quot;        .byte &gt; &quot; &amp; [.B42] &amp; &quot; ; &quot; &amp; [.A42] &amp; &quot;^2&quot;" office:value-type="string" office:string-value="        .byte &gt; 1600 ; 40^2">
            <text:p><text:s text:c="8"/>.byte &gt; 1600 ; 40^2</text:p>
          </table:table-cell>
          <table:table-cell table:formula="oooc:= &quot;        .byte &quot; &amp; INT([.B42]/[.$H$1]) &amp; &quot; ; &quot; &amp; [.A42] &amp; &quot;^2 / &quot; &amp; [.$H$1]" office:value-type="string" office:string-value="        .byte 15 ; 40^2 / 101">
            <text:p><text:s text:c="8"/>.byte 15 ; 40^2 / 101</text:p>
          </table:table-cell>
          <table:table-cell table:formula="oooc:= &quot;        .byte &quot; &amp; INT([.C42]/[.$H$1]) &amp; &quot; ; (&quot; &amp; [.A42] &amp; &quot;*1.212) ^2 / &quot; &amp; [.$H$1]" office:value-type="string" office:string-value="        .byte 23 ; (40*1.212) ^2 / 101">
            <text:p><text:s text:c="8"/>.byte 23 ; (40*1.212) ^2 / 101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ooc:=[.A43]^2" office:value-type="float" office:value="1681">
            <text:p>1681</text:p>
          </table:table-cell>
          <table:table-cell table:formula="oooc:=([.A43]*1.212) ^ 2" office:value-type="float" office:value="2469.294864">
            <text:p>2469.29</text:p>
          </table:table-cell>
          <table:table-cell table:formula="oooc:=&quot;        .byte &lt; &quot; &amp; [.B43] &amp; &quot; ; &quot; &amp; [.A43] &amp; &quot;^2&quot;" office:value-type="string" office:string-value="        .byte &lt; 1681 ; 41^2">
            <text:p><text:s text:c="8"/>.byte &lt; 1681 ; 41^2</text:p>
          </table:table-cell>
          <table:table-cell table:formula="oooc:= &quot;        .byte &gt; &quot; &amp; [.B43] &amp; &quot; ; &quot; &amp; [.A43] &amp; &quot;^2&quot;" office:value-type="string" office:string-value="        .byte &gt; 1681 ; 41^2">
            <text:p><text:s text:c="8"/>.byte &gt; 1681 ; 41^2</text:p>
          </table:table-cell>
          <table:table-cell table:formula="oooc:= &quot;        .byte &quot; &amp; INT([.B43]/[.$H$1]) &amp; &quot; ; &quot; &amp; [.A43] &amp; &quot;^2 / &quot; &amp; [.$H$1]" office:value-type="string" office:string-value="        .byte 16 ; 41^2 / 101">
            <text:p><text:s text:c="8"/>.byte 16 ; 41^2 / 101</text:p>
          </table:table-cell>
          <table:table-cell table:formula="oooc:= &quot;        .byte &quot; &amp; INT([.C43]/[.$H$1]) &amp; &quot; ; (&quot; &amp; [.A43] &amp; &quot;*1.212) ^2 / &quot; &amp; [.$H$1]" office:value-type="string" office:string-value="        .byte 24 ; (41*1.212) ^2 / 101">
            <text:p><text:s text:c="8"/>.byte 24 ; (41*1.212) ^2 / 10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ooc:=[.A44]^2" office:value-type="float" office:value="1764">
            <text:p>1764</text:p>
          </table:table-cell>
          <table:table-cell table:formula="oooc:=([.A44]*1.212) ^ 2" office:value-type="float" office:value="2591.217216">
            <text:p>2591.22</text:p>
          </table:table-cell>
          <table:table-cell table:formula="oooc:=&quot;        .byte &lt; &quot; &amp; [.B44] &amp; &quot; ; &quot; &amp; [.A44] &amp; &quot;^2&quot;" office:value-type="string" office:string-value="        .byte &lt; 1764 ; 42^2">
            <text:p><text:s text:c="8"/>.byte &lt; 1764 ; 42^2</text:p>
          </table:table-cell>
          <table:table-cell table:formula="oooc:= &quot;        .byte &gt; &quot; &amp; [.B44] &amp; &quot; ; &quot; &amp; [.A44] &amp; &quot;^2&quot;" office:value-type="string" office:string-value="        .byte &gt; 1764 ; 42^2">
            <text:p><text:s text:c="8"/>.byte &gt; 1764 ; 42^2</text:p>
          </table:table-cell>
          <table:table-cell table:formula="oooc:= &quot;        .byte &quot; &amp; INT([.B44]/[.$H$1]) &amp; &quot; ; &quot; &amp; [.A44] &amp; &quot;^2 / &quot; &amp; [.$H$1]" office:value-type="string" office:string-value="        .byte 17 ; 42^2 / 101">
            <text:p><text:s text:c="8"/>.byte 17 ; 42^2 / 101</text:p>
          </table:table-cell>
          <table:table-cell table:formula="oooc:= &quot;        .byte &quot; &amp; INT([.C44]/[.$H$1]) &amp; &quot; ; (&quot; &amp; [.A44] &amp; &quot;*1.212) ^2 / &quot; &amp; [.$H$1]" office:value-type="string" office:string-value="        .byte 25 ; (42*1.212) ^2 / 101">
            <text:p><text:s text:c="8"/>.byte 25 ; (42*1.212) ^2 / 101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ooc:=[.A45]^2" office:value-type="float" office:value="1849">
            <text:p>1849</text:p>
          </table:table-cell>
          <table:table-cell table:formula="oooc:=([.A45]*1.212) ^ 2" office:value-type="float" office:value="2716.077456">
            <text:p>2716.08</text:p>
          </table:table-cell>
          <table:table-cell table:formula="oooc:=&quot;        .byte &lt; &quot; &amp; [.B45] &amp; &quot; ; &quot; &amp; [.A45] &amp; &quot;^2&quot;" office:value-type="string" office:string-value="        .byte &lt; 1849 ; 43^2">
            <text:p><text:s text:c="8"/>.byte &lt; 1849 ; 43^2</text:p>
          </table:table-cell>
          <table:table-cell table:formula="oooc:= &quot;        .byte &gt; &quot; &amp; [.B45] &amp; &quot; ; &quot; &amp; [.A45] &amp; &quot;^2&quot;" office:value-type="string" office:string-value="        .byte &gt; 1849 ; 43^2">
            <text:p><text:s text:c="8"/>.byte &gt; 1849 ; 43^2</text:p>
          </table:table-cell>
          <table:table-cell table:formula="oooc:= &quot;        .byte &quot; &amp; INT([.B45]/[.$H$1]) &amp; &quot; ; &quot; &amp; [.A45] &amp; &quot;^2 / &quot; &amp; [.$H$1]" office:value-type="string" office:string-value="        .byte 18 ; 43^2 / 101">
            <text:p><text:s text:c="8"/>.byte 18 ; 43^2 / 101</text:p>
          </table:table-cell>
          <table:table-cell table:formula="oooc:= &quot;        .byte &quot; &amp; INT([.C45]/[.$H$1]) &amp; &quot; ; (&quot; &amp; [.A45] &amp; &quot;*1.212) ^2 / &quot; &amp; [.$H$1]" office:value-type="string" office:string-value="        .byte 26 ; (43*1.212) ^2 / 101">
            <text:p><text:s text:c="8"/>.byte 26 ; (43*1.212) ^2 / 101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ooc:=[.A46]^2" office:value-type="float" office:value="1936">
            <text:p>1936</text:p>
          </table:table-cell>
          <table:table-cell table:formula="oooc:=([.A46]*1.212) ^ 2" office:value-type="float" office:value="2843.875584">
            <text:p>2843.88</text:p>
          </table:table-cell>
          <table:table-cell table:formula="oooc:=&quot;        .byte &lt; &quot; &amp; [.B46] &amp; &quot; ; &quot; &amp; [.A46] &amp; &quot;^2&quot;" office:value-type="string" office:string-value="        .byte &lt; 1936 ; 44^2">
            <text:p><text:s text:c="8"/>.byte &lt; 1936 ; 44^2</text:p>
          </table:table-cell>
          <table:table-cell table:formula="oooc:= &quot;        .byte &gt; &quot; &amp; [.B46] &amp; &quot; ; &quot; &amp; [.A46] &amp; &quot;^2&quot;" office:value-type="string" office:string-value="        .byte &gt; 1936 ; 44^2">
            <text:p><text:s text:c="8"/>.byte &gt; 1936 ; 44^2</text:p>
          </table:table-cell>
          <table:table-cell table:formula="oooc:= &quot;        .byte &quot; &amp; INT([.B46]/[.$H$1]) &amp; &quot; ; &quot; &amp; [.A46] &amp; &quot;^2 / &quot; &amp; [.$H$1]" office:value-type="string" office:string-value="        .byte 19 ; 44^2 / 101">
            <text:p><text:s text:c="8"/>.byte 19 ; 44^2 / 101</text:p>
          </table:table-cell>
          <table:table-cell table:formula="oooc:= &quot;        .byte &quot; &amp; INT([.C46]/[.$H$1]) &amp; &quot; ; (&quot; &amp; [.A46] &amp; &quot;*1.212) ^2 / &quot; &amp; [.$H$1]" office:value-type="string" office:string-value="        .byte 28 ; (44*1.212) ^2 / 101">
            <text:p><text:s text:c="8"/>.byte 28 ; (44*1.212) ^2 / 101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ooc:=[.A47]^2" office:value-type="float" office:value="2025">
            <text:p>2025</text:p>
          </table:table-cell>
          <table:table-cell table:formula="oooc:=([.A47]*1.212) ^ 2" office:value-type="float" office:value="2974.6116">
            <text:p>2974.61</text:p>
          </table:table-cell>
          <table:table-cell table:formula="oooc:=&quot;        .byte &lt; &quot; &amp; [.B47] &amp; &quot; ; &quot; &amp; [.A47] &amp; &quot;^2&quot;" office:value-type="string" office:string-value="        .byte &lt; 2025 ; 45^2">
            <text:p><text:s text:c="8"/>.byte &lt; 2025 ; 45^2</text:p>
          </table:table-cell>
          <table:table-cell table:formula="oooc:= &quot;        .byte &gt; &quot; &amp; [.B47] &amp; &quot; ; &quot; &amp; [.A47] &amp; &quot;^2&quot;" office:value-type="string" office:string-value="        .byte &gt; 2025 ; 45^2">
            <text:p><text:s text:c="8"/>.byte &gt; 2025 ; 45^2</text:p>
          </table:table-cell>
          <table:table-cell table:formula="oooc:= &quot;        .byte &quot; &amp; INT([.B47]/[.$H$1]) &amp; &quot; ; &quot; &amp; [.A47] &amp; &quot;^2 / &quot; &amp; [.$H$1]" office:value-type="string" office:string-value="        .byte 20 ; 45^2 / 101">
            <text:p><text:s text:c="8"/>.byte 20 ; 45^2 / 101</text:p>
          </table:table-cell>
          <table:table-cell table:formula="oooc:= &quot;        .byte &quot; &amp; INT([.C47]/[.$H$1]) &amp; &quot; ; (&quot; &amp; [.A47] &amp; &quot;*1.212) ^2 / &quot; &amp; [.$H$1]" office:value-type="string" office:string-value="        .byte 29 ; (45*1.212) ^2 / 101">
            <text:p><text:s text:c="8"/>.byte 29 ; (45*1.212) ^2 / 101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ooc:=[.A48]^2" office:value-type="float" office:value="2116">
            <text:p>2116</text:p>
          </table:table-cell>
          <table:table-cell table:formula="oooc:=([.A48]*1.212) ^ 2" office:value-type="float" office:value="3108.285504">
            <text:p>3108.29</text:p>
          </table:table-cell>
          <table:table-cell table:formula="oooc:=&quot;        .byte &lt; &quot; &amp; [.B48] &amp; &quot; ; &quot; &amp; [.A48] &amp; &quot;^2&quot;" office:value-type="string" office:string-value="        .byte &lt; 2116 ; 46^2">
            <text:p><text:s text:c="8"/>.byte &lt; 2116 ; 46^2</text:p>
          </table:table-cell>
          <table:table-cell table:formula="oooc:= &quot;        .byte &gt; &quot; &amp; [.B48] &amp; &quot; ; &quot; &amp; [.A48] &amp; &quot;^2&quot;" office:value-type="string" office:string-value="        .byte &gt; 2116 ; 46^2">
            <text:p><text:s text:c="8"/>.byte &gt; 2116 ; 46^2</text:p>
          </table:table-cell>
          <table:table-cell table:formula="oooc:= &quot;        .byte &quot; &amp; INT([.B48]/[.$H$1]) &amp; &quot; ; &quot; &amp; [.A48] &amp; &quot;^2 / &quot; &amp; [.$H$1]" office:value-type="string" office:string-value="        .byte 20 ; 46^2 / 101">
            <text:p><text:s text:c="8"/>.byte 20 ; 46^2 / 101</text:p>
          </table:table-cell>
          <table:table-cell table:formula="oooc:= &quot;        .byte &quot; &amp; INT([.C48]/[.$H$1]) &amp; &quot; ; (&quot; &amp; [.A48] &amp; &quot;*1.212) ^2 / &quot; &amp; [.$H$1]" office:value-type="string" office:string-value="        .byte 30 ; (46*1.212) ^2 / 101">
            <text:p><text:s text:c="8"/>.byte 30 ; (46*1.212) ^2 / 101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ooc:=[.A49]^2" office:value-type="float" office:value="2209">
            <text:p>2209</text:p>
          </table:table-cell>
          <table:table-cell table:formula="oooc:=([.A49]*1.212) ^ 2" office:value-type="float" office:value="3244.897296">
            <text:p>3244.9</text:p>
          </table:table-cell>
          <table:table-cell table:formula="oooc:=&quot;        .byte &lt; &quot; &amp; [.B49] &amp; &quot; ; &quot; &amp; [.A49] &amp; &quot;^2&quot;" office:value-type="string" office:string-value="        .byte &lt; 2209 ; 47^2">
            <text:p><text:s text:c="8"/>.byte &lt; 2209 ; 47^2</text:p>
          </table:table-cell>
          <table:table-cell table:formula="oooc:= &quot;        .byte &gt; &quot; &amp; [.B49] &amp; &quot; ; &quot; &amp; [.A49] &amp; &quot;^2&quot;" office:value-type="string" office:string-value="        .byte &gt; 2209 ; 47^2">
            <text:p><text:s text:c="8"/>.byte &gt; 2209 ; 47^2</text:p>
          </table:table-cell>
          <table:table-cell table:formula="oooc:= &quot;        .byte &quot; &amp; INT([.B49]/[.$H$1]) &amp; &quot; ; &quot; &amp; [.A49] &amp; &quot;^2 / &quot; &amp; [.$H$1]" office:value-type="string" office:string-value="        .byte 21 ; 47^2 / 101">
            <text:p><text:s text:c="8"/>.byte 21 ; 47^2 / 101</text:p>
          </table:table-cell>
          <table:table-cell table:formula="oooc:= &quot;        .byte &quot; &amp; INT([.C49]/[.$H$1]) &amp; &quot; ; (&quot; &amp; [.A49] &amp; &quot;*1.212) ^2 / &quot; &amp; [.$H$1]" office:value-type="string" office:string-value="        .byte 32 ; (47*1.212) ^2 / 101">
            <text:p><text:s text:c="8"/>.byte 32 ; (47*1.212) ^2 / 101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ooc:=[.A50]^2" office:value-type="float" office:value="2304">
            <text:p>2304</text:p>
          </table:table-cell>
          <table:table-cell table:formula="oooc:=([.A50]*1.212) ^ 2" office:value-type="float" office:value="3384.446976">
            <text:p>3384.45</text:p>
          </table:table-cell>
          <table:table-cell table:formula="oooc:=&quot;        .byte &lt; &quot; &amp; [.B50] &amp; &quot; ; &quot; &amp; [.A50] &amp; &quot;^2&quot;" office:value-type="string" office:string-value="        .byte &lt; 2304 ; 48^2">
            <text:p><text:s text:c="8"/>.byte &lt; 2304 ; 48^2</text:p>
          </table:table-cell>
          <table:table-cell table:formula="oooc:= &quot;        .byte &gt; &quot; &amp; [.B50] &amp; &quot; ; &quot; &amp; [.A50] &amp; &quot;^2&quot;" office:value-type="string" office:string-value="        .byte &gt; 2304 ; 48^2">
            <text:p><text:s text:c="8"/>.byte &gt; 2304 ; 48^2</text:p>
          </table:table-cell>
          <table:table-cell table:formula="oooc:= &quot;        .byte &quot; &amp; INT([.B50]/[.$H$1]) &amp; &quot; ; &quot; &amp; [.A50] &amp; &quot;^2 / &quot; &amp; [.$H$1]" office:value-type="string" office:string-value="        .byte 22 ; 48^2 / 101">
            <text:p><text:s text:c="8"/>.byte 22 ; 48^2 / 101</text:p>
          </table:table-cell>
          <table:table-cell table:formula="oooc:= &quot;        .byte &quot; &amp; INT([.C50]/[.$H$1]) &amp; &quot; ; (&quot; &amp; [.A50] &amp; &quot;*1.212) ^2 / &quot; &amp; [.$H$1]" office:value-type="string" office:string-value="        .byte 33 ; (48*1.212) ^2 / 101">
            <text:p><text:s text:c="8"/>.byte 33 ; (48*1.212) ^2 / 101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ooc:=[.A51]^2" office:value-type="float" office:value="2401">
            <text:p>2401</text:p>
          </table:table-cell>
          <table:table-cell table:formula="oooc:=([.A51]*1.212) ^ 2" office:value-type="float" office:value="3526.934544">
            <text:p>3526.93</text:p>
          </table:table-cell>
          <table:table-cell table:formula="oooc:=&quot;        .byte &lt; &quot; &amp; [.B51] &amp; &quot; ; &quot; &amp; [.A51] &amp; &quot;^2&quot;" office:value-type="string" office:string-value="        .byte &lt; 2401 ; 49^2">
            <text:p><text:s text:c="8"/>.byte &lt; 2401 ; 49^2</text:p>
          </table:table-cell>
          <table:table-cell table:formula="oooc:= &quot;        .byte &gt; &quot; &amp; [.B51] &amp; &quot; ; &quot; &amp; [.A51] &amp; &quot;^2&quot;" office:value-type="string" office:string-value="        .byte &gt; 2401 ; 49^2">
            <text:p><text:s text:c="8"/>.byte &gt; 2401 ; 49^2</text:p>
          </table:table-cell>
          <table:table-cell table:formula="oooc:= &quot;        .byte &quot; &amp; INT([.B51]/[.$H$1]) &amp; &quot; ; &quot; &amp; [.A51] &amp; &quot;^2 / &quot; &amp; [.$H$1]" office:value-type="string" office:string-value="        .byte 23 ; 49^2 / 101">
            <text:p><text:s text:c="8"/>.byte 23 ; 49^2 / 101</text:p>
          </table:table-cell>
          <table:table-cell table:formula="oooc:= &quot;        .byte &quot; &amp; INT([.C51]/[.$H$1]) &amp; &quot; ; (&quot; &amp; [.A51] &amp; &quot;*1.212) ^2 / &quot; &amp; [.$H$1]" office:value-type="string" office:string-value="        .byte 34 ; (49*1.212) ^2 / 101">
            <text:p><text:s text:c="8"/>.byte 34 ; (49*1.212) ^2 / 101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ooc:=[.A52]^2" office:value-type="float" office:value="2500">
            <text:p>2500</text:p>
          </table:table-cell>
          <table:table-cell table:formula="oooc:=([.A52]*1.212) ^ 2" office:value-type="float" office:value="3672.36">
            <text:p>3672.36</text:p>
          </table:table-cell>
          <table:table-cell table:formula="oooc:=&quot;        .byte &lt; &quot; &amp; [.B52] &amp; &quot; ; &quot; &amp; [.A52] &amp; &quot;^2&quot;" office:value-type="string" office:string-value="        .byte &lt; 2500 ; 50^2">
            <text:p><text:s text:c="8"/>.byte &lt; 2500 ; 50^2</text:p>
          </table:table-cell>
          <table:table-cell table:formula="oooc:= &quot;        .byte &gt; &quot; &amp; [.B52] &amp; &quot; ; &quot; &amp; [.A52] &amp; &quot;^2&quot;" office:value-type="string" office:string-value="        .byte &gt; 2500 ; 50^2">
            <text:p><text:s text:c="8"/>.byte &gt; 2500 ; 50^2</text:p>
          </table:table-cell>
          <table:table-cell table:formula="oooc:= &quot;        .byte &quot; &amp; INT([.B52]/[.$H$1]) &amp; &quot; ; &quot; &amp; [.A52] &amp; &quot;^2 / &quot; &amp; [.$H$1]" office:value-type="string" office:string-value="        .byte 24 ; 50^2 / 101">
            <text:p><text:s text:c="8"/>.byte 24 ; 50^2 / 101</text:p>
          </table:table-cell>
          <table:table-cell table:formula="oooc:= &quot;        .byte &quot; &amp; INT([.C52]/[.$H$1]) &amp; &quot; ; (&quot; &amp; [.A52] &amp; &quot;*1.212) ^2 / &quot; &amp; [.$H$1]" office:value-type="string" office:string-value="        .byte 36 ; (50*1.212) ^2 / 101">
            <text:p><text:s text:c="8"/>.byte 36 ; (50*1.212) ^2 / 101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ooc:=[.A53]^2" office:value-type="float" office:value="2601">
            <text:p>2601</text:p>
          </table:table-cell>
          <table:table-cell table:formula="oooc:=([.A53]*1.212) ^ 2" office:value-type="float" office:value="3820.723344">
            <text:p>3820.72</text:p>
          </table:table-cell>
          <table:table-cell table:formula="oooc:=&quot;        .byte &lt; &quot; &amp; [.B53] &amp; &quot; ; &quot; &amp; [.A53] &amp; &quot;^2&quot;" office:value-type="string" office:string-value="        .byte &lt; 2601 ; 51^2">
            <text:p><text:s text:c="8"/>.byte &lt; 2601 ; 51^2</text:p>
          </table:table-cell>
          <table:table-cell table:formula="oooc:= &quot;        .byte &gt; &quot; &amp; [.B53] &amp; &quot; ; &quot; &amp; [.A53] &amp; &quot;^2&quot;" office:value-type="string" office:string-value="        .byte &gt; 2601 ; 51^2">
            <text:p><text:s text:c="8"/>.byte &gt; 2601 ; 51^2</text:p>
          </table:table-cell>
          <table:table-cell table:formula="oooc:= &quot;        .byte &quot; &amp; INT([.B53]/[.$H$1]) &amp; &quot; ; &quot; &amp; [.A53] &amp; &quot;^2 / &quot; &amp; [.$H$1]" office:value-type="string" office:string-value="        .byte 25 ; 51^2 / 101">
            <text:p><text:s text:c="8"/>.byte 25 ; 51^2 / 101</text:p>
          </table:table-cell>
          <table:table-cell table:formula="oooc:= &quot;        .byte &quot; &amp; INT([.C53]/[.$H$1]) &amp; &quot; ; (&quot; &amp; [.A53] &amp; &quot;*1.212) ^2 / &quot; &amp; [.$H$1]" office:value-type="string" office:string-value="        .byte 37 ; (51*1.212) ^2 / 101">
            <text:p><text:s text:c="8"/>.byte 37 ; (51*1.212) ^2 / 101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ooc:=[.A54]^2" office:value-type="float" office:value="2704">
            <text:p>2704</text:p>
          </table:table-cell>
          <table:table-cell table:formula="oooc:=([.A54]*1.212) ^ 2" office:value-type="float" office:value="3972.024576">
            <text:p>3972.02</text:p>
          </table:table-cell>
          <table:table-cell table:formula="oooc:=&quot;        .byte &lt; &quot; &amp; [.B54] &amp; &quot; ; &quot; &amp; [.A54] &amp; &quot;^2&quot;" office:value-type="string" office:string-value="        .byte &lt; 2704 ; 52^2">
            <text:p><text:s text:c="8"/>.byte &lt; 2704 ; 52^2</text:p>
          </table:table-cell>
          <table:table-cell table:formula="oooc:= &quot;        .byte &gt; &quot; &amp; [.B54] &amp; &quot; ; &quot; &amp; [.A54] &amp; &quot;^2&quot;" office:value-type="string" office:string-value="        .byte &gt; 2704 ; 52^2">
            <text:p><text:s text:c="8"/>.byte &gt; 2704 ; 52^2</text:p>
          </table:table-cell>
          <table:table-cell table:formula="oooc:= &quot;        .byte &quot; &amp; INT([.B54]/[.$H$1]) &amp; &quot; ; &quot; &amp; [.A54] &amp; &quot;^2 / &quot; &amp; [.$H$1]" office:value-type="string" office:string-value="        .byte 26 ; 52^2 / 101">
            <text:p><text:s text:c="8"/>.byte 26 ; 52^2 / 101</text:p>
          </table:table-cell>
          <table:table-cell table:formula="oooc:= &quot;        .byte &quot; &amp; INT([.C54]/[.$H$1]) &amp; &quot; ; (&quot; &amp; [.A54] &amp; &quot;*1.212) ^2 / &quot; &amp; [.$H$1]" office:value-type="string" office:string-value="        .byte 39 ; (52*1.212) ^2 / 101">
            <text:p><text:s text:c="8"/>.byte 39 ; (52*1.212) ^2 / 101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ooc:=[.A55]^2" office:value-type="float" office:value="2809">
            <text:p>2809</text:p>
          </table:table-cell>
          <table:table-cell table:formula="oooc:=([.A55]*1.212) ^ 2" office:value-type="float" office:value="4126.263696">
            <text:p>4126.26</text:p>
          </table:table-cell>
          <table:table-cell table:formula="oooc:=&quot;        .byte &lt; &quot; &amp; [.B55] &amp; &quot; ; &quot; &amp; [.A55] &amp; &quot;^2&quot;" office:value-type="string" office:string-value="        .byte &lt; 2809 ; 53^2">
            <text:p><text:s text:c="8"/>.byte &lt; 2809 ; 53^2</text:p>
          </table:table-cell>
          <table:table-cell table:formula="oooc:= &quot;        .byte &gt; &quot; &amp; [.B55] &amp; &quot; ; &quot; &amp; [.A55] &amp; &quot;^2&quot;" office:value-type="string" office:string-value="        .byte &gt; 2809 ; 53^2">
            <text:p><text:s text:c="8"/>.byte &gt; 2809 ; 53^2</text:p>
          </table:table-cell>
          <table:table-cell table:formula="oooc:= &quot;        .byte &quot; &amp; INT([.B55]/[.$H$1]) &amp; &quot; ; &quot; &amp; [.A55] &amp; &quot;^2 / &quot; &amp; [.$H$1]" office:value-type="string" office:string-value="        .byte 27 ; 53^2 / 101">
            <text:p><text:s text:c="8"/>.byte 27 ; 53^2 / 101</text:p>
          </table:table-cell>
          <table:table-cell table:formula="oooc:= &quot;        .byte &quot; &amp; INT([.C55]/[.$H$1]) &amp; &quot; ; (&quot; &amp; [.A55] &amp; &quot;*1.212) ^2 / &quot; &amp; [.$H$1]" office:value-type="string" office:string-value="        .byte 40 ; (53*1.212) ^2 / 101">
            <text:p><text:s text:c="8"/>.byte 40 ; (53*1.212) ^2 / 101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ooc:=[.A56]^2" office:value-type="float" office:value="2916">
            <text:p>2916</text:p>
          </table:table-cell>
          <table:table-cell table:formula="oooc:=([.A56]*1.212) ^ 2" office:value-type="float" office:value="4283.440704">
            <text:p>4283.44</text:p>
          </table:table-cell>
          <table:table-cell table:formula="oooc:=&quot;        .byte &lt; &quot; &amp; [.B56] &amp; &quot; ; &quot; &amp; [.A56] &amp; &quot;^2&quot;" office:value-type="string" office:string-value="        .byte &lt; 2916 ; 54^2">
            <text:p><text:s text:c="8"/>.byte &lt; 2916 ; 54^2</text:p>
          </table:table-cell>
          <table:table-cell table:formula="oooc:= &quot;        .byte &gt; &quot; &amp; [.B56] &amp; &quot; ; &quot; &amp; [.A56] &amp; &quot;^2&quot;" office:value-type="string" office:string-value="        .byte &gt; 2916 ; 54^2">
            <text:p><text:s text:c="8"/>.byte &gt; 2916 ; 54^2</text:p>
          </table:table-cell>
          <table:table-cell table:formula="oooc:= &quot;        .byte &quot; &amp; INT([.B56]/[.$H$1]) &amp; &quot; ; &quot; &amp; [.A56] &amp; &quot;^2 / &quot; &amp; [.$H$1]" office:value-type="string" office:string-value="        .byte 28 ; 54^2 / 101">
            <text:p><text:s text:c="8"/>.byte 28 ; 54^2 / 101</text:p>
          </table:table-cell>
          <table:table-cell table:formula="oooc:= &quot;        .byte &quot; &amp; INT([.C56]/[.$H$1]) &amp; &quot; ; (&quot; &amp; [.A56] &amp; &quot;*1.212) ^2 / &quot; &amp; [.$H$1]" office:value-type="string" office:string-value="        .byte 42 ; (54*1.212) ^2 / 101">
            <text:p><text:s text:c="8"/>.byte 42 ; (54*1.212) ^2 / 101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ooc:=[.A57]^2" office:value-type="float" office:value="3025">
            <text:p>3025</text:p>
          </table:table-cell>
          <table:table-cell table:formula="oooc:=([.A57]*1.212) ^ 2" office:value-type="float" office:value="4443.5556">
            <text:p>4443.56</text:p>
          </table:table-cell>
          <table:table-cell table:formula="oooc:=&quot;        .byte &lt; &quot; &amp; [.B57] &amp; &quot; ; &quot; &amp; [.A57] &amp; &quot;^2&quot;" office:value-type="string" office:string-value="        .byte &lt; 3025 ; 55^2">
            <text:p><text:s text:c="8"/>.byte &lt; 3025 ; 55^2</text:p>
          </table:table-cell>
          <table:table-cell table:formula="oooc:= &quot;        .byte &gt; &quot; &amp; [.B57] &amp; &quot; ; &quot; &amp; [.A57] &amp; &quot;^2&quot;" office:value-type="string" office:string-value="        .byte &gt; 3025 ; 55^2">
            <text:p><text:s text:c="8"/>.byte &gt; 3025 ; 55^2</text:p>
          </table:table-cell>
          <table:table-cell table:formula="oooc:= &quot;        .byte &quot; &amp; INT([.B57]/[.$H$1]) &amp; &quot; ; &quot; &amp; [.A57] &amp; &quot;^2 / &quot; &amp; [.$H$1]" office:value-type="string" office:string-value="        .byte 29 ; 55^2 / 101">
            <text:p><text:s text:c="8"/>.byte 29 ; 55^2 / 101</text:p>
          </table:table-cell>
          <table:table-cell table:formula="oooc:= &quot;        .byte &quot; &amp; INT([.C57]/[.$H$1]) &amp; &quot; ; (&quot; &amp; [.A57] &amp; &quot;*1.212) ^2 / &quot; &amp; [.$H$1]" office:value-type="string" office:string-value="        .byte 43 ; (55*1.212) ^2 / 101">
            <text:p><text:s text:c="8"/>.byte 43 ; (55*1.212) ^2 / 101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ooc:=[.A58]^2" office:value-type="float" office:value="3136">
            <text:p>3136</text:p>
          </table:table-cell>
          <table:table-cell table:formula="oooc:=([.A58]*1.212) ^ 2" office:value-type="float" office:value="4606.608384">
            <text:p>4606.61</text:p>
          </table:table-cell>
          <table:table-cell table:formula="oooc:=&quot;        .byte &lt; &quot; &amp; [.B58] &amp; &quot; ; &quot; &amp; [.A58] &amp; &quot;^2&quot;" office:value-type="string" office:string-value="        .byte &lt; 3136 ; 56^2">
            <text:p><text:s text:c="8"/>.byte &lt; 3136 ; 56^2</text:p>
          </table:table-cell>
          <table:table-cell table:formula="oooc:= &quot;        .byte &gt; &quot; &amp; [.B58] &amp; &quot; ; &quot; &amp; [.A58] &amp; &quot;^2&quot;" office:value-type="string" office:string-value="        .byte &gt; 3136 ; 56^2">
            <text:p><text:s text:c="8"/>.byte &gt; 3136 ; 56^2</text:p>
          </table:table-cell>
          <table:table-cell table:formula="oooc:= &quot;        .byte &quot; &amp; INT([.B58]/[.$H$1]) &amp; &quot; ; &quot; &amp; [.A58] &amp; &quot;^2 / &quot; &amp; [.$H$1]" office:value-type="string" office:string-value="        .byte 31 ; 56^2 / 101">
            <text:p><text:s text:c="8"/>.byte 31 ; 56^2 / 101</text:p>
          </table:table-cell>
          <table:table-cell table:formula="oooc:= &quot;        .byte &quot; &amp; INT([.C58]/[.$H$1]) &amp; &quot; ; (&quot; &amp; [.A58] &amp; &quot;*1.212) ^2 / &quot; &amp; [.$H$1]" office:value-type="string" office:string-value="        .byte 45 ; (56*1.212) ^2 / 101">
            <text:p><text:s text:c="8"/>.byte 45 ; (56*1.212) ^2 / 101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ooc:=[.A59]^2" office:value-type="float" office:value="3249">
            <text:p>3249</text:p>
          </table:table-cell>
          <table:table-cell table:formula="oooc:=([.A59]*1.212) ^ 2" office:value-type="float" office:value="4772.599056">
            <text:p>4772.6</text:p>
          </table:table-cell>
          <table:table-cell table:formula="oooc:=&quot;        .byte &lt; &quot; &amp; [.B59] &amp; &quot; ; &quot; &amp; [.A59] &amp; &quot;^2&quot;" office:value-type="string" office:string-value="        .byte &lt; 3249 ; 57^2">
            <text:p><text:s text:c="8"/>.byte &lt; 3249 ; 57^2</text:p>
          </table:table-cell>
          <table:table-cell table:formula="oooc:= &quot;        .byte &gt; &quot; &amp; [.B59] &amp; &quot; ; &quot; &amp; [.A59] &amp; &quot;^2&quot;" office:value-type="string" office:string-value="        .byte &gt; 3249 ; 57^2">
            <text:p><text:s text:c="8"/>.byte &gt; 3249 ; 57^2</text:p>
          </table:table-cell>
          <table:table-cell table:formula="oooc:= &quot;        .byte &quot; &amp; INT([.B59]/[.$H$1]) &amp; &quot; ; &quot; &amp; [.A59] &amp; &quot;^2 / &quot; &amp; [.$H$1]" office:value-type="string" office:string-value="        .byte 32 ; 57^2 / 101">
            <text:p><text:s text:c="8"/>.byte 32 ; 57^2 / 101</text:p>
          </table:table-cell>
          <table:table-cell table:formula="oooc:= &quot;        .byte &quot; &amp; INT([.C59]/[.$H$1]) &amp; &quot; ; (&quot; &amp; [.A59] &amp; &quot;*1.212) ^2 / &quot; &amp; [.$H$1]" office:value-type="string" office:string-value="        .byte 47 ; (57*1.212) ^2 / 101">
            <text:p><text:s text:c="8"/>.byte 47 ; (57*1.212) ^2 / 101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ooc:=[.A60]^2" office:value-type="float" office:value="3364">
            <text:p>3364</text:p>
          </table:table-cell>
          <table:table-cell table:formula="oooc:=([.A60]*1.212) ^ 2" office:value-type="float" office:value="4941.527616">
            <text:p>4941.53</text:p>
          </table:table-cell>
          <table:table-cell table:formula="oooc:=&quot;        .byte &lt; &quot; &amp; [.B60] &amp; &quot; ; &quot; &amp; [.A60] &amp; &quot;^2&quot;" office:value-type="string" office:string-value="        .byte &lt; 3364 ; 58^2">
            <text:p><text:s text:c="8"/>.byte &lt; 3364 ; 58^2</text:p>
          </table:table-cell>
          <table:table-cell table:formula="oooc:= &quot;        .byte &gt; &quot; &amp; [.B60] &amp; &quot; ; &quot; &amp; [.A60] &amp; &quot;^2&quot;" office:value-type="string" office:string-value="        .byte &gt; 3364 ; 58^2">
            <text:p><text:s text:c="8"/>.byte &gt; 3364 ; 58^2</text:p>
          </table:table-cell>
          <table:table-cell table:formula="oooc:= &quot;        .byte &quot; &amp; INT([.B60]/[.$H$1]) &amp; &quot; ; &quot; &amp; [.A60] &amp; &quot;^2 / &quot; &amp; [.$H$1]" office:value-type="string" office:string-value="        .byte 33 ; 58^2 / 101">
            <text:p><text:s text:c="8"/>.byte 33 ; 58^2 / 101</text:p>
          </table:table-cell>
          <table:table-cell table:formula="oooc:= &quot;        .byte &quot; &amp; INT([.C60]/[.$H$1]) &amp; &quot; ; (&quot; &amp; [.A60] &amp; &quot;*1.212) ^2 / &quot; &amp; [.$H$1]" office:value-type="string" office:string-value="        .byte 48 ; (58*1.212) ^2 / 101">
            <text:p><text:s text:c="8"/>.byte 48 ; (58*1.212) ^2 / 101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ooc:=[.A61]^2" office:value-type="float" office:value="3481">
            <text:p>3481</text:p>
          </table:table-cell>
          <table:table-cell table:formula="oooc:=([.A61]*1.212) ^ 2" office:value-type="float" office:value="5113.394064">
            <text:p>5113.39</text:p>
          </table:table-cell>
          <table:table-cell table:formula="oooc:=&quot;        .byte &lt; &quot; &amp; [.B61] &amp; &quot; ; &quot; &amp; [.A61] &amp; &quot;^2&quot;" office:value-type="string" office:string-value="        .byte &lt; 3481 ; 59^2">
            <text:p><text:s text:c="8"/>.byte &lt; 3481 ; 59^2</text:p>
          </table:table-cell>
          <table:table-cell table:formula="oooc:= &quot;        .byte &gt; &quot; &amp; [.B61] &amp; &quot; ; &quot; &amp; [.A61] &amp; &quot;^2&quot;" office:value-type="string" office:string-value="        .byte &gt; 3481 ; 59^2">
            <text:p><text:s text:c="8"/>.byte &gt; 3481 ; 59^2</text:p>
          </table:table-cell>
          <table:table-cell table:formula="oooc:= &quot;        .byte &quot; &amp; INT([.B61]/[.$H$1]) &amp; &quot; ; &quot; &amp; [.A61] &amp; &quot;^2 / &quot; &amp; [.$H$1]" office:value-type="string" office:string-value="        .byte 34 ; 59^2 / 101">
            <text:p><text:s text:c="8"/>.byte 34 ; 59^2 / 101</text:p>
          </table:table-cell>
          <table:table-cell table:formula="oooc:= &quot;        .byte &quot; &amp; INT([.C61]/[.$H$1]) &amp; &quot; ; (&quot; &amp; [.A61] &amp; &quot;*1.212) ^2 / &quot; &amp; [.$H$1]" office:value-type="string" office:string-value="        .byte 50 ; (59*1.212) ^2 / 101">
            <text:p><text:s text:c="8"/>.byte 50 ; (59*1.212) ^2 / 101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ooc:=[.A62]^2" office:value-type="float" office:value="3600">
            <text:p>3600</text:p>
          </table:table-cell>
          <table:table-cell table:formula="oooc:=([.A62]*1.212) ^ 2" office:value-type="float" office:value="5288.1984">
            <text:p>5288.2</text:p>
          </table:table-cell>
          <table:table-cell table:formula="oooc:=&quot;        .byte &lt; &quot; &amp; [.B62] &amp; &quot; ; &quot; &amp; [.A62] &amp; &quot;^2&quot;" office:value-type="string" office:string-value="        .byte &lt; 3600 ; 60^2">
            <text:p><text:s text:c="8"/>.byte &lt; 3600 ; 60^2</text:p>
          </table:table-cell>
          <table:table-cell table:formula="oooc:= &quot;        .byte &gt; &quot; &amp; [.B62] &amp; &quot; ; &quot; &amp; [.A62] &amp; &quot;^2&quot;" office:value-type="string" office:string-value="        .byte &gt; 3600 ; 60^2">
            <text:p><text:s text:c="8"/>.byte &gt; 3600 ; 60^2</text:p>
          </table:table-cell>
          <table:table-cell table:formula="oooc:= &quot;        .byte &quot; &amp; INT([.B62]/[.$H$1]) &amp; &quot; ; &quot; &amp; [.A62] &amp; &quot;^2 / &quot; &amp; [.$H$1]" office:value-type="string" office:string-value="        .byte 35 ; 60^2 / 101">
            <text:p><text:s text:c="8"/>.byte 35 ; 60^2 / 101</text:p>
          </table:table-cell>
          <table:table-cell table:formula="oooc:= &quot;        .byte &quot; &amp; INT([.C62]/[.$H$1]) &amp; &quot; ; (&quot; &amp; [.A62] &amp; &quot;*1.212) ^2 / &quot; &amp; [.$H$1]" office:value-type="string" office:string-value="        .byte 52 ; (60*1.212) ^2 / 101">
            <text:p><text:s text:c="8"/>.byte 52 ; (60*1.212) ^2 / 101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ooc:=[.A63]^2" office:value-type="float" office:value="3721">
            <text:p>3721</text:p>
          </table:table-cell>
          <table:table-cell table:formula="oooc:=([.A63]*1.212) ^ 2" office:value-type="float" office:value="5465.940624">
            <text:p>5465.94</text:p>
          </table:table-cell>
          <table:table-cell table:formula="oooc:=&quot;        .byte &lt; &quot; &amp; [.B63] &amp; &quot; ; &quot; &amp; [.A63] &amp; &quot;^2&quot;" office:value-type="string" office:string-value="        .byte &lt; 3721 ; 61^2">
            <text:p><text:s text:c="8"/>.byte &lt; 3721 ; 61^2</text:p>
          </table:table-cell>
          <table:table-cell table:formula="oooc:= &quot;        .byte &gt; &quot; &amp; [.B63] &amp; &quot; ; &quot; &amp; [.A63] &amp; &quot;^2&quot;" office:value-type="string" office:string-value="        .byte &gt; 3721 ; 61^2">
            <text:p><text:s text:c="8"/>.byte &gt; 3721 ; 61^2</text:p>
          </table:table-cell>
          <table:table-cell table:formula="oooc:= &quot;        .byte &quot; &amp; INT([.B63]/[.$H$1]) &amp; &quot; ; &quot; &amp; [.A63] &amp; &quot;^2 / &quot; &amp; [.$H$1]" office:value-type="string" office:string-value="        .byte 36 ; 61^2 / 101">
            <text:p><text:s text:c="8"/>.byte 36 ; 61^2 / 101</text:p>
          </table:table-cell>
          <table:table-cell table:formula="oooc:= &quot;        .byte &quot; &amp; INT([.C63]/[.$H$1]) &amp; &quot; ; (&quot; &amp; [.A63] &amp; &quot;*1.212) ^2 / &quot; &amp; [.$H$1]" office:value-type="string" office:string-value="        .byte 54 ; (61*1.212) ^2 / 101">
            <text:p><text:s text:c="8"/>.byte 54 ; (61*1.212) ^2 / 101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ooc:=[.A64]^2" office:value-type="float" office:value="3844">
            <text:p>3844</text:p>
          </table:table-cell>
          <table:table-cell table:formula="oooc:=([.A64]*1.212) ^ 2" office:value-type="float" office:value="5646.620736">
            <text:p>5646.62</text:p>
          </table:table-cell>
          <table:table-cell table:formula="oooc:=&quot;        .byte &lt; &quot; &amp; [.B64] &amp; &quot; ; &quot; &amp; [.A64] &amp; &quot;^2&quot;" office:value-type="string" office:string-value="        .byte &lt; 3844 ; 62^2">
            <text:p><text:s text:c="8"/>.byte &lt; 3844 ; 62^2</text:p>
          </table:table-cell>
          <table:table-cell table:formula="oooc:= &quot;        .byte &gt; &quot; &amp; [.B64] &amp; &quot; ; &quot; &amp; [.A64] &amp; &quot;^2&quot;" office:value-type="string" office:string-value="        .byte &gt; 3844 ; 62^2">
            <text:p><text:s text:c="8"/>.byte &gt; 3844 ; 62^2</text:p>
          </table:table-cell>
          <table:table-cell table:formula="oooc:= &quot;        .byte &quot; &amp; INT([.B64]/[.$H$1]) &amp; &quot; ; &quot; &amp; [.A64] &amp; &quot;^2 / &quot; &amp; [.$H$1]" office:value-type="string" office:string-value="        .byte 38 ; 62^2 / 101">
            <text:p><text:s text:c="8"/>.byte 38 ; 62^2 / 101</text:p>
          </table:table-cell>
          <table:table-cell table:formula="oooc:= &quot;        .byte &quot; &amp; INT([.C64]/[.$H$1]) &amp; &quot; ; (&quot; &amp; [.A64] &amp; &quot;*1.212) ^2 / &quot; &amp; [.$H$1]" office:value-type="string" office:string-value="        .byte 55 ; (62*1.212) ^2 / 101">
            <text:p><text:s text:c="8"/>.byte 55 ; (62*1.212) ^2 / 101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ooc:=[.A65]^2" office:value-type="float" office:value="3969">
            <text:p>3969</text:p>
          </table:table-cell>
          <table:table-cell table:formula="oooc:=([.A65]*1.212) ^ 2" office:value-type="float" office:value="5830.238736">
            <text:p>5830.24</text:p>
          </table:table-cell>
          <table:table-cell table:formula="oooc:=&quot;        .byte &lt; &quot; &amp; [.B65] &amp; &quot; ; &quot; &amp; [.A65] &amp; &quot;^2&quot;" office:value-type="string" office:string-value="        .byte &lt; 3969 ; 63^2">
            <text:p><text:s text:c="8"/>.byte &lt; 3969 ; 63^2</text:p>
          </table:table-cell>
          <table:table-cell table:formula="oooc:= &quot;        .byte &gt; &quot; &amp; [.B65] &amp; &quot; ; &quot; &amp; [.A65] &amp; &quot;^2&quot;" office:value-type="string" office:string-value="        .byte &gt; 3969 ; 63^2">
            <text:p><text:s text:c="8"/>.byte &gt; 3969 ; 63^2</text:p>
          </table:table-cell>
          <table:table-cell table:formula="oooc:= &quot;        .byte &quot; &amp; INT([.B65]/[.$H$1]) &amp; &quot; ; &quot; &amp; [.A65] &amp; &quot;^2 / &quot; &amp; [.$H$1]" office:value-type="string" office:string-value="        .byte 39 ; 63^2 / 101">
            <text:p><text:s text:c="8"/>.byte 39 ; 63^2 / 101</text:p>
          </table:table-cell>
          <table:table-cell table:formula="oooc:= &quot;        .byte &quot; &amp; INT([.C65]/[.$H$1]) &amp; &quot; ; (&quot; &amp; [.A65] &amp; &quot;*1.212) ^2 / &quot; &amp; [.$H$1]" office:value-type="string" office:string-value="        .byte 57 ; (63*1.212) ^2 / 101">
            <text:p><text:s text:c="8"/>.byte 57 ; (63*1.212) ^2 / 101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ooc:=[.A66]^2" office:value-type="float" office:value="4096">
            <text:p>4096</text:p>
          </table:table-cell>
          <table:table-cell table:formula="oooc:=([.A66]*1.212) ^ 2" office:value-type="float" office:value="6016.794624">
            <text:p>6016.79</text:p>
          </table:table-cell>
          <table:table-cell table:formula="oooc:=&quot;        .byte &lt; &quot; &amp; [.B66] &amp; &quot; ; &quot; &amp; [.A66] &amp; &quot;^2&quot;" office:value-type="string" office:string-value="        .byte &lt; 4096 ; 64^2">
            <text:p><text:s text:c="8"/>.byte &lt; 4096 ; 64^2</text:p>
          </table:table-cell>
          <table:table-cell table:formula="oooc:= &quot;        .byte &gt; &quot; &amp; [.B66] &amp; &quot; ; &quot; &amp; [.A66] &amp; &quot;^2&quot;" office:value-type="string" office:string-value="        .byte &gt; 4096 ; 64^2">
            <text:p><text:s text:c="8"/>.byte &gt; 4096 ; 64^2</text:p>
          </table:table-cell>
          <table:table-cell table:formula="oooc:= &quot;        .byte &quot; &amp; INT([.B66]/[.$H$1]) &amp; &quot; ; &quot; &amp; [.A66] &amp; &quot;^2 / &quot; &amp; [.$H$1]" office:value-type="string" office:string-value="        .byte 40 ; 64^2 / 101">
            <text:p><text:s text:c="8"/>.byte 40 ; 64^2 / 101</text:p>
          </table:table-cell>
          <table:table-cell table:formula="oooc:= &quot;        .byte &quot; &amp; INT([.C66]/[.$H$1]) &amp; &quot; ; (&quot; &amp; [.A66] &amp; &quot;*1.212) ^2 / &quot; &amp; [.$H$1]" office:value-type="string" office:string-value="        .byte 59 ; (64*1.212) ^2 / 101">
            <text:p><text:s text:c="8"/>.byte 59 ; (64*1.212) ^2 / 101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ooc:=[.A67]^2" office:value-type="float" office:value="4225">
            <text:p>4225</text:p>
          </table:table-cell>
          <table:table-cell table:formula="oooc:=([.A67]*1.212) ^ 2" office:value-type="float" office:value="6206.2884">
            <text:p>6206.29</text:p>
          </table:table-cell>
          <table:table-cell table:formula="oooc:=&quot;        .byte &lt; &quot; &amp; [.B67] &amp; &quot; ; &quot; &amp; [.A67] &amp; &quot;^2&quot;" office:value-type="string" office:string-value="        .byte &lt; 4225 ; 65^2">
            <text:p><text:s text:c="8"/>.byte &lt; 4225 ; 65^2</text:p>
          </table:table-cell>
          <table:table-cell table:formula="oooc:= &quot;        .byte &gt; &quot; &amp; [.B67] &amp; &quot; ; &quot; &amp; [.A67] &amp; &quot;^2&quot;" office:value-type="string" office:string-value="        .byte &gt; 4225 ; 65^2">
            <text:p><text:s text:c="8"/>.byte &gt; 4225 ; 65^2</text:p>
          </table:table-cell>
          <table:table-cell table:formula="oooc:= &quot;        .byte &quot; &amp; INT([.B67]/[.$H$1]) &amp; &quot; ; &quot; &amp; [.A67] &amp; &quot;^2 / &quot; &amp; [.$H$1]" office:value-type="string" office:string-value="        .byte 41 ; 65^2 / 101">
            <text:p><text:s text:c="8"/>.byte 41 ; 65^2 / 101</text:p>
          </table:table-cell>
          <table:table-cell table:formula="oooc:= &quot;        .byte &quot; &amp; INT([.C67]/[.$H$1]) &amp; &quot; ; (&quot; &amp; [.A67] &amp; &quot;*1.212) ^2 / &quot; &amp; [.$H$1]" office:value-type="string" office:string-value="        .byte 61 ; (65*1.212) ^2 / 101">
            <text:p><text:s text:c="8"/>.byte 61 ; (65*1.212) ^2 / 101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ooc:=[.A68]^2" office:value-type="float" office:value="4356">
            <text:p>4356</text:p>
          </table:table-cell>
          <table:table-cell table:formula="oooc:=([.A68]*1.212) ^ 2" office:value-type="float" office:value="6398.720064">
            <text:p>6398.72</text:p>
          </table:table-cell>
          <table:table-cell table:formula="oooc:=&quot;        .byte &lt; &quot; &amp; [.B68] &amp; &quot; ; &quot; &amp; [.A68] &amp; &quot;^2&quot;" office:value-type="string" office:string-value="        .byte &lt; 4356 ; 66^2">
            <text:p><text:s text:c="8"/>.byte &lt; 4356 ; 66^2</text:p>
          </table:table-cell>
          <table:table-cell table:formula="oooc:= &quot;        .byte &gt; &quot; &amp; [.B68] &amp; &quot; ; &quot; &amp; [.A68] &amp; &quot;^2&quot;" office:value-type="string" office:string-value="        .byte &gt; 4356 ; 66^2">
            <text:p><text:s text:c="8"/>.byte &gt; 4356 ; 66^2</text:p>
          </table:table-cell>
          <table:table-cell table:formula="oooc:= &quot;        .byte &quot; &amp; INT([.B68]/[.$H$1]) &amp; &quot; ; &quot; &amp; [.A68] &amp; &quot;^2 / &quot; &amp; [.$H$1]" office:value-type="string" office:string-value="        .byte 43 ; 66^2 / 101">
            <text:p><text:s text:c="8"/>.byte 43 ; 66^2 / 101</text:p>
          </table:table-cell>
          <table:table-cell table:formula="oooc:= &quot;        .byte &quot; &amp; INT([.C68]/[.$H$1]) &amp; &quot; ; (&quot; &amp; [.A68] &amp; &quot;*1.212) ^2 / &quot; &amp; [.$H$1]" office:value-type="string" office:string-value="        .byte 63 ; (66*1.212) ^2 / 101">
            <text:p><text:s text:c="8"/>.byte 63 ; (66*1.212) ^2 / 101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ooc:=[.A69]^2" office:value-type="float" office:value="4489">
            <text:p>4489</text:p>
          </table:table-cell>
          <table:table-cell table:formula="oooc:=([.A69]*1.212) ^ 2" office:value-type="float" office:value="6594.089616">
            <text:p>6594.09</text:p>
          </table:table-cell>
          <table:table-cell table:formula="oooc:=&quot;        .byte &lt; &quot; &amp; [.B69] &amp; &quot; ; &quot; &amp; [.A69] &amp; &quot;^2&quot;" office:value-type="string" office:string-value="        .byte &lt; 4489 ; 67^2">
            <text:p><text:s text:c="8"/>.byte &lt; 4489 ; 67^2</text:p>
          </table:table-cell>
          <table:table-cell table:formula="oooc:= &quot;        .byte &gt; &quot; &amp; [.B69] &amp; &quot; ; &quot; &amp; [.A69] &amp; &quot;^2&quot;" office:value-type="string" office:string-value="        .byte &gt; 4489 ; 67^2">
            <text:p><text:s text:c="8"/>.byte &gt; 4489 ; 67^2</text:p>
          </table:table-cell>
          <table:table-cell table:formula="oooc:= &quot;        .byte &quot; &amp; INT([.B69]/[.$H$1]) &amp; &quot; ; &quot; &amp; [.A69] &amp; &quot;^2 / &quot; &amp; [.$H$1]" office:value-type="string" office:string-value="        .byte 44 ; 67^2 / 101">
            <text:p><text:s text:c="8"/>.byte 44 ; 67^2 / 101</text:p>
          </table:table-cell>
          <table:table-cell table:formula="oooc:= &quot;        .byte &quot; &amp; INT([.C69]/[.$H$1]) &amp; &quot; ; (&quot; &amp; [.A69] &amp; &quot;*1.212) ^2 / &quot; &amp; [.$H$1]" office:value-type="string" office:string-value="        .byte 65 ; (67*1.212) ^2 / 101">
            <text:p><text:s text:c="8"/>.byte 65 ; (67*1.212) ^2 / 101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ooc:=[.A70]^2" office:value-type="float" office:value="4624">
            <text:p>4624</text:p>
          </table:table-cell>
          <table:table-cell table:formula="oooc:=([.A70]*1.212) ^ 2" office:value-type="float" office:value="6792.397056">
            <text:p>6792.4</text:p>
          </table:table-cell>
          <table:table-cell table:formula="oooc:=&quot;        .byte &lt; &quot; &amp; [.B70] &amp; &quot; ; &quot; &amp; [.A70] &amp; &quot;^2&quot;" office:value-type="string" office:string-value="        .byte &lt; 4624 ; 68^2">
            <text:p><text:s text:c="8"/>.byte &lt; 4624 ; 68^2</text:p>
          </table:table-cell>
          <table:table-cell table:formula="oooc:= &quot;        .byte &gt; &quot; &amp; [.B70] &amp; &quot; ; &quot; &amp; [.A70] &amp; &quot;^2&quot;" office:value-type="string" office:string-value="        .byte &gt; 4624 ; 68^2">
            <text:p><text:s text:c="8"/>.byte &gt; 4624 ; 68^2</text:p>
          </table:table-cell>
          <table:table-cell table:formula="oooc:= &quot;        .byte &quot; &amp; INT([.B70]/[.$H$1]) &amp; &quot; ; &quot; &amp; [.A70] &amp; &quot;^2 / &quot; &amp; [.$H$1]" office:value-type="string" office:string-value="        .byte 45 ; 68^2 / 101">
            <text:p><text:s text:c="8"/>.byte 45 ; 68^2 / 101</text:p>
          </table:table-cell>
          <table:table-cell table:formula="oooc:= &quot;        .byte &quot; &amp; INT([.C70]/[.$H$1]) &amp; &quot; ; (&quot; &amp; [.A70] &amp; &quot;*1.212) ^2 / &quot; &amp; [.$H$1]" office:value-type="string" office:string-value="        .byte 67 ; (68*1.212) ^2 / 101">
            <text:p><text:s text:c="8"/>.byte 67 ; (68*1.212) ^2 / 101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ooc:=[.A71]^2" office:value-type="float" office:value="4761">
            <text:p>4761</text:p>
          </table:table-cell>
          <table:table-cell table:formula="oooc:=([.A71]*1.212) ^ 2" office:value-type="float" office:value="6993.642384">
            <text:p>6993.64</text:p>
          </table:table-cell>
          <table:table-cell table:formula="oooc:=&quot;        .byte &lt; &quot; &amp; [.B71] &amp; &quot; ; &quot; &amp; [.A71] &amp; &quot;^2&quot;" office:value-type="string" office:string-value="        .byte &lt; 4761 ; 69^2">
            <text:p><text:s text:c="8"/>.byte &lt; 4761 ; 69^2</text:p>
          </table:table-cell>
          <table:table-cell table:formula="oooc:= &quot;        .byte &gt; &quot; &amp; [.B71] &amp; &quot; ; &quot; &amp; [.A71] &amp; &quot;^2&quot;" office:value-type="string" office:string-value="        .byte &gt; 4761 ; 69^2">
            <text:p><text:s text:c="8"/>.byte &gt; 4761 ; 69^2</text:p>
          </table:table-cell>
          <table:table-cell table:formula="oooc:= &quot;        .byte &quot; &amp; INT([.B71]/[.$H$1]) &amp; &quot; ; &quot; &amp; [.A71] &amp; &quot;^2 / &quot; &amp; [.$H$1]" office:value-type="string" office:string-value="        .byte 47 ; 69^2 / 101">
            <text:p><text:s text:c="8"/>.byte 47 ; 69^2 / 101</text:p>
          </table:table-cell>
          <table:table-cell table:formula="oooc:= &quot;        .byte &quot; &amp; INT([.C71]/[.$H$1]) &amp; &quot; ; (&quot; &amp; [.A71] &amp; &quot;*1.212) ^2 / &quot; &amp; [.$H$1]" office:value-type="string" office:string-value="        .byte 69 ; (69*1.212) ^2 / 101">
            <text:p><text:s text:c="8"/>.byte 69 ; (69*1.212) ^2 / 101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ooc:=[.A72]^2" office:value-type="float" office:value="4900">
            <text:p>4900</text:p>
          </table:table-cell>
          <table:table-cell table:formula="oooc:=([.A72]*1.212) ^ 2" office:value-type="float" office:value="7197.8256">
            <text:p>7197.83</text:p>
          </table:table-cell>
          <table:table-cell table:formula="oooc:=&quot;        .byte &lt; &quot; &amp; [.B72] &amp; &quot; ; &quot; &amp; [.A72] &amp; &quot;^2&quot;" office:value-type="string" office:string-value="        .byte &lt; 4900 ; 70^2">
            <text:p><text:s text:c="8"/>.byte &lt; 4900 ; 70^2</text:p>
          </table:table-cell>
          <table:table-cell table:formula="oooc:= &quot;        .byte &gt; &quot; &amp; [.B72] &amp; &quot; ; &quot; &amp; [.A72] &amp; &quot;^2&quot;" office:value-type="string" office:string-value="        .byte &gt; 4900 ; 70^2">
            <text:p><text:s text:c="8"/>.byte &gt; 4900 ; 70^2</text:p>
          </table:table-cell>
          <table:table-cell table:formula="oooc:= &quot;        .byte &quot; &amp; INT([.B72]/[.$H$1]) &amp; &quot; ; &quot; &amp; [.A72] &amp; &quot;^2 / &quot; &amp; [.$H$1]" office:value-type="string" office:string-value="        .byte 48 ; 70^2 / 101">
            <text:p><text:s text:c="8"/>.byte 48 ; 70^2 / 101</text:p>
          </table:table-cell>
          <table:table-cell table:formula="oooc:= &quot;        .byte &quot; &amp; INT([.C72]/[.$H$1]) &amp; &quot; ; (&quot; &amp; [.A72] &amp; &quot;*1.212) ^2 / &quot; &amp; [.$H$1]" office:value-type="string" office:string-value="        .byte 71 ; (70*1.212) ^2 / 101">
            <text:p><text:s text:c="8"/>.byte 71 ; (70*1.212) ^2 / 101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ooc:=[.A73]^2" office:value-type="float" office:value="5041">
            <text:p>5041</text:p>
          </table:table-cell>
          <table:table-cell table:formula="oooc:=([.A73]*1.212) ^ 2" office:value-type="float" office:value="7404.946704">
            <text:p>7404.95</text:p>
          </table:table-cell>
          <table:table-cell table:formula="oooc:=&quot;        .byte &lt; &quot; &amp; [.B73] &amp; &quot; ; &quot; &amp; [.A73] &amp; &quot;^2&quot;" office:value-type="string" office:string-value="        .byte &lt; 5041 ; 71^2">
            <text:p><text:s text:c="8"/>.byte &lt; 5041 ; 71^2</text:p>
          </table:table-cell>
          <table:table-cell table:formula="oooc:= &quot;        .byte &gt; &quot; &amp; [.B73] &amp; &quot; ; &quot; &amp; [.A73] &amp; &quot;^2&quot;" office:value-type="string" office:string-value="        .byte &gt; 5041 ; 71^2">
            <text:p><text:s text:c="8"/>.byte &gt; 5041 ; 71^2</text:p>
          </table:table-cell>
          <table:table-cell table:formula="oooc:= &quot;        .byte &quot; &amp; INT([.B73]/[.$H$1]) &amp; &quot; ; &quot; &amp; [.A73] &amp; &quot;^2 / &quot; &amp; [.$H$1]" office:value-type="string" office:string-value="        .byte 49 ; 71^2 / 101">
            <text:p><text:s text:c="8"/>.byte 49 ; 71^2 / 101</text:p>
          </table:table-cell>
          <table:table-cell table:formula="oooc:= &quot;        .byte &quot; &amp; INT([.C73]/[.$H$1]) &amp; &quot; ; (&quot; &amp; [.A73] &amp; &quot;*1.212) ^2 / &quot; &amp; [.$H$1]" office:value-type="string" office:string-value="        .byte 73 ; (71*1.212) ^2 / 101">
            <text:p><text:s text:c="8"/>.byte 73 ; (71*1.212) ^2 / 101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ooc:=[.A74]^2" office:value-type="float" office:value="5184">
            <text:p>5184</text:p>
          </table:table-cell>
          <table:table-cell table:formula="oooc:=([.A74]*1.212) ^ 2" office:value-type="float" office:value="7615.005696">
            <text:p>7615.01</text:p>
          </table:table-cell>
          <table:table-cell table:formula="oooc:=&quot;        .byte &lt; &quot; &amp; [.B74] &amp; &quot; ; &quot; &amp; [.A74] &amp; &quot;^2&quot;" office:value-type="string" office:string-value="        .byte &lt; 5184 ; 72^2">
            <text:p><text:s text:c="8"/>.byte &lt; 5184 ; 72^2</text:p>
          </table:table-cell>
          <table:table-cell table:formula="oooc:= &quot;        .byte &gt; &quot; &amp; [.B74] &amp; &quot; ; &quot; &amp; [.A74] &amp; &quot;^2&quot;" office:value-type="string" office:string-value="        .byte &gt; 5184 ; 72^2">
            <text:p><text:s text:c="8"/>.byte &gt; 5184 ; 72^2</text:p>
          </table:table-cell>
          <table:table-cell table:formula="oooc:= &quot;        .byte &quot; &amp; INT([.B74]/[.$H$1]) &amp; &quot; ; &quot; &amp; [.A74] &amp; &quot;^2 / &quot; &amp; [.$H$1]" office:value-type="string" office:string-value="        .byte 51 ; 72^2 / 101">
            <text:p><text:s text:c="8"/>.byte 51 ; 72^2 / 101</text:p>
          </table:table-cell>
          <table:table-cell table:formula="oooc:= &quot;        .byte &quot; &amp; INT([.C74]/[.$H$1]) &amp; &quot; ; (&quot; &amp; [.A74] &amp; &quot;*1.212) ^2 / &quot; &amp; [.$H$1]" office:value-type="string" office:string-value="        .byte 75 ; (72*1.212) ^2 / 101">
            <text:p><text:s text:c="8"/>.byte 75 ; (72*1.212) ^2 / 101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ooc:=[.A75]^2" office:value-type="float" office:value="5329">
            <text:p>5329</text:p>
          </table:table-cell>
          <table:table-cell table:formula="oooc:=([.A75]*1.212) ^ 2" office:value-type="float" office:value="7828.002576">
            <text:p>7828</text:p>
          </table:table-cell>
          <table:table-cell table:formula="oooc:=&quot;        .byte &lt; &quot; &amp; [.B75] &amp; &quot; ; &quot; &amp; [.A75] &amp; &quot;^2&quot;" office:value-type="string" office:string-value="        .byte &lt; 5329 ; 73^2">
            <text:p><text:s text:c="8"/>.byte &lt; 5329 ; 73^2</text:p>
          </table:table-cell>
          <table:table-cell table:formula="oooc:= &quot;        .byte &gt; &quot; &amp; [.B75] &amp; &quot; ; &quot; &amp; [.A75] &amp; &quot;^2&quot;" office:value-type="string" office:string-value="        .byte &gt; 5329 ; 73^2">
            <text:p><text:s text:c="8"/>.byte &gt; 5329 ; 73^2</text:p>
          </table:table-cell>
          <table:table-cell table:formula="oooc:= &quot;        .byte &quot; &amp; INT([.B75]/[.$H$1]) &amp; &quot; ; &quot; &amp; [.A75] &amp; &quot;^2 / &quot; &amp; [.$H$1]" office:value-type="string" office:string-value="        .byte 52 ; 73^2 / 101">
            <text:p><text:s text:c="8"/>.byte 52 ; 73^2 / 101</text:p>
          </table:table-cell>
          <table:table-cell table:formula="oooc:= &quot;        .byte &quot; &amp; INT([.C75]/[.$H$1]) &amp; &quot; ; (&quot; &amp; [.A75] &amp; &quot;*1.212) ^2 / &quot; &amp; [.$H$1]" office:value-type="string" office:string-value="        .byte 77 ; (73*1.212) ^2 / 101">
            <text:p><text:s text:c="8"/>.byte 77 ; (73*1.212) ^2 / 101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ooc:=[.A76]^2" office:value-type="float" office:value="5476">
            <text:p>5476</text:p>
          </table:table-cell>
          <table:table-cell table:formula="oooc:=([.A76]*1.212) ^ 2" office:value-type="float" office:value="8043.937344">
            <text:p>8043.94</text:p>
          </table:table-cell>
          <table:table-cell table:formula="oooc:=&quot;        .byte &lt; &quot; &amp; [.B76] &amp; &quot; ; &quot; &amp; [.A76] &amp; &quot;^2&quot;" office:value-type="string" office:string-value="        .byte &lt; 5476 ; 74^2">
            <text:p><text:s text:c="8"/>.byte &lt; 5476 ; 74^2</text:p>
          </table:table-cell>
          <table:table-cell table:formula="oooc:= &quot;        .byte &gt; &quot; &amp; [.B76] &amp; &quot; ; &quot; &amp; [.A76] &amp; &quot;^2&quot;" office:value-type="string" office:string-value="        .byte &gt; 5476 ; 74^2">
            <text:p><text:s text:c="8"/>.byte &gt; 5476 ; 74^2</text:p>
          </table:table-cell>
          <table:table-cell table:formula="oooc:= &quot;        .byte &quot; &amp; INT([.B76]/[.$H$1]) &amp; &quot; ; &quot; &amp; [.A76] &amp; &quot;^2 / &quot; &amp; [.$H$1]" office:value-type="string" office:string-value="        .byte 54 ; 74^2 / 101">
            <text:p><text:s text:c="8"/>.byte 54 ; 74^2 / 101</text:p>
          </table:table-cell>
          <table:table-cell table:formula="oooc:= &quot;        .byte &quot; &amp; INT([.C76]/[.$H$1]) &amp; &quot; ; (&quot; &amp; [.A76] &amp; &quot;*1.212) ^2 / &quot; &amp; [.$H$1]" office:value-type="string" office:string-value="        .byte 79 ; (74*1.212) ^2 / 101">
            <text:p><text:s text:c="8"/>.byte 79 ; (74*1.212) ^2 / 101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ooc:=[.A77]^2" office:value-type="float" office:value="5625">
            <text:p>5625</text:p>
          </table:table-cell>
          <table:table-cell table:formula="oooc:=([.A77]*1.212) ^ 2" office:value-type="float" office:value="8262.81">
            <text:p>8262.81</text:p>
          </table:table-cell>
          <table:table-cell table:formula="oooc:=&quot;        .byte &lt; &quot; &amp; [.B77] &amp; &quot; ; &quot; &amp; [.A77] &amp; &quot;^2&quot;" office:value-type="string" office:string-value="        .byte &lt; 5625 ; 75^2">
            <text:p><text:s text:c="8"/>.byte &lt; 5625 ; 75^2</text:p>
          </table:table-cell>
          <table:table-cell table:formula="oooc:= &quot;        .byte &gt; &quot; &amp; [.B77] &amp; &quot; ; &quot; &amp; [.A77] &amp; &quot;^2&quot;" office:value-type="string" office:string-value="        .byte &gt; 5625 ; 75^2">
            <text:p><text:s text:c="8"/>.byte &gt; 5625 ; 75^2</text:p>
          </table:table-cell>
          <table:table-cell table:formula="oooc:= &quot;        .byte &quot; &amp; INT([.B77]/[.$H$1]) &amp; &quot; ; &quot; &amp; [.A77] &amp; &quot;^2 / &quot; &amp; [.$H$1]" office:value-type="string" office:string-value="        .byte 55 ; 75^2 / 101">
            <text:p><text:s text:c="8"/>.byte 55 ; 75^2 / 101</text:p>
          </table:table-cell>
          <table:table-cell table:formula="oooc:= &quot;        .byte &quot; &amp; INT([.C77]/[.$H$1]) &amp; &quot; ; (&quot; &amp; [.A77] &amp; &quot;*1.212) ^2 / &quot; &amp; [.$H$1]" office:value-type="string" office:string-value="        .byte 81 ; (75*1.212) ^2 / 101">
            <text:p><text:s text:c="8"/>.byte 81 ; (75*1.212) ^2 / 101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ooc:=[.A78]^2" office:value-type="float" office:value="5776">
            <text:p>5776</text:p>
          </table:table-cell>
          <table:table-cell table:formula="oooc:=([.A78]*1.212) ^ 2" office:value-type="float" office:value="8484.620544">
            <text:p>8484.62</text:p>
          </table:table-cell>
          <table:table-cell table:formula="oooc:=&quot;        .byte &lt; &quot; &amp; [.B78] &amp; &quot; ; &quot; &amp; [.A78] &amp; &quot;^2&quot;" office:value-type="string" office:string-value="        .byte &lt; 5776 ; 76^2">
            <text:p><text:s text:c="8"/>.byte &lt; 5776 ; 76^2</text:p>
          </table:table-cell>
          <table:table-cell table:formula="oooc:= &quot;        .byte &gt; &quot; &amp; [.B78] &amp; &quot; ; &quot; &amp; [.A78] &amp; &quot;^2&quot;" office:value-type="string" office:string-value="        .byte &gt; 5776 ; 76^2">
            <text:p><text:s text:c="8"/>.byte &gt; 5776 ; 76^2</text:p>
          </table:table-cell>
          <table:table-cell table:formula="oooc:= &quot;        .byte &quot; &amp; INT([.B78]/[.$H$1]) &amp; &quot; ; &quot; &amp; [.A78] &amp; &quot;^2 / &quot; &amp; [.$H$1]" office:value-type="string" office:string-value="        .byte 57 ; 76^2 / 101">
            <text:p><text:s text:c="8"/>.byte 57 ; 76^2 / 101</text:p>
          </table:table-cell>
          <table:table-cell table:formula="oooc:= &quot;        .byte &quot; &amp; INT([.C78]/[.$H$1]) &amp; &quot; ; (&quot; &amp; [.A78] &amp; &quot;*1.212) ^2 / &quot; &amp; [.$H$1]" office:value-type="string" office:string-value="        .byte 84 ; (76*1.212) ^2 / 101">
            <text:p><text:s text:c="8"/>.byte 84 ; (76*1.212) ^2 / 101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ooc:=[.A79]^2" office:value-type="float" office:value="5929">
            <text:p>5929</text:p>
          </table:table-cell>
          <table:table-cell table:formula="oooc:=([.A79]*1.212) ^ 2" office:value-type="float" office:value="8709.368976">
            <text:p>8709.37</text:p>
          </table:table-cell>
          <table:table-cell table:formula="oooc:=&quot;        .byte &lt; &quot; &amp; [.B79] &amp; &quot; ; &quot; &amp; [.A79] &amp; &quot;^2&quot;" office:value-type="string" office:string-value="        .byte &lt; 5929 ; 77^2">
            <text:p><text:s text:c="8"/>.byte &lt; 5929 ; 77^2</text:p>
          </table:table-cell>
          <table:table-cell table:formula="oooc:= &quot;        .byte &gt; &quot; &amp; [.B79] &amp; &quot; ; &quot; &amp; [.A79] &amp; &quot;^2&quot;" office:value-type="string" office:string-value="        .byte &gt; 5929 ; 77^2">
            <text:p><text:s text:c="8"/>.byte &gt; 5929 ; 77^2</text:p>
          </table:table-cell>
          <table:table-cell table:formula="oooc:= &quot;        .byte &quot; &amp; INT([.B79]/[.$H$1]) &amp; &quot; ; &quot; &amp; [.A79] &amp; &quot;^2 / &quot; &amp; [.$H$1]" office:value-type="string" office:string-value="        .byte 58 ; 77^2 / 101">
            <text:p><text:s text:c="8"/>.byte 58 ; 77^2 / 101</text:p>
          </table:table-cell>
          <table:table-cell table:formula="oooc:= &quot;        .byte &quot; &amp; INT([.C79]/[.$H$1]) &amp; &quot; ; (&quot; &amp; [.A79] &amp; &quot;*1.212) ^2 / &quot; &amp; [.$H$1]" office:value-type="string" office:string-value="        .byte 86 ; (77*1.212) ^2 / 101">
            <text:p><text:s text:c="8"/>.byte 86 ; (77*1.212) ^2 / 101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ooc:=[.A80]^2" office:value-type="float" office:value="6084">
            <text:p>6084</text:p>
          </table:table-cell>
          <table:table-cell table:formula="oooc:=([.A80]*1.212) ^ 2" office:value-type="float" office:value="8937.055296">
            <text:p>8937.06</text:p>
          </table:table-cell>
          <table:table-cell table:formula="oooc:=&quot;        .byte &lt; &quot; &amp; [.B80] &amp; &quot; ; &quot; &amp; [.A80] &amp; &quot;^2&quot;" office:value-type="string" office:string-value="        .byte &lt; 6084 ; 78^2">
            <text:p><text:s text:c="8"/>.byte &lt; 6084 ; 78^2</text:p>
          </table:table-cell>
          <table:table-cell table:formula="oooc:= &quot;        .byte &gt; &quot; &amp; [.B80] &amp; &quot; ; &quot; &amp; [.A80] &amp; &quot;^2&quot;" office:value-type="string" office:string-value="        .byte &gt; 6084 ; 78^2">
            <text:p><text:s text:c="8"/>.byte &gt; 6084 ; 78^2</text:p>
          </table:table-cell>
          <table:table-cell table:formula="oooc:= &quot;        .byte &quot; &amp; INT([.B80]/[.$H$1]) &amp; &quot; ; &quot; &amp; [.A80] &amp; &quot;^2 / &quot; &amp; [.$H$1]" office:value-type="string" office:string-value="        .byte 60 ; 78^2 / 101">
            <text:p><text:s text:c="8"/>.byte 60 ; 78^2 / 101</text:p>
          </table:table-cell>
          <table:table-cell table:formula="oooc:= &quot;        .byte &quot; &amp; INT([.C80]/[.$H$1]) &amp; &quot; ; (&quot; &amp; [.A80] &amp; &quot;*1.212) ^2 / &quot; &amp; [.$H$1]" office:value-type="string" office:string-value="        .byte 88 ; (78*1.212) ^2 / 101">
            <text:p><text:s text:c="8"/>.byte 88 ; (78*1.212) ^2 / 101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ooc:=[.A81]^2" office:value-type="float" office:value="6241">
            <text:p>6241</text:p>
          </table:table-cell>
          <table:table-cell table:formula="oooc:=([.A81]*1.212) ^ 2" office:value-type="float" office:value="9167.679504">
            <text:p>9167.68</text:p>
          </table:table-cell>
          <table:table-cell table:formula="oooc:=&quot;        .byte &lt; &quot; &amp; [.B81] &amp; &quot; ; &quot; &amp; [.A81] &amp; &quot;^2&quot;" office:value-type="string" office:string-value="        .byte &lt; 6241 ; 79^2">
            <text:p><text:s text:c="8"/>.byte &lt; 6241 ; 79^2</text:p>
          </table:table-cell>
          <table:table-cell table:formula="oooc:= &quot;        .byte &gt; &quot; &amp; [.B81] &amp; &quot; ; &quot; &amp; [.A81] &amp; &quot;^2&quot;" office:value-type="string" office:string-value="        .byte &gt; 6241 ; 79^2">
            <text:p><text:s text:c="8"/>.byte &gt; 6241 ; 79^2</text:p>
          </table:table-cell>
          <table:table-cell table:formula="oooc:= &quot;        .byte &quot; &amp; INT([.B81]/[.$H$1]) &amp; &quot; ; &quot; &amp; [.A81] &amp; &quot;^2 / &quot; &amp; [.$H$1]" office:value-type="string" office:string-value="        .byte 61 ; 79^2 / 101">
            <text:p><text:s text:c="8"/>.byte 61 ; 79^2 / 101</text:p>
          </table:table-cell>
          <table:table-cell table:formula="oooc:= &quot;        .byte &quot; &amp; INT([.C81]/[.$H$1]) &amp; &quot; ; (&quot; &amp; [.A81] &amp; &quot;*1.212) ^2 / &quot; &amp; [.$H$1]" office:value-type="string" office:string-value="        .byte 90 ; (79*1.212) ^2 / 101">
            <text:p><text:s text:c="8"/>.byte 90 ; (79*1.212) ^2 / 101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ooc:=[.A82]^2" office:value-type="float" office:value="6400">
            <text:p>6400</text:p>
          </table:table-cell>
          <table:table-cell table:formula="oooc:=([.A82]*1.212) ^ 2" office:value-type="float" office:value="9401.2416">
            <text:p>9401.24</text:p>
          </table:table-cell>
          <table:table-cell table:formula="oooc:=&quot;        .byte &lt; &quot; &amp; [.B82] &amp; &quot; ; &quot; &amp; [.A82] &amp; &quot;^2&quot;" office:value-type="string" office:string-value="        .byte &lt; 6400 ; 80^2">
            <text:p><text:s text:c="8"/>.byte &lt; 6400 ; 80^2</text:p>
          </table:table-cell>
          <table:table-cell table:formula="oooc:= &quot;        .byte &gt; &quot; &amp; [.B82] &amp; &quot; ; &quot; &amp; [.A82] &amp; &quot;^2&quot;" office:value-type="string" office:string-value="        .byte &gt; 6400 ; 80^2">
            <text:p><text:s text:c="8"/>.byte &gt; 6400 ; 80^2</text:p>
          </table:table-cell>
          <table:table-cell table:formula="oooc:= &quot;        .byte &quot; &amp; INT([.B82]/[.$H$1]) &amp; &quot; ; &quot; &amp; [.A82] &amp; &quot;^2 / &quot; &amp; [.$H$1]" office:value-type="string" office:string-value="        .byte 63 ; 80^2 / 101">
            <text:p><text:s text:c="8"/>.byte 63 ; 80^2 / 101</text:p>
          </table:table-cell>
          <table:table-cell table:formula="oooc:= &quot;        .byte &quot; &amp; INT([.C82]/[.$H$1]) &amp; &quot; ; (&quot; &amp; [.A82] &amp; &quot;*1.212) ^2 / &quot; &amp; [.$H$1]" office:value-type="string" office:string-value="        .byte 93 ; (80*1.212) ^2 / 101">
            <text:p><text:s text:c="8"/>.byte 93 ; (80*1.212) ^2 / 101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ooc:=[.A83]^2" office:value-type="float" office:value="6561">
            <text:p>6561</text:p>
          </table:table-cell>
          <table:table-cell table:formula="oooc:=([.A83]*1.212) ^ 2" office:value-type="float" office:value="9637.741584">
            <text:p>9637.74</text:p>
          </table:table-cell>
          <table:table-cell table:formula="oooc:=&quot;        .byte &lt; &quot; &amp; [.B83] &amp; &quot; ; &quot; &amp; [.A83] &amp; &quot;^2&quot;" office:value-type="string" office:string-value="        .byte &lt; 6561 ; 81^2">
            <text:p><text:s text:c="8"/>.byte &lt; 6561 ; 81^2</text:p>
          </table:table-cell>
          <table:table-cell table:formula="oooc:= &quot;        .byte &gt; &quot; &amp; [.B83] &amp; &quot; ; &quot; &amp; [.A83] &amp; &quot;^2&quot;" office:value-type="string" office:string-value="        .byte &gt; 6561 ; 81^2">
            <text:p><text:s text:c="8"/>.byte &gt; 6561 ; 81^2</text:p>
          </table:table-cell>
          <table:table-cell table:formula="oooc:= &quot;        .byte &quot; &amp; INT([.B83]/[.$H$1]) &amp; &quot; ; &quot; &amp; [.A83] &amp; &quot;^2 / &quot; &amp; [.$H$1]" office:value-type="string" office:string-value="        .byte 64 ; 81^2 / 101">
            <text:p><text:s text:c="8"/>.byte 64 ; 81^2 / 101</text:p>
          </table:table-cell>
          <table:table-cell table:formula="oooc:= &quot;        .byte &quot; &amp; INT([.C83]/[.$H$1]) &amp; &quot; ; (&quot; &amp; [.A83] &amp; &quot;*1.212) ^2 / &quot; &amp; [.$H$1]" office:value-type="string" office:string-value="        .byte 95 ; (81*1.212) ^2 / 101">
            <text:p><text:s text:c="8"/>.byte 95 ; (81*1.212) ^2 / 101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ooc:=[.A84]^2" office:value-type="float" office:value="6724">
            <text:p>6724</text:p>
          </table:table-cell>
          <table:table-cell table:formula="oooc:=([.A84]*1.212) ^ 2" office:value-type="float" office:value="9877.179456">
            <text:p>9877.18</text:p>
          </table:table-cell>
          <table:table-cell table:formula="oooc:=&quot;        .byte &lt; &quot; &amp; [.B84] &amp; &quot; ; &quot; &amp; [.A84] &amp; &quot;^2&quot;" office:value-type="string" office:string-value="        .byte &lt; 6724 ; 82^2">
            <text:p><text:s text:c="8"/>.byte &lt; 6724 ; 82^2</text:p>
          </table:table-cell>
          <table:table-cell table:formula="oooc:= &quot;        .byte &gt; &quot; &amp; [.B84] &amp; &quot; ; &quot; &amp; [.A84] &amp; &quot;^2&quot;" office:value-type="string" office:string-value="        .byte &gt; 6724 ; 82^2">
            <text:p><text:s text:c="8"/>.byte &gt; 6724 ; 82^2</text:p>
          </table:table-cell>
          <table:table-cell table:formula="oooc:= &quot;        .byte &quot; &amp; INT([.B84]/[.$H$1]) &amp; &quot; ; &quot; &amp; [.A84] &amp; &quot;^2 / &quot; &amp; [.$H$1]" office:value-type="string" office:string-value="        .byte 66 ; 82^2 / 101">
            <text:p><text:s text:c="8"/>.byte 66 ; 82^2 / 101</text:p>
          </table:table-cell>
          <table:table-cell table:formula="oooc:= &quot;        .byte &quot; &amp; INT([.C84]/[.$H$1]) &amp; &quot; ; (&quot; &amp; [.A84] &amp; &quot;*1.212) ^2 / &quot; &amp; [.$H$1]" office:value-type="string" office:string-value="        .byte 97 ; (82*1.212) ^2 / 101">
            <text:p><text:s text:c="8"/>.byte 97 ; (82*1.212) ^2 / 101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ooc:=[.A85]^2" office:value-type="float" office:value="6889">
            <text:p>6889</text:p>
          </table:table-cell>
          <table:table-cell table:formula="oooc:=([.A85]*1.212) ^ 2" office:value-type="float" office:value="10119.555216">
            <text:p>10119.56</text:p>
          </table:table-cell>
          <table:table-cell table:formula="oooc:=&quot;        .byte &lt; &quot; &amp; [.B85] &amp; &quot; ; &quot; &amp; [.A85] &amp; &quot;^2&quot;" office:value-type="string" office:string-value="        .byte &lt; 6889 ; 83^2">
            <text:p><text:s text:c="8"/>.byte &lt; 6889 ; 83^2</text:p>
          </table:table-cell>
          <table:table-cell table:formula="oooc:= &quot;        .byte &gt; &quot; &amp; [.B85] &amp; &quot; ; &quot; &amp; [.A85] &amp; &quot;^2&quot;" office:value-type="string" office:string-value="        .byte &gt; 6889 ; 83^2">
            <text:p><text:s text:c="8"/>.byte &gt; 6889 ; 83^2</text:p>
          </table:table-cell>
          <table:table-cell table:formula="oooc:= &quot;        .byte &quot; &amp; INT([.B85]/[.$H$1]) &amp; &quot; ; &quot; &amp; [.A85] &amp; &quot;^2 / &quot; &amp; [.$H$1]" office:value-type="string" office:string-value="        .byte 68 ; 83^2 / 101">
            <text:p><text:s text:c="8"/>.byte 68 ; 83^2 / 101</text:p>
          </table:table-cell>
          <table:table-cell table:formula="oooc:= &quot;        .byte &quot; &amp; INT([.C85]/[.$H$1]) &amp; &quot; ; (&quot; &amp; [.A85] &amp; &quot;*1.212) ^2 / &quot; &amp; [.$H$1]" office:value-type="string" office:string-value="        .byte 100 ; (83*1.212) ^2 / 101">
            <text:p><text:s text:c="8"/>.byte 100 ; (83*1.212) ^2 / 101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ooc:=[.A86]^2" office:value-type="float" office:value="7056">
            <text:p>7056</text:p>
          </table:table-cell>
          <table:table-cell table:formula="oooc:=([.A86]*1.212) ^ 2" office:value-type="float" office:value="10364.868864">
            <text:p>10364.87</text:p>
          </table:table-cell>
          <table:table-cell table:formula="oooc:=&quot;        .byte &lt; &quot; &amp; [.B86] &amp; &quot; ; &quot; &amp; [.A86] &amp; &quot;^2&quot;" office:value-type="string" office:string-value="        .byte &lt; 7056 ; 84^2">
            <text:p><text:s text:c="8"/>.byte &lt; 7056 ; 84^2</text:p>
          </table:table-cell>
          <table:table-cell table:formula="oooc:= &quot;        .byte &gt; &quot; &amp; [.B86] &amp; &quot; ; &quot; &amp; [.A86] &amp; &quot;^2&quot;" office:value-type="string" office:string-value="        .byte &gt; 7056 ; 84^2">
            <text:p><text:s text:c="8"/>.byte &gt; 7056 ; 84^2</text:p>
          </table:table-cell>
          <table:table-cell table:formula="oooc:= &quot;        .byte &quot; &amp; INT([.B86]/[.$H$1]) &amp; &quot; ; &quot; &amp; [.A86] &amp; &quot;^2 / &quot; &amp; [.$H$1]" office:value-type="string" office:string-value="        .byte 69 ; 84^2 / 101">
            <text:p><text:s text:c="8"/>.byte 69 ; 84^2 / 101</text:p>
          </table:table-cell>
          <table:table-cell table:formula="oooc:= &quot;        .byte &quot; &amp; INT([.C86]/[.$H$1]) &amp; &quot; ; (&quot; &amp; [.A86] &amp; &quot;*1.212) ^2 / &quot; &amp; [.$H$1]" office:value-type="string" office:string-value="        .byte 102 ; (84*1.212) ^2 / 101">
            <text:p><text:s text:c="8"/>.byte 102 ; (84*1.212) ^2 / 101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ooc:=[.A87]^2" office:value-type="float" office:value="7225">
            <text:p>7225</text:p>
          </table:table-cell>
          <table:table-cell table:formula="oooc:=([.A87]*1.212) ^ 2" office:value-type="float" office:value="10613.1204">
            <text:p>10613.12</text:p>
          </table:table-cell>
          <table:table-cell table:formula="oooc:=&quot;        .byte &lt; &quot; &amp; [.B87] &amp; &quot; ; &quot; &amp; [.A87] &amp; &quot;^2&quot;" office:value-type="string" office:string-value="        .byte &lt; 7225 ; 85^2">
            <text:p><text:s text:c="8"/>.byte &lt; 7225 ; 85^2</text:p>
          </table:table-cell>
          <table:table-cell table:formula="oooc:= &quot;        .byte &gt; &quot; &amp; [.B87] &amp; &quot; ; &quot; &amp; [.A87] &amp; &quot;^2&quot;" office:value-type="string" office:string-value="        .byte &gt; 7225 ; 85^2">
            <text:p><text:s text:c="8"/>.byte &gt; 7225 ; 85^2</text:p>
          </table:table-cell>
          <table:table-cell table:formula="oooc:= &quot;        .byte &quot; &amp; INT([.B87]/[.$H$1]) &amp; &quot; ; &quot; &amp; [.A87] &amp; &quot;^2 / &quot; &amp; [.$H$1]" office:value-type="string" office:string-value="        .byte 71 ; 85^2 / 101">
            <text:p><text:s text:c="8"/>.byte 71 ; 85^2 / 101</text:p>
          </table:table-cell>
          <table:table-cell table:formula="oooc:= &quot;        .byte &quot; &amp; INT([.C87]/[.$H$1]) &amp; &quot; ; (&quot; &amp; [.A87] &amp; &quot;*1.212) ^2 / &quot; &amp; [.$H$1]" office:value-type="string" office:string-value="        .byte 105 ; (85*1.212) ^2 / 101">
            <text:p><text:s text:c="8"/>.byte 105 ; (85*1.212) ^2 / 101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ooc:=[.A88]^2" office:value-type="float" office:value="7396">
            <text:p>7396</text:p>
          </table:table-cell>
          <table:table-cell table:formula="oooc:=([.A88]*1.212) ^ 2" office:value-type="float" office:value="10864.309824">
            <text:p>10864.31</text:p>
          </table:table-cell>
          <table:table-cell table:formula="oooc:=&quot;        .byte &lt; &quot; &amp; [.B88] &amp; &quot; ; &quot; &amp; [.A88] &amp; &quot;^2&quot;" office:value-type="string" office:string-value="        .byte &lt; 7396 ; 86^2">
            <text:p><text:s text:c="8"/>.byte &lt; 7396 ; 86^2</text:p>
          </table:table-cell>
          <table:table-cell table:formula="oooc:= &quot;        .byte &gt; &quot; &amp; [.B88] &amp; &quot; ; &quot; &amp; [.A88] &amp; &quot;^2&quot;" office:value-type="string" office:string-value="        .byte &gt; 7396 ; 86^2">
            <text:p><text:s text:c="8"/>.byte &gt; 7396 ; 86^2</text:p>
          </table:table-cell>
          <table:table-cell table:formula="oooc:= &quot;        .byte &quot; &amp; INT([.B88]/[.$H$1]) &amp; &quot; ; &quot; &amp; [.A88] &amp; &quot;^2 / &quot; &amp; [.$H$1]" office:value-type="string" office:string-value="        .byte 73 ; 86^2 / 101">
            <text:p><text:s text:c="8"/>.byte 73 ; 86^2 / 101</text:p>
          </table:table-cell>
          <table:table-cell table:formula="oooc:= &quot;        .byte &quot; &amp; INT([.C88]/[.$H$1]) &amp; &quot; ; (&quot; &amp; [.A88] &amp; &quot;*1.212) ^2 / &quot; &amp; [.$H$1]" office:value-type="string" office:string-value="        .byte 107 ; (86*1.212) ^2 / 101">
            <text:p><text:s text:c="8"/>.byte 107 ; (86*1.212) ^2 / 101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ooc:=[.A89]^2" office:value-type="float" office:value="7569">
            <text:p>7569</text:p>
          </table:table-cell>
          <table:table-cell table:formula="oooc:=([.A89]*1.212) ^ 2" office:value-type="float" office:value="11118.437136">
            <text:p>11118.44</text:p>
          </table:table-cell>
          <table:table-cell table:formula="oooc:=&quot;        .byte &lt; &quot; &amp; [.B89] &amp; &quot; ; &quot; &amp; [.A89] &amp; &quot;^2&quot;" office:value-type="string" office:string-value="        .byte &lt; 7569 ; 87^2">
            <text:p><text:s text:c="8"/>.byte &lt; 7569 ; 87^2</text:p>
          </table:table-cell>
          <table:table-cell table:formula="oooc:= &quot;        .byte &gt; &quot; &amp; [.B89] &amp; &quot; ; &quot; &amp; [.A89] &amp; &quot;^2&quot;" office:value-type="string" office:string-value="        .byte &gt; 7569 ; 87^2">
            <text:p><text:s text:c="8"/>.byte &gt; 7569 ; 87^2</text:p>
          </table:table-cell>
          <table:table-cell table:formula="oooc:= &quot;        .byte &quot; &amp; INT([.B89]/[.$H$1]) &amp; &quot; ; &quot; &amp; [.A89] &amp; &quot;^2 / &quot; &amp; [.$H$1]" office:value-type="string" office:string-value="        .byte 74 ; 87^2 / 101">
            <text:p><text:s text:c="8"/>.byte 74 ; 87^2 / 101</text:p>
          </table:table-cell>
          <table:table-cell table:formula="oooc:= &quot;        .byte &quot; &amp; INT([.C89]/[.$H$1]) &amp; &quot; ; (&quot; &amp; [.A89] &amp; &quot;*1.212) ^2 / &quot; &amp; [.$H$1]" office:value-type="string" office:string-value="        .byte 110 ; (87*1.212) ^2 / 101">
            <text:p><text:s text:c="8"/>.byte 110 ; (87*1.212) ^2 / 101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ooc:=[.A90]^2" office:value-type="float" office:value="7744">
            <text:p>7744</text:p>
          </table:table-cell>
          <table:table-cell table:formula="oooc:=([.A90]*1.212) ^ 2" office:value-type="float" office:value="11375.502336">
            <text:p>11375.5</text:p>
          </table:table-cell>
          <table:table-cell table:formula="oooc:=&quot;        .byte &lt; &quot; &amp; [.B90] &amp; &quot; ; &quot; &amp; [.A90] &amp; &quot;^2&quot;" office:value-type="string" office:string-value="        .byte &lt; 7744 ; 88^2">
            <text:p><text:s text:c="8"/>.byte &lt; 7744 ; 88^2</text:p>
          </table:table-cell>
          <table:table-cell table:formula="oooc:= &quot;        .byte &gt; &quot; &amp; [.B90] &amp; &quot; ; &quot; &amp; [.A90] &amp; &quot;^2&quot;" office:value-type="string" office:string-value="        .byte &gt; 7744 ; 88^2">
            <text:p><text:s text:c="8"/>.byte &gt; 7744 ; 88^2</text:p>
          </table:table-cell>
          <table:table-cell table:formula="oooc:= &quot;        .byte &quot; &amp; INT([.B90]/[.$H$1]) &amp; &quot; ; &quot; &amp; [.A90] &amp; &quot;^2 / &quot; &amp; [.$H$1]" office:value-type="string" office:string-value="        .byte 76 ; 88^2 / 101">
            <text:p><text:s text:c="8"/>.byte 76 ; 88^2 / 101</text:p>
          </table:table-cell>
          <table:table-cell table:formula="oooc:= &quot;        .byte &quot; &amp; INT([.C90]/[.$H$1]) &amp; &quot; ; (&quot; &amp; [.A90] &amp; &quot;*1.212) ^2 / &quot; &amp; [.$H$1]" office:value-type="string" office:string-value="        .byte 112 ; (88*1.212) ^2 / 101">
            <text:p><text:s text:c="8"/>.byte 112 ; (88*1.212) ^2 / 101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ooc:=[.A91]^2" office:value-type="float" office:value="7921">
            <text:p>7921</text:p>
          </table:table-cell>
          <table:table-cell table:formula="oooc:=([.A91]*1.212) ^ 2" office:value-type="float" office:value="11635.505424">
            <text:p>11635.51</text:p>
          </table:table-cell>
          <table:table-cell table:formula="oooc:=&quot;        .byte &lt; &quot; &amp; [.B91] &amp; &quot; ; &quot; &amp; [.A91] &amp; &quot;^2&quot;" office:value-type="string" office:string-value="        .byte &lt; 7921 ; 89^2">
            <text:p><text:s text:c="8"/>.byte &lt; 7921 ; 89^2</text:p>
          </table:table-cell>
          <table:table-cell table:formula="oooc:= &quot;        .byte &gt; &quot; &amp; [.B91] &amp; &quot; ; &quot; &amp; [.A91] &amp; &quot;^2&quot;" office:value-type="string" office:string-value="        .byte &gt; 7921 ; 89^2">
            <text:p><text:s text:c="8"/>.byte &gt; 7921 ; 89^2</text:p>
          </table:table-cell>
          <table:table-cell table:formula="oooc:= &quot;        .byte &quot; &amp; INT([.B91]/[.$H$1]) &amp; &quot; ; &quot; &amp; [.A91] &amp; &quot;^2 / &quot; &amp; [.$H$1]" office:value-type="string" office:string-value="        .byte 78 ; 89^2 / 101">
            <text:p><text:s text:c="8"/>.byte 78 ; 89^2 / 101</text:p>
          </table:table-cell>
          <table:table-cell table:formula="oooc:= &quot;        .byte &quot; &amp; INT([.C91]/[.$H$1]) &amp; &quot; ; (&quot; &amp; [.A91] &amp; &quot;*1.212) ^2 / &quot; &amp; [.$H$1]" office:value-type="string" office:string-value="        .byte 115 ; (89*1.212) ^2 / 101">
            <text:p><text:s text:c="8"/>.byte 115 ; (89*1.212) ^2 / 101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ooc:=[.A92]^2" office:value-type="float" office:value="8100">
            <text:p>8100</text:p>
          </table:table-cell>
          <table:table-cell table:formula="oooc:=([.A92]*1.212) ^ 2" office:value-type="float" office:value="11898.4464">
            <text:p>11898.45</text:p>
          </table:table-cell>
          <table:table-cell table:formula="oooc:=&quot;        .byte &lt; &quot; &amp; [.B92] &amp; &quot; ; &quot; &amp; [.A92] &amp; &quot;^2&quot;" office:value-type="string" office:string-value="        .byte &lt; 8100 ; 90^2">
            <text:p><text:s text:c="8"/>.byte &lt; 8100 ; 90^2</text:p>
          </table:table-cell>
          <table:table-cell table:formula="oooc:= &quot;        .byte &gt; &quot; &amp; [.B92] &amp; &quot; ; &quot; &amp; [.A92] &amp; &quot;^2&quot;" office:value-type="string" office:string-value="        .byte &gt; 8100 ; 90^2">
            <text:p><text:s text:c="8"/>.byte &gt; 8100 ; 90^2</text:p>
          </table:table-cell>
          <table:table-cell table:formula="oooc:= &quot;        .byte &quot; &amp; INT([.B92]/[.$H$1]) &amp; &quot; ; &quot; &amp; [.A92] &amp; &quot;^2 / &quot; &amp; [.$H$1]" office:value-type="string" office:string-value="        .byte 80 ; 90^2 / 101">
            <text:p><text:s text:c="8"/>.byte 80 ; 90^2 / 101</text:p>
          </table:table-cell>
          <table:table-cell table:formula="oooc:= &quot;        .byte &quot; &amp; INT([.C92]/[.$H$1]) &amp; &quot; ; (&quot; &amp; [.A92] &amp; &quot;*1.212) ^2 / &quot; &amp; [.$H$1]" office:value-type="string" office:string-value="        .byte 117 ; (90*1.212) ^2 / 101">
            <text:p><text:s text:c="8"/>.byte 117 ; (90*1.212) ^2 / 101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ooc:=[.A93]^2" office:value-type="float" office:value="8281">
            <text:p>8281</text:p>
          </table:table-cell>
          <table:table-cell table:formula="oooc:=([.A93]*1.212) ^ 2" office:value-type="float" office:value="12164.325264">
            <text:p>12164.33</text:p>
          </table:table-cell>
          <table:table-cell table:formula="oooc:=&quot;        .byte &lt; &quot; &amp; [.B93] &amp; &quot; ; &quot; &amp; [.A93] &amp; &quot;^2&quot;" office:value-type="string" office:string-value="        .byte &lt; 8281 ; 91^2">
            <text:p><text:s text:c="8"/>.byte &lt; 8281 ; 91^2</text:p>
          </table:table-cell>
          <table:table-cell table:formula="oooc:= &quot;        .byte &gt; &quot; &amp; [.B93] &amp; &quot; ; &quot; &amp; [.A93] &amp; &quot;^2&quot;" office:value-type="string" office:string-value="        .byte &gt; 8281 ; 91^2">
            <text:p><text:s text:c="8"/>.byte &gt; 8281 ; 91^2</text:p>
          </table:table-cell>
          <table:table-cell table:formula="oooc:= &quot;        .byte &quot; &amp; INT([.B93]/[.$H$1]) &amp; &quot; ; &quot; &amp; [.A93] &amp; &quot;^2 / &quot; &amp; [.$H$1]" office:value-type="string" office:string-value="        .byte 81 ; 91^2 / 101">
            <text:p><text:s text:c="8"/>.byte 81 ; 91^2 / 101</text:p>
          </table:table-cell>
          <table:table-cell table:formula="oooc:= &quot;        .byte &quot; &amp; INT([.C93]/[.$H$1]) &amp; &quot; ; (&quot; &amp; [.A93] &amp; &quot;*1.212) ^2 / &quot; &amp; [.$H$1]" office:value-type="string" office:string-value="        .byte 120 ; (91*1.212) ^2 / 101">
            <text:p><text:s text:c="8"/>.byte 120 ; (91*1.212) ^2 / 101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ooc:=[.A94]^2" office:value-type="float" office:value="8464">
            <text:p>8464</text:p>
          </table:table-cell>
          <table:table-cell table:formula="oooc:=([.A94]*1.212) ^ 2" office:value-type="float" office:value="12433.142016">
            <text:p>12433.14</text:p>
          </table:table-cell>
          <table:table-cell table:formula="oooc:=&quot;        .byte &lt; &quot; &amp; [.B94] &amp; &quot; ; &quot; &amp; [.A94] &amp; &quot;^2&quot;" office:value-type="string" office:string-value="        .byte &lt; 8464 ; 92^2">
            <text:p><text:s text:c="8"/>.byte &lt; 8464 ; 92^2</text:p>
          </table:table-cell>
          <table:table-cell table:formula="oooc:= &quot;        .byte &gt; &quot; &amp; [.B94] &amp; &quot; ; &quot; &amp; [.A94] &amp; &quot;^2&quot;" office:value-type="string" office:string-value="        .byte &gt; 8464 ; 92^2">
            <text:p><text:s text:c="8"/>.byte &gt; 8464 ; 92^2</text:p>
          </table:table-cell>
          <table:table-cell table:formula="oooc:= &quot;        .byte &quot; &amp; INT([.B94]/[.$H$1]) &amp; &quot; ; &quot; &amp; [.A94] &amp; &quot;^2 / &quot; &amp; [.$H$1]" office:value-type="string" office:string-value="        .byte 83 ; 92^2 / 101">
            <text:p><text:s text:c="8"/>.byte 83 ; 92^2 / 101</text:p>
          </table:table-cell>
          <table:table-cell table:formula="oooc:= &quot;        .byte &quot; &amp; INT([.C94]/[.$H$1]) &amp; &quot; ; (&quot; &amp; [.A94] &amp; &quot;*1.212) ^2 / &quot; &amp; [.$H$1]" office:value-type="string" office:string-value="        .byte 123 ; (92*1.212) ^2 / 101">
            <text:p><text:s text:c="8"/>.byte 123 ; (92*1.212) ^2 / 101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ooc:=[.A95]^2" office:value-type="float" office:value="8649">
            <text:p>8649</text:p>
          </table:table-cell>
          <table:table-cell table:formula="oooc:=([.A95]*1.212) ^ 2" office:value-type="float" office:value="12704.896656">
            <text:p>12704.9</text:p>
          </table:table-cell>
          <table:table-cell table:formula="oooc:=&quot;        .byte &lt; &quot; &amp; [.B95] &amp; &quot; ; &quot; &amp; [.A95] &amp; &quot;^2&quot;" office:value-type="string" office:string-value="        .byte &lt; 8649 ; 93^2">
            <text:p><text:s text:c="8"/>.byte &lt; 8649 ; 93^2</text:p>
          </table:table-cell>
          <table:table-cell table:formula="oooc:= &quot;        .byte &gt; &quot; &amp; [.B95] &amp; &quot; ; &quot; &amp; [.A95] &amp; &quot;^2&quot;" office:value-type="string" office:string-value="        .byte &gt; 8649 ; 93^2">
            <text:p><text:s text:c="8"/>.byte &gt; 8649 ; 93^2</text:p>
          </table:table-cell>
          <table:table-cell table:formula="oooc:= &quot;        .byte &quot; &amp; INT([.B95]/[.$H$1]) &amp; &quot; ; &quot; &amp; [.A95] &amp; &quot;^2 / &quot; &amp; [.$H$1]" office:value-type="string" office:string-value="        .byte 85 ; 93^2 / 101">
            <text:p><text:s text:c="8"/>.byte 85 ; 93^2 / 101</text:p>
          </table:table-cell>
          <table:table-cell table:formula="oooc:= &quot;        .byte &quot; &amp; INT([.C95]/[.$H$1]) &amp; &quot; ; (&quot; &amp; [.A95] &amp; &quot;*1.212) ^2 / &quot; &amp; [.$H$1]" office:value-type="string" office:string-value="        .byte 125 ; (93*1.212) ^2 / 101">
            <text:p><text:s text:c="8"/>.byte 125 ; (93*1.212) ^2 / 101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ooc:=[.A96]^2" office:value-type="float" office:value="8836">
            <text:p>8836</text:p>
          </table:table-cell>
          <table:table-cell table:formula="oooc:=([.A96]*1.212) ^ 2" office:value-type="float" office:value="12979.589184">
            <text:p>12979.59</text:p>
          </table:table-cell>
          <table:table-cell table:formula="oooc:=&quot;        .byte &lt; &quot; &amp; [.B96] &amp; &quot; ; &quot; &amp; [.A96] &amp; &quot;^2&quot;" office:value-type="string" office:string-value="        .byte &lt; 8836 ; 94^2">
            <text:p><text:s text:c="8"/>.byte &lt; 8836 ; 94^2</text:p>
          </table:table-cell>
          <table:table-cell table:formula="oooc:= &quot;        .byte &gt; &quot; &amp; [.B96] &amp; &quot; ; &quot; &amp; [.A96] &amp; &quot;^2&quot;" office:value-type="string" office:string-value="        .byte &gt; 8836 ; 94^2">
            <text:p><text:s text:c="8"/>.byte &gt; 8836 ; 94^2</text:p>
          </table:table-cell>
          <table:table-cell table:formula="oooc:= &quot;        .byte &quot; &amp; INT([.B96]/[.$H$1]) &amp; &quot; ; &quot; &amp; [.A96] &amp; &quot;^2 / &quot; &amp; [.$H$1]" office:value-type="string" office:string-value="        .byte 87 ; 94^2 / 101">
            <text:p><text:s text:c="8"/>.byte 87 ; 94^2 / 101</text:p>
          </table:table-cell>
          <table:table-cell table:formula="oooc:= &quot;        .byte &quot; &amp; INT([.C96]/[.$H$1]) &amp; &quot; ; (&quot; &amp; [.A96] &amp; &quot;*1.212) ^2 / &quot; &amp; [.$H$1]" office:value-type="string" office:string-value="        .byte 128 ; (94*1.212) ^2 / 101">
            <text:p><text:s text:c="8"/>.byte 128 ; (94*1.212) ^2 / 101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ooc:=[.A97]^2" office:value-type="float" office:value="9025">
            <text:p>9025</text:p>
          </table:table-cell>
          <table:table-cell table:formula="oooc:=([.A97]*1.212) ^ 2" office:value-type="float" office:value="13257.2196">
            <text:p>13257.22</text:p>
          </table:table-cell>
          <table:table-cell table:formula="oooc:=&quot;        .byte &lt; &quot; &amp; [.B97] &amp; &quot; ; &quot; &amp; [.A97] &amp; &quot;^2&quot;" office:value-type="string" office:string-value="        .byte &lt; 9025 ; 95^2">
            <text:p><text:s text:c="8"/>.byte &lt; 9025 ; 95^2</text:p>
          </table:table-cell>
          <table:table-cell table:formula="oooc:= &quot;        .byte &gt; &quot; &amp; [.B97] &amp; &quot; ; &quot; &amp; [.A97] &amp; &quot;^2&quot;" office:value-type="string" office:string-value="        .byte &gt; 9025 ; 95^2">
            <text:p><text:s text:c="8"/>.byte &gt; 9025 ; 95^2</text:p>
          </table:table-cell>
          <table:table-cell table:formula="oooc:= &quot;        .byte &quot; &amp; INT([.B97]/[.$H$1]) &amp; &quot; ; &quot; &amp; [.A97] &amp; &quot;^2 / &quot; &amp; [.$H$1]" office:value-type="string" office:string-value="        .byte 89 ; 95^2 / 101">
            <text:p><text:s text:c="8"/>.byte 89 ; 95^2 / 101</text:p>
          </table:table-cell>
          <table:table-cell table:formula="oooc:= &quot;        .byte &quot; &amp; INT([.C97]/[.$H$1]) &amp; &quot; ; (&quot; &amp; [.A97] &amp; &quot;*1.212) ^2 / &quot; &amp; [.$H$1]" office:value-type="string" office:string-value="        .byte 131 ; (95*1.212) ^2 / 101">
            <text:p><text:s text:c="8"/>.byte 131 ; (95*1.212) ^2 / 101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ooc:=[.A98]^2" office:value-type="float" office:value="9216">
            <text:p>9216</text:p>
          </table:table-cell>
          <table:table-cell table:formula="oooc:=([.A98]*1.212) ^ 2" office:value-type="float" office:value="13537.787904">
            <text:p>13537.79</text:p>
          </table:table-cell>
          <table:table-cell table:formula="oooc:=&quot;        .byte &lt; &quot; &amp; [.B98] &amp; &quot; ; &quot; &amp; [.A98] &amp; &quot;^2&quot;" office:value-type="string" office:string-value="        .byte &lt; 9216 ; 96^2">
            <text:p><text:s text:c="8"/>.byte &lt; 9216 ; 96^2</text:p>
          </table:table-cell>
          <table:table-cell table:formula="oooc:= &quot;        .byte &gt; &quot; &amp; [.B98] &amp; &quot; ; &quot; &amp; [.A98] &amp; &quot;^2&quot;" office:value-type="string" office:string-value="        .byte &gt; 9216 ; 96^2">
            <text:p><text:s text:c="8"/>.byte &gt; 9216 ; 96^2</text:p>
          </table:table-cell>
          <table:table-cell table:formula="oooc:= &quot;        .byte &quot; &amp; INT([.B98]/[.$H$1]) &amp; &quot; ; &quot; &amp; [.A98] &amp; &quot;^2 / &quot; &amp; [.$H$1]" office:value-type="string" office:string-value="        .byte 91 ; 96^2 / 101">
            <text:p><text:s text:c="8"/>.byte 91 ; 96^2 / 101</text:p>
          </table:table-cell>
          <table:table-cell table:formula="oooc:= &quot;        .byte &quot; &amp; INT([.C98]/[.$H$1]) &amp; &quot; ; (&quot; &amp; [.A98] &amp; &quot;*1.212) ^2 / &quot; &amp; [.$H$1]" office:value-type="string" office:string-value="        .byte 134 ; (96*1.212) ^2 / 101">
            <text:p><text:s text:c="8"/>.byte 134 ; (96*1.212) ^2 / 101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ooc:=[.A99]^2" office:value-type="float" office:value="9409">
            <text:p>9409</text:p>
          </table:table-cell>
          <table:table-cell table:formula="oooc:=([.A99]*1.212) ^ 2" office:value-type="float" office:value="13821.294096">
            <text:p>13821.29</text:p>
          </table:table-cell>
          <table:table-cell table:formula="oooc:=&quot;        .byte &lt; &quot; &amp; [.B99] &amp; &quot; ; &quot; &amp; [.A99] &amp; &quot;^2&quot;" office:value-type="string" office:string-value="        .byte &lt; 9409 ; 97^2">
            <text:p><text:s text:c="8"/>.byte &lt; 9409 ; 97^2</text:p>
          </table:table-cell>
          <table:table-cell table:formula="oooc:= &quot;        .byte &gt; &quot; &amp; [.B99] &amp; &quot; ; &quot; &amp; [.A99] &amp; &quot;^2&quot;" office:value-type="string" office:string-value="        .byte &gt; 9409 ; 97^2">
            <text:p><text:s text:c="8"/>.byte &gt; 9409 ; 97^2</text:p>
          </table:table-cell>
          <table:table-cell table:formula="oooc:= &quot;        .byte &quot; &amp; INT([.B99]/[.$H$1]) &amp; &quot; ; &quot; &amp; [.A99] &amp; &quot;^2 / &quot; &amp; [.$H$1]" office:value-type="string" office:string-value="        .byte 93 ; 97^2 / 101">
            <text:p><text:s text:c="8"/>.byte 93 ; 97^2 / 101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ooc:=[.A100]^2" office:value-type="float" office:value="9604">
            <text:p>9604</text:p>
          </table:table-cell>
          <table:table-cell table:formula="oooc:=([.A100]*1.212) ^ 2" office:value-type="float" office:value="14107.738176">
            <text:p>14107.74</text:p>
          </table:table-cell>
          <table:table-cell table:formula="oooc:=&quot;        .byte &lt; &quot; &amp; [.B100] &amp; &quot; ; &quot; &amp; [.A100] &amp; &quot;^2&quot;" office:value-type="string" office:string-value="        .byte &lt; 9604 ; 98^2">
            <text:p><text:s text:c="8"/>.byte &lt; 9604 ; 98^2</text:p>
          </table:table-cell>
          <table:table-cell table:formula="oooc:= &quot;        .byte &gt; &quot; &amp; [.B100] &amp; &quot; ; &quot; &amp; [.A100] &amp; &quot;^2&quot;" office:value-type="string" office:string-value="        .byte &gt; 9604 ; 98^2">
            <text:p><text:s text:c="8"/>.byte &gt; 9604 ; 98^2</text:p>
          </table:table-cell>
          <table:table-cell table:formula="oooc:= &quot;        .byte &quot; &amp; INT([.B100]/[.$H$1]) &amp; &quot; ; &quot; &amp; [.A100] &amp; &quot;^2 / &quot; &amp; [.$H$1]" office:value-type="string" office:string-value="        .byte 95 ; 98^2 / 101">
            <text:p><text:s text:c="8"/>.byte 95 ; 98^2 / 101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ooc:=[.A101]^2" office:value-type="float" office:value="9801">
            <text:p>9801</text:p>
          </table:table-cell>
          <table:table-cell table:formula="oooc:=([.A101]*1.212) ^ 2" office:value-type="float" office:value="14397.120144">
            <text:p>14397.12</text:p>
          </table:table-cell>
          <table:table-cell table:formula="oooc:=&quot;        .byte &lt; &quot; &amp; [.B101] &amp; &quot; ; &quot; &amp; [.A101] &amp; &quot;^2&quot;" office:value-type="string" office:string-value="        .byte &lt; 9801 ; 99^2">
            <text:p><text:s text:c="8"/>.byte &lt; 9801 ; 99^2</text:p>
          </table:table-cell>
          <table:table-cell table:formula="oooc:= &quot;        .byte &gt; &quot; &amp; [.B101] &amp; &quot; ; &quot; &amp; [.A101] &amp; &quot;^2&quot;" office:value-type="string" office:string-value="        .byte &gt; 9801 ; 99^2">
            <text:p><text:s text:c="8"/>.byte &gt; 9801 ; 99^2</text:p>
          </table:table-cell>
          <table:table-cell table:formula="oooc:= &quot;        .byte &quot; &amp; INT([.B101]/[.$H$1]) &amp; &quot; ; &quot; &amp; [.A101] &amp; &quot;^2 / &quot; &amp; [.$H$1]" office:value-type="string" office:string-value="        .byte 97 ; 99^2 / 101">
            <text:p><text:s text:c="8"/>.byte 97 ; 99^2 / 101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ooc:=[.A102]^2" office:value-type="float" office:value="10000">
            <text:p>10000</text:p>
          </table:table-cell>
          <table:table-cell table:formula="oooc:=([.A102]*1.212) ^ 2" office:value-type="float" office:value="14689.44">
            <text:p>14689.44</text:p>
          </table:table-cell>
          <table:table-cell table:formula="oooc:=&quot;        .byte &lt; &quot; &amp; [.B102] &amp; &quot; ; &quot; &amp; [.A102] &amp; &quot;^2&quot;" office:value-type="string" office:string-value="        .byte &lt; 10000 ; 100^2">
            <text:p><text:s text:c="8"/>.byte &lt; 10000 ; 100^2</text:p>
          </table:table-cell>
          <table:table-cell table:formula="oooc:= &quot;        .byte &gt; &quot; &amp; [.B102] &amp; &quot; ; &quot; &amp; [.A102] &amp; &quot;^2&quot;" office:value-type="string" office:string-value="        .byte &gt; 10000 ; 100^2">
            <text:p><text:s text:c="8"/>.byte &gt; 10000 ; 100^2</text:p>
          </table:table-cell>
          <table:table-cell table:formula="oooc:= &quot;        .byte &quot; &amp; INT([.B102]/[.$H$1]) &amp; &quot; ; &quot; &amp; [.A102] &amp; &quot;^2 / &quot; &amp; [.$H$1]" office:value-type="string" office:string-value="        .byte 99 ; 100^2 / 101">
            <text:p><text:s text:c="8"/>.byte 99 ; 100^2 / 101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ooc:=[.A103]^2" office:value-type="float" office:value="10201">
            <text:p>10201</text:p>
          </table:table-cell>
          <table:table-cell table:formula="oooc:=([.A103]*1.212) ^ 2" office:value-type="float" office:value="14984.697744">
            <text:p>14984.7</text:p>
          </table:table-cell>
          <table:table-cell table:formula="oooc:=&quot;        .byte &lt; &quot; &amp; [.B103] &amp; &quot; ; &quot; &amp; [.A103] &amp; &quot;^2&quot;" office:value-type="string" office:string-value="        .byte &lt; 10201 ; 101^2">
            <text:p><text:s text:c="8"/>.byte &lt; 10201 ; 101^2</text:p>
          </table:table-cell>
          <table:table-cell table:formula="oooc:= &quot;        .byte &gt; &quot; &amp; [.B103] &amp; &quot; ; &quot; &amp; [.A103] &amp; &quot;^2&quot;" office:value-type="string" office:string-value="        .byte &gt; 10201 ; 101^2">
            <text:p><text:s text:c="8"/>.byte &gt; 10201 ; 101^2</text:p>
          </table:table-cell>
          <table:table-cell table:formula="oooc:= &quot;        .byte &quot; &amp; INT([.B103]/[.$H$1]) &amp; &quot; ; &quot; &amp; [.A103] &amp; &quot;^2 / &quot; &amp; [.$H$1]" office:value-type="string" office:string-value="        .byte 101 ; 101^2 / 101">
            <text:p><text:s text:c="8"/>.byte 101 ; 101^2 / 101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ooc:=[.A104]^2" office:value-type="float" office:value="10404">
            <text:p>10404</text:p>
          </table:table-cell>
          <table:table-cell table:formula="oooc:=([.A104]*1.212) ^ 2" office:value-type="float" office:value="15282.893376">
            <text:p>15282.89</text:p>
          </table:table-cell>
          <table:table-cell table:formula="oooc:=&quot;        .byte &lt; &quot; &amp; [.B104] &amp; &quot; ; &quot; &amp; [.A104] &amp; &quot;^2&quot;" office:value-type="string" office:string-value="        .byte &lt; 10404 ; 102^2">
            <text:p><text:s text:c="8"/>.byte &lt; 10404 ; 102^2</text:p>
          </table:table-cell>
          <table:table-cell table:formula="oooc:= &quot;        .byte &gt; &quot; &amp; [.B104] &amp; &quot; ; &quot; &amp; [.A104] &amp; &quot;^2&quot;" office:value-type="string" office:string-value="        .byte &gt; 10404 ; 102^2">
            <text:p><text:s text:c="8"/>.byte &gt; 10404 ; 102^2</text:p>
          </table:table-cell>
          <table:table-cell table:formula="oooc:= &quot;        .byte &quot; &amp; INT([.B104]/[.$H$1]) &amp; &quot; ; &quot; &amp; [.A104] &amp; &quot;^2 / &quot; &amp; [.$H$1]" office:value-type="string" office:string-value="        .byte 103 ; 102^2 / 101">
            <text:p><text:s text:c="8"/>.byte 103 ; 102^2 / 101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ooc:=[.A105]^2" office:value-type="float" office:value="10609">
            <text:p>10609</text:p>
          </table:table-cell>
          <table:table-cell table:formula="oooc:=([.A105]*1.212) ^ 2" office:value-type="float" office:value="15584.026896">
            <text:p>15584.03</text:p>
          </table:table-cell>
          <table:table-cell table:formula="oooc:=&quot;        .byte &lt; &quot; &amp; [.B105] &amp; &quot; ; &quot; &amp; [.A105] &amp; &quot;^2&quot;" office:value-type="string" office:string-value="        .byte &lt; 10609 ; 103^2">
            <text:p><text:s text:c="8"/>.byte &lt; 10609 ; 103^2</text:p>
          </table:table-cell>
          <table:table-cell table:formula="oooc:= &quot;        .byte &gt; &quot; &amp; [.B105] &amp; &quot; ; &quot; &amp; [.A105] &amp; &quot;^2&quot;" office:value-type="string" office:string-value="        .byte &gt; 10609 ; 103^2">
            <text:p><text:s text:c="8"/>.byte &gt; 10609 ; 103^2</text:p>
          </table:table-cell>
          <table:table-cell table:formula="oooc:= &quot;        .byte &quot; &amp; INT([.B105]/[.$H$1]) &amp; &quot; ; &quot; &amp; [.A105] &amp; &quot;^2 / &quot; &amp; [.$H$1]" office:value-type="string" office:string-value="        .byte 105 ; 103^2 / 101">
            <text:p><text:s text:c="8"/>.byte 105 ; 103^2 / 101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ooc:=[.A106]^2" office:value-type="float" office:value="10816">
            <text:p>10816</text:p>
          </table:table-cell>
          <table:table-cell table:formula="oooc:=([.A106]*1.212) ^ 2" office:value-type="float" office:value="15888.098304">
            <text:p>15888.1</text:p>
          </table:table-cell>
          <table:table-cell table:formula="oooc:=&quot;        .byte &lt; &quot; &amp; [.B106] &amp; &quot; ; &quot; &amp; [.A106] &amp; &quot;^2&quot;" office:value-type="string" office:string-value="        .byte &lt; 10816 ; 104^2">
            <text:p><text:s text:c="8"/>.byte &lt; 10816 ; 104^2</text:p>
          </table:table-cell>
          <table:table-cell table:formula="oooc:= &quot;        .byte &gt; &quot; &amp; [.B106] &amp; &quot; ; &quot; &amp; [.A106] &amp; &quot;^2&quot;" office:value-type="string" office:string-value="        .byte &gt; 10816 ; 104^2">
            <text:p><text:s text:c="8"/>.byte &gt; 10816 ; 104^2</text:p>
          </table:table-cell>
          <table:table-cell table:formula="oooc:= &quot;        .byte &quot; &amp; INT([.B106]/[.$H$1]) &amp; &quot; ; &quot; &amp; [.A106] &amp; &quot;^2 / &quot; &amp; [.$H$1]" office:value-type="string" office:string-value="        .byte 107 ; 104^2 / 101">
            <text:p><text:s text:c="8"/>.byte 107 ; 104^2 / 101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ooc:=[.A107]^2" office:value-type="float" office:value="11025">
            <text:p>11025</text:p>
          </table:table-cell>
          <table:table-cell table:formula="oooc:=([.A107]*1.212) ^ 2" office:value-type="float" office:value="16195.1076">
            <text:p>16195.11</text:p>
          </table:table-cell>
          <table:table-cell table:formula="oooc:=&quot;        .byte &lt; &quot; &amp; [.B107] &amp; &quot; ; &quot; &amp; [.A107] &amp; &quot;^2&quot;" office:value-type="string" office:string-value="        .byte &lt; 11025 ; 105^2">
            <text:p><text:s text:c="8"/>.byte &lt; 11025 ; 105^2</text:p>
          </table:table-cell>
          <table:table-cell table:formula="oooc:= &quot;        .byte &gt; &quot; &amp; [.B107] &amp; &quot; ; &quot; &amp; [.A107] &amp; &quot;^2&quot;" office:value-type="string" office:string-value="        .byte &gt; 11025 ; 105^2">
            <text:p><text:s text:c="8"/>.byte &gt; 11025 ; 105^2</text:p>
          </table:table-cell>
          <table:table-cell table:formula="oooc:= &quot;        .byte &quot; &amp; INT([.B107]/[.$H$1]) &amp; &quot; ; &quot; &amp; [.A107] &amp; &quot;^2 / &quot; &amp; [.$H$1]" office:value-type="string" office:string-value="        .byte 109 ; 105^2 / 101">
            <text:p><text:s text:c="8"/>.byte 109 ; 105^2 / 101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ooc:=[.A108]^2" office:value-type="float" office:value="11236">
            <text:p>11236</text:p>
          </table:table-cell>
          <table:table-cell table:formula="oooc:=([.A108]*1.212) ^ 2" office:value-type="float" office:value="16505.054784">
            <text:p>16505.05</text:p>
          </table:table-cell>
          <table:table-cell table:formula="oooc:=&quot;        .byte &lt; &quot; &amp; [.B108] &amp; &quot; ; &quot; &amp; [.A108] &amp; &quot;^2&quot;" office:value-type="string" office:string-value="        .byte &lt; 11236 ; 106^2">
            <text:p><text:s text:c="8"/>.byte &lt; 11236 ; 106^2</text:p>
          </table:table-cell>
          <table:table-cell table:formula="oooc:= &quot;        .byte &gt; &quot; &amp; [.B108] &amp; &quot; ; &quot; &amp; [.A108] &amp; &quot;^2&quot;" office:value-type="string" office:string-value="        .byte &gt; 11236 ; 106^2">
            <text:p><text:s text:c="8"/>.byte &gt; 11236 ; 106^2</text:p>
          </table:table-cell>
          <table:table-cell table:formula="oooc:= &quot;        .byte &quot; &amp; INT([.B108]/[.$H$1]) &amp; &quot; ; &quot; &amp; [.A108] &amp; &quot;^2 / &quot; &amp; [.$H$1]" office:value-type="string" office:string-value="        .byte 111 ; 106^2 / 101">
            <text:p><text:s text:c="8"/>.byte 111 ; 106^2 / 101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ooc:=[.A109]^2" office:value-type="float" office:value="11449">
            <text:p>11449</text:p>
          </table:table-cell>
          <table:table-cell table:formula="oooc:=([.A109]*1.212) ^ 2" office:value-type="float" office:value="16817.939856">
            <text:p>16817.94</text:p>
          </table:table-cell>
          <table:table-cell table:formula="oooc:=&quot;        .byte &lt; &quot; &amp; [.B109] &amp; &quot; ; &quot; &amp; [.A109] &amp; &quot;^2&quot;" office:value-type="string" office:string-value="        .byte &lt; 11449 ; 107^2">
            <text:p><text:s text:c="8"/>.byte &lt; 11449 ; 107^2</text:p>
          </table:table-cell>
          <table:table-cell table:formula="oooc:= &quot;        .byte &gt; &quot; &amp; [.B109] &amp; &quot; ; &quot; &amp; [.A109] &amp; &quot;^2&quot;" office:value-type="string" office:string-value="        .byte &gt; 11449 ; 107^2">
            <text:p><text:s text:c="8"/>.byte &gt; 11449 ; 107^2</text:p>
          </table:table-cell>
          <table:table-cell table:formula="oooc:= &quot;        .byte &quot; &amp; INT([.B109]/[.$H$1]) &amp; &quot; ; &quot; &amp; [.A109] &amp; &quot;^2 / &quot; &amp; [.$H$1]" office:value-type="string" office:string-value="        .byte 113 ; 107^2 / 101">
            <text:p><text:s text:c="8"/>.byte 113 ; 107^2 / 101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ooc:=[.A110]^2" office:value-type="float" office:value="11664">
            <text:p>11664</text:p>
          </table:table-cell>
          <table:table-cell table:formula="oooc:=([.A110]*1.212) ^ 2" office:value-type="float" office:value="17133.762816">
            <text:p>17133.76</text:p>
          </table:table-cell>
          <table:table-cell table:formula="oooc:=&quot;        .byte &lt; &quot; &amp; [.B110] &amp; &quot; ; &quot; &amp; [.A110] &amp; &quot;^2&quot;" office:value-type="string" office:string-value="        .byte &lt; 11664 ; 108^2">
            <text:p><text:s text:c="8"/>.byte &lt; 11664 ; 108^2</text:p>
          </table:table-cell>
          <table:table-cell table:formula="oooc:= &quot;        .byte &gt; &quot; &amp; [.B110] &amp; &quot; ; &quot; &amp; [.A110] &amp; &quot;^2&quot;" office:value-type="string" office:string-value="        .byte &gt; 11664 ; 108^2">
            <text:p><text:s text:c="8"/>.byte &gt; 11664 ; 108^2</text:p>
          </table:table-cell>
          <table:table-cell table:formula="oooc:= &quot;        .byte &quot; &amp; INT([.B110]/[.$H$1]) &amp; &quot; ; &quot; &amp; [.A110] &amp; &quot;^2 / &quot; &amp; [.$H$1]" office:value-type="string" office:string-value="        .byte 115 ; 108^2 / 101">
            <text:p><text:s text:c="8"/>.byte 115 ; 108^2 / 101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ooc:=[.A111]^2" office:value-type="float" office:value="11881">
            <text:p>11881</text:p>
          </table:table-cell>
          <table:table-cell table:formula="oooc:=([.A111]*1.212) ^ 2" office:value-type="float" office:value="17452.523664">
            <text:p>17452.52</text:p>
          </table:table-cell>
          <table:table-cell table:formula="oooc:=&quot;        .byte &lt; &quot; &amp; [.B111] &amp; &quot; ; &quot; &amp; [.A111] &amp; &quot;^2&quot;" office:value-type="string" office:string-value="        .byte &lt; 11881 ; 109^2">
            <text:p><text:s text:c="8"/>.byte &lt; 11881 ; 109^2</text:p>
          </table:table-cell>
          <table:table-cell table:formula="oooc:= &quot;        .byte &gt; &quot; &amp; [.B111] &amp; &quot; ; &quot; &amp; [.A111] &amp; &quot;^2&quot;" office:value-type="string" office:string-value="        .byte &gt; 11881 ; 109^2">
            <text:p><text:s text:c="8"/>.byte &gt; 11881 ; 109^2</text:p>
          </table:table-cell>
          <table:table-cell table:formula="oooc:= &quot;        .byte &quot; &amp; INT([.B111]/[.$H$1]) &amp; &quot; ; &quot; &amp; [.A111] &amp; &quot;^2 / &quot; &amp; [.$H$1]" office:value-type="string" office:string-value="        .byte 117 ; 109^2 / 101">
            <text:p><text:s text:c="8"/>.byte 117 ; 109^2 / 101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ooc:=[.A112]^2" office:value-type="float" office:value="12100">
            <text:p>12100</text:p>
          </table:table-cell>
          <table:table-cell table:formula="oooc:=([.A112]*1.212) ^ 2" office:value-type="float" office:value="17774.2224">
            <text:p>17774.22</text:p>
          </table:table-cell>
          <table:table-cell table:formula="oooc:=&quot;        .byte &lt; &quot; &amp; [.B112] &amp; &quot; ; &quot; &amp; [.A112] &amp; &quot;^2&quot;" office:value-type="string" office:string-value="        .byte &lt; 12100 ; 110^2">
            <text:p><text:s text:c="8"/>.byte &lt; 12100 ; 110^2</text:p>
          </table:table-cell>
          <table:table-cell table:formula="oooc:= &quot;        .byte &gt; &quot; &amp; [.B112] &amp; &quot; ; &quot; &amp; [.A112] &amp; &quot;^2&quot;" office:value-type="string" office:string-value="        .byte &gt; 12100 ; 110^2">
            <text:p><text:s text:c="8"/>.byte &gt; 12100 ; 110^2</text:p>
          </table:table-cell>
          <table:table-cell table:formula="oooc:= &quot;        .byte &quot; &amp; INT([.B112]/[.$H$1]) &amp; &quot; ; &quot; &amp; [.A112] &amp; &quot;^2 / &quot; &amp; [.$H$1]" office:value-type="string" office:string-value="        .byte 119 ; 110^2 / 101">
            <text:p><text:s text:c="8"/>.byte 119 ; 110^2 / 101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ooc:=[.A113]^2" office:value-type="float" office:value="12321">
            <text:p>12321</text:p>
          </table:table-cell>
          <table:table-cell table:formula="oooc:=([.A113]*1.212) ^ 2" office:value-type="float" office:value="18098.859024">
            <text:p>18098.86</text:p>
          </table:table-cell>
          <table:table-cell table:formula="oooc:=&quot;        .byte &lt; &quot; &amp; [.B113] &amp; &quot; ; &quot; &amp; [.A113] &amp; &quot;^2&quot;" office:value-type="string" office:string-value="        .byte &lt; 12321 ; 111^2">
            <text:p><text:s text:c="8"/>.byte &lt; 12321 ; 111^2</text:p>
          </table:table-cell>
          <table:table-cell table:formula="oooc:= &quot;        .byte &gt; &quot; &amp; [.B113] &amp; &quot; ; &quot; &amp; [.A113] &amp; &quot;^2&quot;" office:value-type="string" office:string-value="        .byte &gt; 12321 ; 111^2">
            <text:p><text:s text:c="8"/>.byte &gt; 12321 ; 111^2</text:p>
          </table:table-cell>
          <table:table-cell table:formula="oooc:= &quot;        .byte &quot; &amp; INT([.B113]/[.$H$1]) &amp; &quot; ; &quot; &amp; [.A113] &amp; &quot;^2 / &quot; &amp; [.$H$1]" office:value-type="string" office:string-value="        .byte 121 ; 111^2 / 101">
            <text:p><text:s text:c="8"/>.byte 121 ; 111^2 / 101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ooc:=[.A114]^2" office:value-type="float" office:value="12544">
            <text:p>12544</text:p>
          </table:table-cell>
          <table:table-cell table:formula="oooc:=([.A114]*1.212) ^ 2" office:value-type="float" office:value="18426.433536">
            <text:p>18426.43</text:p>
          </table:table-cell>
          <table:table-cell table:formula="oooc:=&quot;        .byte &lt; &quot; &amp; [.B114] &amp; &quot; ; &quot; &amp; [.A114] &amp; &quot;^2&quot;" office:value-type="string" office:string-value="        .byte &lt; 12544 ; 112^2">
            <text:p><text:s text:c="8"/>.byte &lt; 12544 ; 112^2</text:p>
          </table:table-cell>
          <table:table-cell table:formula="oooc:= &quot;        .byte &gt; &quot; &amp; [.B114] &amp; &quot; ; &quot; &amp; [.A114] &amp; &quot;^2&quot;" office:value-type="string" office:string-value="        .byte &gt; 12544 ; 112^2">
            <text:p><text:s text:c="8"/>.byte &gt; 12544 ; 112^2</text:p>
          </table:table-cell>
          <table:table-cell table:formula="oooc:= &quot;        .byte &quot; &amp; INT([.B114]/[.$H$1]) &amp; &quot; ; &quot; &amp; [.A114] &amp; &quot;^2 / &quot; &amp; [.$H$1]" office:value-type="string" office:string-value="        .byte 124 ; 112^2 / 101">
            <text:p><text:s text:c="8"/>.byte 124 ; 112^2 / 101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ooc:=[.A115]^2" office:value-type="float" office:value="12769">
            <text:p>12769</text:p>
          </table:table-cell>
          <table:table-cell table:formula="oooc:=([.A115]*1.212) ^ 2" office:value-type="float" office:value="18756.945936">
            <text:p>18756.95</text:p>
          </table:table-cell>
          <table:table-cell table:formula="oooc:=&quot;        .byte &lt; &quot; &amp; [.B115] &amp; &quot; ; &quot; &amp; [.A115] &amp; &quot;^2&quot;" office:value-type="string" office:string-value="        .byte &lt; 12769 ; 113^2">
            <text:p><text:s text:c="8"/>.byte &lt; 12769 ; 113^2</text:p>
          </table:table-cell>
          <table:table-cell table:formula="oooc:= &quot;        .byte &gt; &quot; &amp; [.B115] &amp; &quot; ; &quot; &amp; [.A115] &amp; &quot;^2&quot;" office:value-type="string" office:string-value="        .byte &gt; 12769 ; 113^2">
            <text:p><text:s text:c="8"/>.byte &gt; 12769 ; 113^2</text:p>
          </table:table-cell>
          <table:table-cell table:formula="oooc:= &quot;        .byte &quot; &amp; INT([.B115]/[.$H$1]) &amp; &quot; ; &quot; &amp; [.A115] &amp; &quot;^2 / &quot; &amp; [.$H$1]" office:value-type="string" office:string-value="        .byte 126 ; 113^2 / 101">
            <text:p><text:s text:c="8"/>.byte 126 ; 113^2 / 101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ooc:=[.A116]^2" office:value-type="float" office:value="12996">
            <text:p>12996</text:p>
          </table:table-cell>
          <table:table-cell table:formula="oooc:=([.A116]*1.212) ^ 2" office:value-type="float" office:value="19090.396224">
            <text:p>19090.4</text:p>
          </table:table-cell>
          <table:table-cell table:formula="oooc:=&quot;        .byte &lt; &quot; &amp; [.B116] &amp; &quot; ; &quot; &amp; [.A116] &amp; &quot;^2&quot;" office:value-type="string" office:string-value="        .byte &lt; 12996 ; 114^2">
            <text:p><text:s text:c="8"/>.byte &lt; 12996 ; 114^2</text:p>
          </table:table-cell>
          <table:table-cell table:formula="oooc:= &quot;        .byte &gt; &quot; &amp; [.B116] &amp; &quot; ; &quot; &amp; [.A116] &amp; &quot;^2&quot;" office:value-type="string" office:string-value="        .byte &gt; 12996 ; 114^2">
            <text:p><text:s text:c="8"/>.byte &gt; 12996 ; 114^2</text:p>
          </table:table-cell>
          <table:table-cell table:formula="oooc:= &quot;        .byte &quot; &amp; INT([.B116]/[.$H$1]) &amp; &quot; ; &quot; &amp; [.A116] &amp; &quot;^2 / &quot; &amp; [.$H$1]" office:value-type="string" office:string-value="        .byte 128 ; 114^2 / 101">
            <text:p><text:s text:c="8"/>.byte 128 ; 114^2 / 101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ooc:=[.A117]^2" office:value-type="float" office:value="13225">
            <text:p>13225</text:p>
          </table:table-cell>
          <table:table-cell table:formula="oooc:=([.A117]*1.212) ^ 2" office:value-type="float" office:value="19426.7844">
            <text:p>19426.78</text:p>
          </table:table-cell>
          <table:table-cell table:formula="oooc:=&quot;        .byte &lt; &quot; &amp; [.B117] &amp; &quot; ; &quot; &amp; [.A117] &amp; &quot;^2&quot;" office:value-type="string" office:string-value="        .byte &lt; 13225 ; 115^2">
            <text:p><text:s text:c="8"/>.byte &lt; 13225 ; 115^2</text:p>
          </table:table-cell>
          <table:table-cell table:formula="oooc:= &quot;        .byte &gt; &quot; &amp; [.B117] &amp; &quot; ; &quot; &amp; [.A117] &amp; &quot;^2&quot;" office:value-type="string" office:string-value="        .byte &gt; 13225 ; 115^2">
            <text:p><text:s text:c="8"/>.byte &gt; 13225 ; 115^2</text:p>
          </table:table-cell>
          <table:table-cell table:formula="oooc:= &quot;        .byte &quot; &amp; INT([.B117]/[.$H$1]) &amp; &quot; ; &quot; &amp; [.A117] &amp; &quot;^2 / &quot; &amp; [.$H$1]" office:value-type="string" office:string-value="        .byte 130 ; 115^2 / 101">
            <text:p><text:s text:c="8"/>.byte 130 ; 115^2 / 101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ooc:=[.A118]^2" office:value-type="float" office:value="13456">
            <text:p>13456</text:p>
          </table:table-cell>
          <table:table-cell table:formula="oooc:=([.A118]*1.212) ^ 2" office:value-type="float" office:value="19766.110464">
            <text:p>19766.11</text:p>
          </table:table-cell>
          <table:table-cell table:formula="oooc:=&quot;        .byte &lt; &quot; &amp; [.B118] &amp; &quot; ; &quot; &amp; [.A118] &amp; &quot;^2&quot;" office:value-type="string" office:string-value="        .byte &lt; 13456 ; 116^2">
            <text:p><text:s text:c="8"/>.byte &lt; 13456 ; 116^2</text:p>
          </table:table-cell>
          <table:table-cell table:formula="oooc:= &quot;        .byte &gt; &quot; &amp; [.B118] &amp; &quot; ; &quot; &amp; [.A118] &amp; &quot;^2&quot;" office:value-type="string" office:string-value="        .byte &gt; 13456 ; 116^2">
            <text:p><text:s text:c="8"/>.byte &gt; 13456 ; 116^2</text:p>
          </table:table-cell>
          <table:table-cell table:formula="oooc:= &quot;        .byte &quot; &amp; INT([.B118]/[.$H$1]) &amp; &quot; ; &quot; &amp; [.A118] &amp; &quot;^2 / &quot; &amp; [.$H$1]" office:value-type="string" office:string-value="        .byte 133 ; 116^2 / 101">
            <text:p><text:s text:c="8"/>.byte 133 ; 116^2 / 101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ooc:=[.A119]^2" office:value-type="float" office:value="13689">
            <text:p>13689</text:p>
          </table:table-cell>
          <table:table-cell table:formula="oooc:=([.A119]*1.212) ^ 2" office:value-type="float" office:value="20108.374416">
            <text:p>20108.37</text:p>
          </table:table-cell>
          <table:table-cell table:formula="oooc:=&quot;        .byte &lt; &quot; &amp; [.B119] &amp; &quot; ; &quot; &amp; [.A119] &amp; &quot;^2&quot;" office:value-type="string" office:string-value="        .byte &lt; 13689 ; 117^2">
            <text:p><text:s text:c="8"/>.byte &lt; 13689 ; 117^2</text:p>
          </table:table-cell>
          <table:table-cell table:formula="oooc:= &quot;        .byte &gt; &quot; &amp; [.B119] &amp; &quot; ; &quot; &amp; [.A119] &amp; &quot;^2&quot;" office:value-type="string" office:string-value="        .byte &gt; 13689 ; 117^2">
            <text:p><text:s text:c="8"/>.byte &gt; 13689 ; 117^2</text:p>
          </table:table-cell>
          <table:table-cell table:formula="oooc:= &quot;        .byte &quot; &amp; INT([.B119]/[.$H$1]) &amp; &quot; ; &quot; &amp; [.A119] &amp; &quot;^2 / &quot; &amp; [.$H$1]" office:value-type="string" office:string-value="        .byte 135 ; 117^2 / 101">
            <text:p><text:s text:c="8"/>.byte 135 ; 117^2 / 101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ooc:=[.A120]^2" office:value-type="float" office:value="13924">
            <text:p>13924</text:p>
          </table:table-cell>
          <table:table-cell table:formula="oooc:=([.A120]*1.212) ^ 2" office:value-type="float" office:value="20453.576256">
            <text:p>20453.58</text:p>
          </table:table-cell>
          <table:table-cell table:formula="oooc:=&quot;        .byte &lt; &quot; &amp; [.B120] &amp; &quot; ; &quot; &amp; [.A120] &amp; &quot;^2&quot;" office:value-type="string" office:string-value="        .byte &lt; 13924 ; 118^2">
            <text:p><text:s text:c="8"/>.byte &lt; 13924 ; 118^2</text:p>
          </table:table-cell>
          <table:table-cell table:formula="oooc:= &quot;        .byte &gt; &quot; &amp; [.B120] &amp; &quot; ; &quot; &amp; [.A120] &amp; &quot;^2&quot;" office:value-type="string" office:string-value="        .byte &gt; 13924 ; 118^2">
            <text:p><text:s text:c="8"/>.byte &gt; 13924 ; 118^2</text:p>
          </table:table-cell>
          <table:table-cell table:formula="oooc:= &quot;        .byte &quot; &amp; INT([.B120]/[.$H$1]) &amp; &quot; ; &quot; &amp; [.A120] &amp; &quot;^2 / &quot; &amp; [.$H$1]" office:value-type="string" office:string-value="        .byte 137 ; 118^2 / 101">
            <text:p><text:s text:c="8"/>.byte 137 ; 118^2 / 101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ooc:=[.A121]^2" office:value-type="float" office:value="14161">
            <text:p>14161</text:p>
          </table:table-cell>
          <table:table-cell table:formula="oooc:=([.A121]*1.212) ^ 2" office:value-type="float" office:value="20801.715984">
            <text:p>20801.72</text:p>
          </table:table-cell>
          <table:table-cell table:formula="oooc:=&quot;        .byte &lt; &quot; &amp; [.B121] &amp; &quot; ; &quot; &amp; [.A121] &amp; &quot;^2&quot;" office:value-type="string" office:string-value="        .byte &lt; 14161 ; 119^2">
            <text:p><text:s text:c="8"/>.byte &lt; 14161 ; 119^2</text:p>
          </table:table-cell>
          <table:table-cell table:formula="oooc:= &quot;        .byte &gt; &quot; &amp; [.B121] &amp; &quot; ; &quot; &amp; [.A121] &amp; &quot;^2&quot;" office:value-type="string" office:string-value="        .byte &gt; 14161 ; 119^2">
            <text:p><text:s text:c="8"/>.byte &gt; 14161 ; 119^2</text:p>
          </table:table-cell>
          <table:table-cell table:formula="oooc:= &quot;        .byte &quot; &amp; INT([.B121]/[.$H$1]) &amp; &quot; ; &quot; &amp; [.A121] &amp; &quot;^2 / &quot; &amp; [.$H$1]" office:value-type="string" office:string-value="        .byte 140 ; 119^2 / 101">
            <text:p><text:s text:c="8"/>.byte 140 ; 119^2 / 101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ooc:=[.A122]^2" office:value-type="float" office:value="14400">
            <text:p>14400</text:p>
          </table:table-cell>
          <table:table-cell table:formula="oooc:=([.A122]*1.212) ^ 2" office:value-type="float" office:value="21152.7936">
            <text:p>21152.79</text:p>
          </table:table-cell>
          <table:table-cell table:formula="oooc:=&quot;        .byte &lt; &quot; &amp; [.B122] &amp; &quot; ; &quot; &amp; [.A122] &amp; &quot;^2&quot;" office:value-type="string" office:string-value="        .byte &lt; 14400 ; 120^2">
            <text:p><text:s text:c="8"/>.byte &lt; 14400 ; 120^2</text:p>
          </table:table-cell>
          <table:table-cell table:formula="oooc:= &quot;        .byte &gt; &quot; &amp; [.B122] &amp; &quot; ; &quot; &amp; [.A122] &amp; &quot;^2&quot;" office:value-type="string" office:string-value="        .byte &gt; 14400 ; 120^2">
            <text:p><text:s text:c="8"/>.byte &gt; 14400 ; 120^2</text:p>
          </table:table-cell>
          <table:table-cell table:formula="oooc:= &quot;        .byte &quot; &amp; INT([.B122]/[.$H$1]) &amp; &quot; ; &quot; &amp; [.A122] &amp; &quot;^2 / &quot; &amp; [.$H$1]" office:value-type="string" office:string-value="        .byte 142 ; 120^2 / 101">
            <text:p><text:s text:c="8"/>.byte 142 ; 120^2 / 101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ooc:=[.A123]^2" office:value-type="float" office:value="14641">
            <text:p>14641</text:p>
          </table:table-cell>
          <table:table-cell table:formula="oooc:=([.A123]*1.212) ^ 2" office:value-type="float" office:value="21506.809104">
            <text:p>21506.81</text:p>
          </table:table-cell>
          <table:table-cell table:formula="oooc:=&quot;        .byte &lt; &quot; &amp; [.B123] &amp; &quot; ; &quot; &amp; [.A123] &amp; &quot;^2&quot;" office:value-type="string" office:string-value="        .byte &lt; 14641 ; 121^2">
            <text:p><text:s text:c="8"/>.byte &lt; 14641 ; 121^2</text:p>
          </table:table-cell>
          <table:table-cell table:formula="oooc:= &quot;        .byte &gt; &quot; &amp; [.B123] &amp; &quot; ; &quot; &amp; [.A123] &amp; &quot;^2&quot;" office:value-type="string" office:string-value="        .byte &gt; 14641 ; 121^2">
            <text:p><text:s text:c="8"/>.byte &gt; 14641 ; 121^2</text:p>
          </table:table-cell>
          <table:table-cell table:formula="oooc:= &quot;        .byte &quot; &amp; INT([.B123]/[.$H$1]) &amp; &quot; ; &quot; &amp; [.A123] &amp; &quot;^2 / &quot; &amp; [.$H$1]" office:value-type="string" office:string-value="        .byte 144 ; 121^2 / 101">
            <text:p><text:s text:c="8"/>.byte 144 ; 121^2 / 101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ooc:=[.A124]^2" office:value-type="float" office:value="14884">
            <text:p>14884</text:p>
          </table:table-cell>
          <table:table-cell table:formula="oooc:=([.A124]*1.212) ^ 2" office:value-type="float" office:value="21863.762496">
            <text:p>21863.76</text:p>
          </table:table-cell>
          <table:table-cell table:formula="oooc:=&quot;        .byte &lt; &quot; &amp; [.B124] &amp; &quot; ; &quot; &amp; [.A124] &amp; &quot;^2&quot;" office:value-type="string" office:string-value="        .byte &lt; 14884 ; 122^2">
            <text:p><text:s text:c="8"/>.byte &lt; 14884 ; 122^2</text:p>
          </table:table-cell>
          <table:table-cell table:formula="oooc:= &quot;        .byte &gt; &quot; &amp; [.B124] &amp; &quot; ; &quot; &amp; [.A124] &amp; &quot;^2&quot;" office:value-type="string" office:string-value="        .byte &gt; 14884 ; 122^2">
            <text:p><text:s text:c="8"/>.byte &gt; 14884 ; 122^2</text:p>
          </table:table-cell>
          <table:table-cell table:formula="oooc:= &quot;        .byte &quot; &amp; INT([.B124]/[.$H$1]) &amp; &quot; ; &quot; &amp; [.A124] &amp; &quot;^2 / &quot; &amp; [.$H$1]" office:value-type="string" office:string-value="        .byte 147 ; 122^2 / 101">
            <text:p><text:s text:c="8"/>.byte 147 ; 122^2 / 101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ooc:=[.A125]^2" office:value-type="float" office:value="15129">
            <text:p>15129</text:p>
          </table:table-cell>
          <table:table-cell table:formula="oooc:=([.A125]*1.212) ^ 2" office:value-type="float" office:value="22223.653776">
            <text:p>22223.65</text:p>
          </table:table-cell>
          <table:table-cell table:formula="oooc:=&quot;        .byte &lt; &quot; &amp; [.B125] &amp; &quot; ; &quot; &amp; [.A125] &amp; &quot;^2&quot;" office:value-type="string" office:string-value="        .byte &lt; 15129 ; 123^2">
            <text:p><text:s text:c="8"/>.byte &lt; 15129 ; 123^2</text:p>
          </table:table-cell>
          <table:table-cell table:formula="oooc:= &quot;        .byte &gt; &quot; &amp; [.B125] &amp; &quot; ; &quot; &amp; [.A125] &amp; &quot;^2&quot;" office:value-type="string" office:string-value="        .byte &gt; 15129 ; 123^2">
            <text:p><text:s text:c="8"/>.byte &gt; 15129 ; 123^2</text:p>
          </table:table-cell>
          <table:table-cell table:formula="oooc:= &quot;        .byte &quot; &amp; INT([.B125]/[.$H$1]) &amp; &quot; ; &quot; &amp; [.A125] &amp; &quot;^2 / &quot; &amp; [.$H$1]" office:value-type="string" office:string-value="        .byte 149 ; 123^2 / 101">
            <text:p><text:s text:c="8"/>.byte 149 ; 123^2 / 101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ooc:=[.A126]^2" office:value-type="float" office:value="15376">
            <text:p>15376</text:p>
          </table:table-cell>
          <table:table-cell table:formula="oooc:=([.A126]*1.212) ^ 2" office:value-type="float" office:value="22586.482944">
            <text:p>22586.48</text:p>
          </table:table-cell>
          <table:table-cell table:formula="oooc:=&quot;        .byte &lt; &quot; &amp; [.B126] &amp; &quot; ; &quot; &amp; [.A126] &amp; &quot;^2&quot;" office:value-type="string" office:string-value="        .byte &lt; 15376 ; 124^2">
            <text:p><text:s text:c="8"/>.byte &lt; 15376 ; 124^2</text:p>
          </table:table-cell>
          <table:table-cell table:formula="oooc:= &quot;        .byte &gt; &quot; &amp; [.B126] &amp; &quot; ; &quot; &amp; [.A126] &amp; &quot;^2&quot;" office:value-type="string" office:string-value="        .byte &gt; 15376 ; 124^2">
            <text:p><text:s text:c="8"/>.byte &gt; 15376 ; 124^2</text:p>
          </table:table-cell>
          <table:table-cell table:formula="oooc:= &quot;        .byte &quot; &amp; INT([.B126]/[.$H$1]) &amp; &quot; ; &quot; &amp; [.A126] &amp; &quot;^2 / &quot; &amp; [.$H$1]" office:value-type="string" office:string-value="        .byte 152 ; 124^2 / 101">
            <text:p><text:s text:c="8"/>.byte 152 ; 124^2 / 101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ooc:=[.A127]^2" office:value-type="float" office:value="15625">
            <text:p>15625</text:p>
          </table:table-cell>
          <table:table-cell table:formula="oooc:=([.A127]*1.212) ^ 2" office:value-type="float" office:value="22952.25">
            <text:p>22952.25</text:p>
          </table:table-cell>
          <table:table-cell table:formula="oooc:=&quot;        .byte &lt; &quot; &amp; [.B127] &amp; &quot; ; &quot; &amp; [.A127] &amp; &quot;^2&quot;" office:value-type="string" office:string-value="        .byte &lt; 15625 ; 125^2">
            <text:p><text:s text:c="8"/>.byte &lt; 15625 ; 125^2</text:p>
          </table:table-cell>
          <table:table-cell table:formula="oooc:= &quot;        .byte &gt; &quot; &amp; [.B127] &amp; &quot; ; &quot; &amp; [.A127] &amp; &quot;^2&quot;" office:value-type="string" office:string-value="        .byte &gt; 15625 ; 125^2">
            <text:p><text:s text:c="8"/>.byte &gt; 15625 ; 125^2</text:p>
          </table:table-cell>
          <table:table-cell table:formula="oooc:= &quot;        .byte &quot; &amp; INT([.B127]/[.$H$1]) &amp; &quot; ; &quot; &amp; [.A127] &amp; &quot;^2 / &quot; &amp; [.$H$1]" office:value-type="string" office:string-value="        .byte 154 ; 125^2 / 101">
            <text:p><text:s text:c="8"/>.byte 154 ; 125^2 / 101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ooc:=[.A128]^2" office:value-type="float" office:value="15876">
            <text:p>15876</text:p>
          </table:table-cell>
          <table:table-cell table:formula="oooc:=([.A128]*1.212) ^ 2" office:value-type="float" office:value="23320.954944">
            <text:p>23320.95</text:p>
          </table:table-cell>
          <table:table-cell table:formula="oooc:=&quot;        .byte &lt; &quot; &amp; [.B128] &amp; &quot; ; &quot; &amp; [.A128] &amp; &quot;^2&quot;" office:value-type="string" office:string-value="        .byte &lt; 15876 ; 126^2">
            <text:p><text:s text:c="8"/>.byte &lt; 15876 ; 126^2</text:p>
          </table:table-cell>
          <table:table-cell table:formula="oooc:= &quot;        .byte &gt; &quot; &amp; [.B128] &amp; &quot; ; &quot; &amp; [.A128] &amp; &quot;^2&quot;" office:value-type="string" office:string-value="        .byte &gt; 15876 ; 126^2">
            <text:p><text:s text:c="8"/>.byte &gt; 15876 ; 126^2</text:p>
          </table:table-cell>
          <table:table-cell table:formula="oooc:= &quot;        .byte &quot; &amp; INT([.B128]/[.$H$1]) &amp; &quot; ; &quot; &amp; [.A128] &amp; &quot;^2 / &quot; &amp; [.$H$1]" office:value-type="string" office:string-value="        .byte 157 ; 126^2 / 101">
            <text:p><text:s text:c="8"/>.byte 157 ; 126^2 / 101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ooc:=[.A129]^2" office:value-type="float" office:value="16129">
            <text:p>16129</text:p>
          </table:table-cell>
          <table:table-cell table:formula="oooc:=([.A129]*1.212) ^ 2" office:value-type="float" office:value="23692.597776">
            <text:p>23692.6</text:p>
          </table:table-cell>
          <table:table-cell table:formula="oooc:=&quot;        .byte &lt; &quot; &amp; [.B129] &amp; &quot; ; &quot; &amp; [.A129] &amp; &quot;^2&quot;" office:value-type="string" office:string-value="        .byte &lt; 16129 ; 127^2">
            <text:p><text:s text:c="8"/>.byte &lt; 16129 ; 127^2</text:p>
          </table:table-cell>
          <table:table-cell table:formula="oooc:= &quot;        .byte &gt; &quot; &amp; [.B129] &amp; &quot; ; &quot; &amp; [.A129] &amp; &quot;^2&quot;" office:value-type="string" office:string-value="        .byte &gt; 16129 ; 127^2">
            <text:p><text:s text:c="8"/>.byte &gt; 16129 ; 127^2</text:p>
          </table:table-cell>
          <table:table-cell table:formula="oooc:= &quot;        .byte &quot; &amp; INT([.B129]/[.$H$1]) &amp; &quot; ; &quot; &amp; [.A129] &amp; &quot;^2 / &quot; &amp; [.$H$1]" office:value-type="string" office:string-value="        .byte 159 ; 127^2 / 101">
            <text:p><text:s text:c="8"/>.byte 159 ; 127^2 / 101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ooc:=[.A130]^2" office:value-type="float" office:value="16384">
            <text:p>16384</text:p>
          </table:table-cell>
          <table:table-cell table:formula="oooc:=([.A130]*1.212) ^ 2" office:value-type="float" office:value="24067.178496">
            <text:p>24067.18</text:p>
          </table:table-cell>
          <table:table-cell table:formula="oooc:=&quot;        .byte &lt; &quot; &amp; [.B130] &amp; &quot; ; &quot; &amp; [.A130] &amp; &quot;^2&quot;" office:value-type="string" office:string-value="        .byte &lt; 16384 ; 128^2">
            <text:p><text:s text:c="8"/>.byte &lt; 16384 ; 128^2</text:p>
          </table:table-cell>
          <table:table-cell table:formula="oooc:= &quot;        .byte &gt; &quot; &amp; [.B130] &amp; &quot; ; &quot; &amp; [.A130] &amp; &quot;^2&quot;" office:value-type="string" office:string-value="        .byte &gt; 16384 ; 128^2">
            <text:p><text:s text:c="8"/>.byte &gt; 16384 ; 128^2</text:p>
          </table:table-cell>
          <table:table-cell table:formula="oooc:= &quot;        .byte &quot; &amp; INT([.B130]/[.$H$1]) &amp; &quot; ; &quot; &amp; [.A130] &amp; &quot;^2 / &quot; &amp; [.$H$1]" office:value-type="string" office:string-value="        .byte 162 ; 128^2 / 101">
            <text:p><text:s text:c="8"/>.byte 162 ; 128^2 / 101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ooc:=[.A131]^2" office:value-type="float" office:value="16641">
            <text:p>16641</text:p>
          </table:table-cell>
          <table:table-cell table:formula="oooc:=([.A131]*1.212) ^ 2" office:value-type="float" office:value="24444.697104">
            <text:p>24444.7</text:p>
          </table:table-cell>
          <table:table-cell table:formula="oooc:=&quot;        .byte &lt; &quot; &amp; [.B131] &amp; &quot; ; &quot; &amp; [.A131] &amp; &quot;^2&quot;" office:value-type="string" office:string-value="        .byte &lt; 16641 ; 129^2">
            <text:p><text:s text:c="8"/>.byte &lt; 16641 ; 129^2</text:p>
          </table:table-cell>
          <table:table-cell table:formula="oooc:= &quot;        .byte &gt; &quot; &amp; [.B131] &amp; &quot; ; &quot; &amp; [.A131] &amp; &quot;^2&quot;" office:value-type="string" office:string-value="        .byte &gt; 16641 ; 129^2">
            <text:p><text:s text:c="8"/>.byte &gt; 16641 ; 129^2</text:p>
          </table:table-cell>
          <table:table-cell table:formula="oooc:= &quot;        .byte &quot; &amp; INT([.B131]/[.$H$1]) &amp; &quot; ; &quot; &amp; [.A131] &amp; &quot;^2 / &quot; &amp; [.$H$1]" office:value-type="string" office:string-value="        .byte 164 ; 129^2 / 101">
            <text:p><text:s text:c="8"/>.byte 164 ; 129^2 / 101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ooc:=[.A132]^2" office:value-type="float" office:value="16900">
            <text:p>16900</text:p>
          </table:table-cell>
          <table:table-cell table:formula="oooc:=([.A132]*1.212) ^ 2" office:value-type="float" office:value="24825.1536">
            <text:p>24825.15</text:p>
          </table:table-cell>
          <table:table-cell table:formula="oooc:=&quot;        .byte &lt; &quot; &amp; [.B132] &amp; &quot; ; &quot; &amp; [.A132] &amp; &quot;^2&quot;" office:value-type="string" office:string-value="        .byte &lt; 16900 ; 130^2">
            <text:p><text:s text:c="8"/>.byte &lt; 16900 ; 130^2</text:p>
          </table:table-cell>
          <table:table-cell table:formula="oooc:= &quot;        .byte &gt; &quot; &amp; [.B132] &amp; &quot; ; &quot; &amp; [.A132] &amp; &quot;^2&quot;" office:value-type="string" office:string-value="        .byte &gt; 16900 ; 130^2">
            <text:p><text:s text:c="8"/>.byte &gt; 16900 ; 130^2</text:p>
          </table:table-cell>
          <table:table-cell table:formula="oooc:= &quot;        .byte &quot; &amp; INT([.B132]/[.$H$1]) &amp; &quot; ; &quot; &amp; [.A132] &amp; &quot;^2 / &quot; &amp; [.$H$1]" office:value-type="string" office:string-value="        .byte 167 ; 130^2 / 101">
            <text:p><text:s text:c="8"/>.byte 167 ; 130^2 / 101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ooc:=[.A133]^2" office:value-type="float" office:value="17161">
            <text:p>17161</text:p>
          </table:table-cell>
          <table:table-cell table:formula="oooc:=([.A133]*1.212) ^ 2" office:value-type="float" office:value="25208.547984">
            <text:p>25208.55</text:p>
          </table:table-cell>
          <table:table-cell table:formula="oooc:=&quot;        .byte &lt; &quot; &amp; [.B133] &amp; &quot; ; &quot; &amp; [.A133] &amp; &quot;^2&quot;" office:value-type="string" office:string-value="        .byte &lt; 17161 ; 131^2">
            <text:p><text:s text:c="8"/>.byte &lt; 17161 ; 131^2</text:p>
          </table:table-cell>
          <table:table-cell table:formula="oooc:= &quot;        .byte &gt; &quot; &amp; [.B133] &amp; &quot; ; &quot; &amp; [.A133] &amp; &quot;^2&quot;" office:value-type="string" office:string-value="        .byte &gt; 17161 ; 131^2">
            <text:p><text:s text:c="8"/>.byte &gt; 17161 ; 131^2</text:p>
          </table:table-cell>
          <table:table-cell table:formula="oooc:= &quot;        .byte &quot; &amp; INT([.B133]/[.$H$1]) &amp; &quot; ; &quot; &amp; [.A133] &amp; &quot;^2 / &quot; &amp; [.$H$1]" office:value-type="string" office:string-value="        .byte 169 ; 131^2 / 101">
            <text:p><text:s text:c="8"/>.byte 169 ; 131^2 / 101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ooc:=[.A134]^2" office:value-type="float" office:value="17424">
            <text:p>17424</text:p>
          </table:table-cell>
          <table:table-cell table:formula="oooc:=([.A134]*1.212) ^ 2" office:value-type="float" office:value="25594.880256">
            <text:p>25594.88</text:p>
          </table:table-cell>
          <table:table-cell table:formula="oooc:=&quot;        .byte &lt; &quot; &amp; [.B134] &amp; &quot; ; &quot; &amp; [.A134] &amp; &quot;^2&quot;" office:value-type="string" office:string-value="        .byte &lt; 17424 ; 132^2">
            <text:p><text:s text:c="8"/>.byte &lt; 17424 ; 132^2</text:p>
          </table:table-cell>
          <table:table-cell table:formula="oooc:= &quot;        .byte &gt; &quot; &amp; [.B134] &amp; &quot; ; &quot; &amp; [.A134] &amp; &quot;^2&quot;" office:value-type="string" office:string-value="        .byte &gt; 17424 ; 132^2">
            <text:p><text:s text:c="8"/>.byte &gt; 17424 ; 132^2</text:p>
          </table:table-cell>
          <table:table-cell table:formula="oooc:= &quot;        .byte &quot; &amp; INT([.B134]/[.$H$1]) &amp; &quot; ; &quot; &amp; [.A134] &amp; &quot;^2 / &quot; &amp; [.$H$1]" office:value-type="string" office:string-value="        .byte 172 ; 132^2 / 101">
            <text:p><text:s text:c="8"/>.byte 172 ; 132^2 / 101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ooc:=[.A135]^2" office:value-type="float" office:value="17689">
            <text:p>17689</text:p>
          </table:table-cell>
          <table:table-cell table:formula="oooc:=([.A135]*1.212) ^ 2" office:value-type="float" office:value="25984.150416">
            <text:p>25984.15</text:p>
          </table:table-cell>
          <table:table-cell table:formula="oooc:=&quot;        .byte &lt; &quot; &amp; [.B135] &amp; &quot; ; &quot; &amp; [.A135] &amp; &quot;^2&quot;" office:value-type="string" office:string-value="        .byte &lt; 17689 ; 133^2">
            <text:p><text:s text:c="8"/>.byte &lt; 17689 ; 133^2</text:p>
          </table:table-cell>
          <table:table-cell table:formula="oooc:= &quot;        .byte &gt; &quot; &amp; [.B135] &amp; &quot; ; &quot; &amp; [.A135] &amp; &quot;^2&quot;" office:value-type="string" office:string-value="        .byte &gt; 17689 ; 133^2">
            <text:p><text:s text:c="8"/>.byte &gt; 17689 ; 133^2</text:p>
          </table:table-cell>
          <table:table-cell table:formula="oooc:= &quot;        .byte &quot; &amp; INT([.B135]/[.$H$1]) &amp; &quot; ; &quot; &amp; [.A135] &amp; &quot;^2 / &quot; &amp; [.$H$1]" office:value-type="string" office:string-value="        .byte 175 ; 133^2 / 101">
            <text:p><text:s text:c="8"/>.byte 175 ; 133^2 / 101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ooc:=[.A136]^2" office:value-type="float" office:value="17956">
            <text:p>17956</text:p>
          </table:table-cell>
          <table:table-cell table:formula="oooc:=([.A136]*1.212) ^ 2" office:value-type="float" office:value="26376.358464">
            <text:p>26376.36</text:p>
          </table:table-cell>
          <table:table-cell table:formula="oooc:=&quot;        .byte &lt; &quot; &amp; [.B136] &amp; &quot; ; &quot; &amp; [.A136] &amp; &quot;^2&quot;" office:value-type="string" office:string-value="        .byte &lt; 17956 ; 134^2">
            <text:p><text:s text:c="8"/>.byte &lt; 17956 ; 134^2</text:p>
          </table:table-cell>
          <table:table-cell table:formula="oooc:= &quot;        .byte &gt; &quot; &amp; [.B136] &amp; &quot; ; &quot; &amp; [.A136] &amp; &quot;^2&quot;" office:value-type="string" office:string-value="        .byte &gt; 17956 ; 134^2">
            <text:p><text:s text:c="8"/>.byte &gt; 17956 ; 134^2</text:p>
          </table:table-cell>
          <table:table-cell table:formula="oooc:= &quot;        .byte &quot; &amp; INT([.B136]/[.$H$1]) &amp; &quot; ; &quot; &amp; [.A136] &amp; &quot;^2 / &quot; &amp; [.$H$1]" office:value-type="string" office:string-value="        .byte 177 ; 134^2 / 101">
            <text:p><text:s text:c="8"/>.byte 177 ; 134^2 / 101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ooc:=[.A137]^2" office:value-type="float" office:value="18225">
            <text:p>18225</text:p>
          </table:table-cell>
          <table:table-cell table:formula="oooc:=([.A137]*1.212) ^ 2" office:value-type="float" office:value="26771.5044">
            <text:p>26771.5</text:p>
          </table:table-cell>
          <table:table-cell table:formula="oooc:=&quot;        .byte &lt; &quot; &amp; [.B137] &amp; &quot; ; &quot; &amp; [.A137] &amp; &quot;^2&quot;" office:value-type="string" office:string-value="        .byte &lt; 18225 ; 135^2">
            <text:p><text:s text:c="8"/>.byte &lt; 18225 ; 135^2</text:p>
          </table:table-cell>
          <table:table-cell table:formula="oooc:= &quot;        .byte &gt; &quot; &amp; [.B137] &amp; &quot; ; &quot; &amp; [.A137] &amp; &quot;^2&quot;" office:value-type="string" office:string-value="        .byte &gt; 18225 ; 135^2">
            <text:p><text:s text:c="8"/>.byte &gt; 18225 ; 135^2</text:p>
          </table:table-cell>
          <table:table-cell table:formula="oooc:= &quot;        .byte &quot; &amp; INT([.B137]/[.$H$1]) &amp; &quot; ; &quot; &amp; [.A137] &amp; &quot;^2 / &quot; &amp; [.$H$1]" office:value-type="string" office:string-value="        .byte 180 ; 135^2 / 101">
            <text:p><text:s text:c="8"/>.byte 180 ; 135^2 / 101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ooc:=[.A138]^2" office:value-type="float" office:value="18496">
            <text:p>18496</text:p>
          </table:table-cell>
          <table:table-cell table:formula="oooc:=([.A138]*1.212) ^ 2" office:value-type="float" office:value="27169.588224">
            <text:p>27169.59</text:p>
          </table:table-cell>
          <table:table-cell table:formula="oooc:=&quot;        .byte &lt; &quot; &amp; [.B138] &amp; &quot; ; &quot; &amp; [.A138] &amp; &quot;^2&quot;" office:value-type="string" office:string-value="        .byte &lt; 18496 ; 136^2">
            <text:p><text:s text:c="8"/>.byte &lt; 18496 ; 136^2</text:p>
          </table:table-cell>
          <table:table-cell table:formula="oooc:= &quot;        .byte &gt; &quot; &amp; [.B138] &amp; &quot; ; &quot; &amp; [.A138] &amp; &quot;^2&quot;" office:value-type="string" office:string-value="        .byte &gt; 18496 ; 136^2">
            <text:p><text:s text:c="8"/>.byte &gt; 18496 ; 136^2</text:p>
          </table:table-cell>
          <table:table-cell table:formula="oooc:= &quot;        .byte &quot; &amp; INT([.B138]/[.$H$1]) &amp; &quot; ; &quot; &amp; [.A138] &amp; &quot;^2 / &quot; &amp; [.$H$1]" office:value-type="string" office:string-value="        .byte 183 ; 136^2 / 101">
            <text:p><text:s text:c="8"/>.byte 183 ; 136^2 / 101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ooc:=[.A139]^2" office:value-type="float" office:value="18769">
            <text:p>18769</text:p>
          </table:table-cell>
          <table:table-cell table:formula="oooc:=([.A139]*1.212) ^ 2" office:value-type="float" office:value="27570.609936">
            <text:p>27570.61</text:p>
          </table:table-cell>
          <table:table-cell table:formula="oooc:=&quot;        .byte &lt; &quot; &amp; [.B139] &amp; &quot; ; &quot; &amp; [.A139] &amp; &quot;^2&quot;" office:value-type="string" office:string-value="        .byte &lt; 18769 ; 137^2">
            <text:p><text:s text:c="8"/>.byte &lt; 18769 ; 137^2</text:p>
          </table:table-cell>
          <table:table-cell table:formula="oooc:= &quot;        .byte &gt; &quot; &amp; [.B139] &amp; &quot; ; &quot; &amp; [.A139] &amp; &quot;^2&quot;" office:value-type="string" office:string-value="        .byte &gt; 18769 ; 137^2">
            <text:p><text:s text:c="8"/>.byte &gt; 18769 ; 137^2</text:p>
          </table:table-cell>
          <table:table-cell table:formula="oooc:= &quot;        .byte &quot; &amp; INT([.B139]/[.$H$1]) &amp; &quot; ; &quot; &amp; [.A139] &amp; &quot;^2 / &quot; &amp; [.$H$1]" office:value-type="string" office:string-value="        .byte 185 ; 137^2 / 101">
            <text:p><text:s text:c="8"/>.byte 185 ; 137^2 / 101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ooc:=[.A140]^2" office:value-type="float" office:value="19044">
            <text:p>19044</text:p>
          </table:table-cell>
          <table:table-cell table:formula="oooc:=([.A140]*1.212) ^ 2" office:value-type="float" office:value="27974.569536">
            <text:p>27974.57</text:p>
          </table:table-cell>
          <table:table-cell table:formula="oooc:=&quot;        .byte &lt; &quot; &amp; [.B140] &amp; &quot; ; &quot; &amp; [.A140] &amp; &quot;^2&quot;" office:value-type="string" office:string-value="        .byte &lt; 19044 ; 138^2">
            <text:p><text:s text:c="8"/>.byte &lt; 19044 ; 138^2</text:p>
          </table:table-cell>
          <table:table-cell table:formula="oooc:= &quot;        .byte &gt; &quot; &amp; [.B140] &amp; &quot; ; &quot; &amp; [.A140] &amp; &quot;^2&quot;" office:value-type="string" office:string-value="        .byte &gt; 19044 ; 138^2">
            <text:p><text:s text:c="8"/>.byte &gt; 19044 ; 138^2</text:p>
          </table:table-cell>
          <table:table-cell table:formula="oooc:= &quot;        .byte &quot; &amp; INT([.B140]/[.$H$1]) &amp; &quot; ; &quot; &amp; [.A140] &amp; &quot;^2 / &quot; &amp; [.$H$1]" office:value-type="string" office:string-value="        .byte 188 ; 138^2 / 101">
            <text:p><text:s text:c="8"/>.byte 188 ; 138^2 / 101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ooc:=[.A141]^2" office:value-type="float" office:value="19321">
            <text:p>19321</text:p>
          </table:table-cell>
          <table:table-cell table:formula="oooc:=([.A141]*1.212) ^ 2" office:value-type="float" office:value="28381.467024">
            <text:p>28381.47</text:p>
          </table:table-cell>
          <table:table-cell table:formula="oooc:=&quot;        .byte &lt; &quot; &amp; [.B141] &amp; &quot; ; &quot; &amp; [.A141] &amp; &quot;^2&quot;" office:value-type="string" office:string-value="        .byte &lt; 19321 ; 139^2">
            <text:p><text:s text:c="8"/>.byte &lt; 19321 ; 139^2</text:p>
          </table:table-cell>
          <table:table-cell table:formula="oooc:= &quot;        .byte &gt; &quot; &amp; [.B141] &amp; &quot; ; &quot; &amp; [.A141] &amp; &quot;^2&quot;" office:value-type="string" office:string-value="        .byte &gt; 19321 ; 139^2">
            <text:p><text:s text:c="8"/>.byte &gt; 19321 ; 139^2</text:p>
          </table:table-cell>
          <table:table-cell table:formula="oooc:= &quot;        .byte &quot; &amp; INT([.B141]/[.$H$1]) &amp; &quot; ; &quot; &amp; [.A141] &amp; &quot;^2 / &quot; &amp; [.$H$1]" office:value-type="string" office:string-value="        .byte 191 ; 139^2 / 101">
            <text:p><text:s text:c="8"/>.byte 191 ; 139^2 / 101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ooc:=[.A142]^2" office:value-type="float" office:value="19600">
            <text:p>19600</text:p>
          </table:table-cell>
          <table:table-cell table:formula="oooc:=([.A142]*1.212) ^ 2" office:value-type="float" office:value="28791.3024">
            <text:p>28791.3</text:p>
          </table:table-cell>
          <table:table-cell table:formula="oooc:=&quot;        .byte &lt; &quot; &amp; [.B142] &amp; &quot; ; &quot; &amp; [.A142] &amp; &quot;^2&quot;" office:value-type="string" office:string-value="        .byte &lt; 19600 ; 140^2">
            <text:p><text:s text:c="8"/>.byte &lt; 19600 ; 140^2</text:p>
          </table:table-cell>
          <table:table-cell table:formula="oooc:= &quot;        .byte &gt; &quot; &amp; [.B142] &amp; &quot; ; &quot; &amp; [.A142] &amp; &quot;^2&quot;" office:value-type="string" office:string-value="        .byte &gt; 19600 ; 140^2">
            <text:p><text:s text:c="8"/>.byte &gt; 19600 ; 140^2</text:p>
          </table:table-cell>
          <table:table-cell table:formula="oooc:= &quot;        .byte &quot; &amp; INT([.B142]/[.$H$1]) &amp; &quot; ; &quot; &amp; [.A142] &amp; &quot;^2 / &quot; &amp; [.$H$1]" office:value-type="string" office:string-value="        .byte 194 ; 140^2 / 101">
            <text:p><text:s text:c="8"/>.byte 194 ; 140^2 / 101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ooc:=[.A143]^2" office:value-type="float" office:value="19881">
            <text:p>19881</text:p>
          </table:table-cell>
          <table:table-cell table:formula="oooc:=([.A143]*1.212) ^ 2" office:value-type="float" office:value="29204.075664">
            <text:p>29204.08</text:p>
          </table:table-cell>
          <table:table-cell table:formula="oooc:=&quot;        .byte &lt; &quot; &amp; [.B143] &amp; &quot; ; &quot; &amp; [.A143] &amp; &quot;^2&quot;" office:value-type="string" office:string-value="        .byte &lt; 19881 ; 141^2">
            <text:p><text:s text:c="8"/>.byte &lt; 19881 ; 141^2</text:p>
          </table:table-cell>
          <table:table-cell table:formula="oooc:= &quot;        .byte &gt; &quot; &amp; [.B143] &amp; &quot; ; &quot; &amp; [.A143] &amp; &quot;^2&quot;" office:value-type="string" office:string-value="        .byte &gt; 19881 ; 141^2">
            <text:p><text:s text:c="8"/>.byte &gt; 19881 ; 141^2</text:p>
          </table:table-cell>
          <table:table-cell table:formula="oooc:= &quot;        .byte &quot; &amp; INT([.B143]/[.$H$1]) &amp; &quot; ; &quot; &amp; [.A143] &amp; &quot;^2 / &quot; &amp; [.$H$1]" office:value-type="string" office:string-value="        .byte 196 ; 141^2 / 101">
            <text:p><text:s text:c="8"/>.byte 196 ; 141^2 / 101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ooc:=[.A144]^2" office:value-type="float" office:value="20164">
            <text:p>20164</text:p>
          </table:table-cell>
          <table:table-cell table:formula="oooc:=([.A144]*1.212) ^ 2" office:value-type="float" office:value="29619.786816">
            <text:p>29619.79</text:p>
          </table:table-cell>
          <table:table-cell table:formula="oooc:=&quot;        .byte &lt; &quot; &amp; [.B144] &amp; &quot; ; &quot; &amp; [.A144] &amp; &quot;^2&quot;" office:value-type="string" office:string-value="        .byte &lt; 20164 ; 142^2">
            <text:p><text:s text:c="8"/>.byte &lt; 20164 ; 142^2</text:p>
          </table:table-cell>
          <table:table-cell table:formula="oooc:= &quot;        .byte &gt; &quot; &amp; [.B144] &amp; &quot; ; &quot; &amp; [.A144] &amp; &quot;^2&quot;" office:value-type="string" office:string-value="        .byte &gt; 20164 ; 142^2">
            <text:p><text:s text:c="8"/>.byte &gt; 20164 ; 142^2</text:p>
          </table:table-cell>
          <table:table-cell table:formula="oooc:= &quot;        .byte &quot; &amp; INT([.B144]/[.$H$1]) &amp; &quot; ; &quot; &amp; [.A144] &amp; &quot;^2 / &quot; &amp; [.$H$1]" office:value-type="string" office:string-value="        .byte 199 ; 142^2 / 101">
            <text:p><text:s text:c="8"/>.byte 199 ; 142^2 / 101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ooc:=[.A145]^2" office:value-type="float" office:value="20449">
            <text:p>20449</text:p>
          </table:table-cell>
          <table:table-cell table:formula="oooc:=([.A145]*1.212) ^ 2" office:value-type="float" office:value="30038.435856">
            <text:p>30038.44</text:p>
          </table:table-cell>
          <table:table-cell table:formula="oooc:=&quot;        .byte &lt; &quot; &amp; [.B145] &amp; &quot; ; &quot; &amp; [.A145] &amp; &quot;^2&quot;" office:value-type="string" office:string-value="        .byte &lt; 20449 ; 143^2">
            <text:p><text:s text:c="8"/>.byte &lt; 20449 ; 143^2</text:p>
          </table:table-cell>
          <table:table-cell table:formula="oooc:= &quot;        .byte &gt; &quot; &amp; [.B145] &amp; &quot; ; &quot; &amp; [.A145] &amp; &quot;^2&quot;" office:value-type="string" office:string-value="        .byte &gt; 20449 ; 143^2">
            <text:p><text:s text:c="8"/>.byte &gt; 20449 ; 143^2</text:p>
          </table:table-cell>
          <table:table-cell table:formula="oooc:= &quot;        .byte &quot; &amp; INT([.B145]/[.$H$1]) &amp; &quot; ; &quot; &amp; [.A145] &amp; &quot;^2 / &quot; &amp; [.$H$1]" office:value-type="string" office:string-value="        .byte 202 ; 143^2 / 101">
            <text:p><text:s text:c="8"/>.byte 202 ; 143^2 / 101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ooc:=[.A146]^2" office:value-type="float" office:value="20736">
            <text:p>20736</text:p>
          </table:table-cell>
          <table:table-cell table:formula="oooc:=([.A146]*1.212) ^ 2" office:value-type="float" office:value="30460.022784">
            <text:p>30460.02</text:p>
          </table:table-cell>
          <table:table-cell table:formula="oooc:=&quot;        .byte &lt; &quot; &amp; [.B146] &amp; &quot; ; &quot; &amp; [.A146] &amp; &quot;^2&quot;" office:value-type="string" office:string-value="        .byte &lt; 20736 ; 144^2">
            <text:p><text:s text:c="8"/>.byte &lt; 20736 ; 144^2</text:p>
          </table:table-cell>
          <table:table-cell table:formula="oooc:= &quot;        .byte &gt; &quot; &amp; [.B146] &amp; &quot; ; &quot; &amp; [.A146] &amp; &quot;^2&quot;" office:value-type="string" office:string-value="        .byte &gt; 20736 ; 144^2">
            <text:p><text:s text:c="8"/>.byte &gt; 20736 ; 144^2</text:p>
          </table:table-cell>
          <table:table-cell table:formula="oooc:= &quot;        .byte &quot; &amp; INT([.B146]/[.$H$1]) &amp; &quot; ; &quot; &amp; [.A146] &amp; &quot;^2 / &quot; &amp; [.$H$1]" office:value-type="string" office:string-value="        .byte 205 ; 144^2 / 101">
            <text:p><text:s text:c="8"/>.byte 205 ; 144^2 / 101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ooc:=[.A147]^2" office:value-type="float" office:value="21025">
            <text:p>21025</text:p>
          </table:table-cell>
          <table:table-cell table:formula="oooc:=([.A147]*1.212) ^ 2" office:value-type="float" office:value="30884.5476">
            <text:p>30884.55</text:p>
          </table:table-cell>
          <table:table-cell table:formula="oooc:=&quot;        .byte &lt; &quot; &amp; [.B147] &amp; &quot; ; &quot; &amp; [.A147] &amp; &quot;^2&quot;" office:value-type="string" office:string-value="        .byte &lt; 21025 ; 145^2">
            <text:p><text:s text:c="8"/>.byte &lt; 21025 ; 145^2</text:p>
          </table:table-cell>
          <table:table-cell table:formula="oooc:= &quot;        .byte &gt; &quot; &amp; [.B147] &amp; &quot; ; &quot; &amp; [.A147] &amp; &quot;^2&quot;" office:value-type="string" office:string-value="        .byte &gt; 21025 ; 145^2">
            <text:p><text:s text:c="8"/>.byte &gt; 21025 ; 145^2</text:p>
          </table:table-cell>
          <table:table-cell table:formula="oooc:= &quot;        .byte &quot; &amp; INT([.B147]/[.$H$1]) &amp; &quot; ; &quot; &amp; [.A147] &amp; &quot;^2 / &quot; &amp; [.$H$1]" office:value-type="string" office:string-value="        .byte 208 ; 145^2 / 101">
            <text:p><text:s text:c="8"/>.byte 208 ; 145^2 / 101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ooc:=[.A148]^2" office:value-type="float" office:value="21316">
            <text:p>21316</text:p>
          </table:table-cell>
          <table:table-cell table:formula="oooc:=([.A148]*1.212) ^ 2" office:value-type="float" office:value="31312.010304">
            <text:p>31312.01</text:p>
          </table:table-cell>
          <table:table-cell table:formula="oooc:=&quot;        .byte &lt; &quot; &amp; [.B148] &amp; &quot; ; &quot; &amp; [.A148] &amp; &quot;^2&quot;" office:value-type="string" office:string-value="        .byte &lt; 21316 ; 146^2">
            <text:p><text:s text:c="8"/>.byte &lt; 21316 ; 146^2</text:p>
          </table:table-cell>
          <table:table-cell table:formula="oooc:= &quot;        .byte &gt; &quot; &amp; [.B148] &amp; &quot; ; &quot; &amp; [.A148] &amp; &quot;^2&quot;" office:value-type="string" office:string-value="        .byte &gt; 21316 ; 146^2">
            <text:p><text:s text:c="8"/>.byte &gt; 21316 ; 146^2</text:p>
          </table:table-cell>
          <table:table-cell table:formula="oooc:= &quot;        .byte &quot; &amp; INT([.B148]/[.$H$1]) &amp; &quot; ; &quot; &amp; [.A148] &amp; &quot;^2 / &quot; &amp; [.$H$1]" office:value-type="string" office:string-value="        .byte 211 ; 146^2 / 101">
            <text:p><text:s text:c="8"/>.byte 211 ; 146^2 / 101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ooc:=[.A149]^2" office:value-type="float" office:value="21609">
            <text:p>21609</text:p>
          </table:table-cell>
          <table:table-cell table:formula="oooc:=([.A149]*1.212) ^ 2" office:value-type="float" office:value="31742.410896">
            <text:p>31742.41</text:p>
          </table:table-cell>
          <table:table-cell table:formula="oooc:=&quot;        .byte &lt; &quot; &amp; [.B149] &amp; &quot; ; &quot; &amp; [.A149] &amp; &quot;^2&quot;" office:value-type="string" office:string-value="        .byte &lt; 21609 ; 147^2">
            <text:p><text:s text:c="8"/>.byte &lt; 21609 ; 147^2</text:p>
          </table:table-cell>
          <table:table-cell table:formula="oooc:= &quot;        .byte &gt; &quot; &amp; [.B149] &amp; &quot; ; &quot; &amp; [.A149] &amp; &quot;^2&quot;" office:value-type="string" office:string-value="        .byte &gt; 21609 ; 147^2">
            <text:p><text:s text:c="8"/>.byte &gt; 21609 ; 147^2</text:p>
          </table:table-cell>
          <table:table-cell table:formula="oooc:= &quot;        .byte &quot; &amp; INT([.B149]/[.$H$1]) &amp; &quot; ; &quot; &amp; [.A149] &amp; &quot;^2 / &quot; &amp; [.$H$1]" office:value-type="string" office:string-value="        .byte 213 ; 147^2 / 101">
            <text:p><text:s text:c="8"/>.byte 213 ; 147^2 / 101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ooc:=[.A150]^2" office:value-type="float" office:value="21904">
            <text:p>21904</text:p>
          </table:table-cell>
          <table:table-cell table:formula="oooc:=([.A150]*1.212) ^ 2" office:value-type="float" office:value="32175.749376">
            <text:p>32175.75</text:p>
          </table:table-cell>
          <table:table-cell table:formula="oooc:=&quot;        .byte &lt; &quot; &amp; [.B150] &amp; &quot; ; &quot; &amp; [.A150] &amp; &quot;^2&quot;" office:value-type="string" office:string-value="        .byte &lt; 21904 ; 148^2">
            <text:p><text:s text:c="8"/>.byte &lt; 21904 ; 148^2</text:p>
          </table:table-cell>
          <table:table-cell table:formula="oooc:= &quot;        .byte &gt; &quot; &amp; [.B150] &amp; &quot; ; &quot; &amp; [.A150] &amp; &quot;^2&quot;" office:value-type="string" office:string-value="        .byte &gt; 21904 ; 148^2">
            <text:p><text:s text:c="8"/>.byte &gt; 21904 ; 148^2</text:p>
          </table:table-cell>
          <table:table-cell table:formula="oooc:= &quot;        .byte &quot; &amp; INT([.B150]/[.$H$1]) &amp; &quot; ; &quot; &amp; [.A150] &amp; &quot;^2 / &quot; &amp; [.$H$1]" office:value-type="string" office:string-value="        .byte 216 ; 148^2 / 101">
            <text:p><text:s text:c="8"/>.byte 216 ; 148^2 / 101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ooc:=[.A151]^2" office:value-type="float" office:value="22201">
            <text:p>22201</text:p>
          </table:table-cell>
          <table:table-cell table:formula="oooc:=([.A151]*1.212) ^ 2" office:value-type="float" office:value="32612.025744">
            <text:p>32612.03</text:p>
          </table:table-cell>
          <table:table-cell table:formula="oooc:=&quot;        .byte &lt; &quot; &amp; [.B151] &amp; &quot; ; &quot; &amp; [.A151] &amp; &quot;^2&quot;" office:value-type="string" office:string-value="        .byte &lt; 22201 ; 149^2">
            <text:p><text:s text:c="8"/>.byte &lt; 22201 ; 149^2</text:p>
          </table:table-cell>
          <table:table-cell table:formula="oooc:= &quot;        .byte &gt; &quot; &amp; [.B151] &amp; &quot; ; &quot; &amp; [.A151] &amp; &quot;^2&quot;" office:value-type="string" office:string-value="        .byte &gt; 22201 ; 149^2">
            <text:p><text:s text:c="8"/>.byte &gt; 22201 ; 149^2</text:p>
          </table:table-cell>
          <table:table-cell table:formula="oooc:= &quot;        .byte &quot; &amp; INT([.B151]/[.$H$1]) &amp; &quot; ; &quot; &amp; [.A151] &amp; &quot;^2 / &quot; &amp; [.$H$1]" office:value-type="string" office:string-value="        .byte 219 ; 149^2 / 101">
            <text:p><text:s text:c="8"/>.byte 219 ; 149^2 / 101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ooc:=[.A152]^2" office:value-type="float" office:value="22500">
            <text:p>22500</text:p>
          </table:table-cell>
          <table:table-cell table:formula="oooc:=([.A152]*1.212) ^ 2" office:value-type="float" office:value="33051.24">
            <text:p>33051.24</text:p>
          </table:table-cell>
          <table:table-cell table:formula="oooc:=&quot;        .byte &lt; &quot; &amp; [.B152] &amp; &quot; ; &quot; &amp; [.A152] &amp; &quot;^2&quot;" office:value-type="string" office:string-value="        .byte &lt; 22500 ; 150^2">
            <text:p><text:s text:c="8"/>.byte &lt; 22500 ; 150^2</text:p>
          </table:table-cell>
          <table:table-cell table:formula="oooc:= &quot;        .byte &gt; &quot; &amp; [.B152] &amp; &quot; ; &quot; &amp; [.A152] &amp; &quot;^2&quot;" office:value-type="string" office:string-value="        .byte &gt; 22500 ; 150^2">
            <text:p><text:s text:c="8"/>.byte &gt; 22500 ; 150^2</text:p>
          </table:table-cell>
          <table:table-cell table:formula="oooc:= &quot;        .byte &quot; &amp; INT([.B152]/[.$H$1]) &amp; &quot; ; &quot; &amp; [.A152] &amp; &quot;^2 / &quot; &amp; [.$H$1]" office:value-type="string" office:string-value="        .byte 222 ; 150^2 / 101">
            <text:p><text:s text:c="8"/>.byte 222 ; 150^2 / 101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ooc:=[.A153]^2" office:value-type="float" office:value="22801">
            <text:p>22801</text:p>
          </table:table-cell>
          <table:table-cell table:formula="oooc:=([.A153]*1.212) ^ 2" office:value-type="float" office:value="33493.392144">
            <text:p>33493.39</text:p>
          </table:table-cell>
          <table:table-cell table:formula="oooc:=&quot;        .byte &lt; &quot; &amp; [.B153] &amp; &quot; ; &quot; &amp; [.A153] &amp; &quot;^2&quot;" office:value-type="string" office:string-value="        .byte &lt; 22801 ; 151^2">
            <text:p><text:s text:c="8"/>.byte &lt; 22801 ; 151^2</text:p>
          </table:table-cell>
          <table:table-cell table:formula="oooc:= &quot;        .byte &gt; &quot; &amp; [.B153] &amp; &quot; ; &quot; &amp; [.A153] &amp; &quot;^2&quot;" office:value-type="string" office:string-value="        .byte &gt; 22801 ; 151^2">
            <text:p><text:s text:c="8"/>.byte &gt; 22801 ; 151^2</text:p>
          </table:table-cell>
          <table:table-cell table:formula="oooc:= &quot;        .byte &quot; &amp; INT([.B153]/[.$H$1]) &amp; &quot; ; &quot; &amp; [.A153] &amp; &quot;^2 / &quot; &amp; [.$H$1]" office:value-type="string" office:string-value="        .byte 225 ; 151^2 / 101">
            <text:p><text:s text:c="8"/>.byte 225 ; 151^2 / 101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ooc:=[.A154]^2" office:value-type="float" office:value="23104">
            <text:p>23104</text:p>
          </table:table-cell>
          <table:table-cell table:formula="oooc:=([.A154]*1.212) ^ 2" office:value-type="float" office:value="33938.482176">
            <text:p>33938.48</text:p>
          </table:table-cell>
          <table:table-cell table:formula="oooc:=&quot;        .byte &lt; &quot; &amp; [.B154] &amp; &quot; ; &quot; &amp; [.A154] &amp; &quot;^2&quot;" office:value-type="string" office:string-value="        .byte &lt; 23104 ; 152^2">
            <text:p><text:s text:c="8"/>.byte &lt; 23104 ; 152^2</text:p>
          </table:table-cell>
          <table:table-cell table:formula="oooc:= &quot;        .byte &gt; &quot; &amp; [.B154] &amp; &quot; ; &quot; &amp; [.A154] &amp; &quot;^2&quot;" office:value-type="string" office:string-value="        .byte &gt; 23104 ; 152^2">
            <text:p><text:s text:c="8"/>.byte &gt; 23104 ; 152^2</text:p>
          </table:table-cell>
          <table:table-cell table:formula="oooc:= &quot;        .byte &quot; &amp; INT([.B154]/[.$H$1]) &amp; &quot; ; &quot; &amp; [.A154] &amp; &quot;^2 / &quot; &amp; [.$H$1]" office:value-type="string" office:string-value="        .byte 228 ; 152^2 / 101">
            <text:p><text:s text:c="8"/>.byte 228 ; 152^2 / 101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ooc:=[.A155]^2" office:value-type="float" office:value="23409">
            <text:p>23409</text:p>
          </table:table-cell>
          <table:table-cell table:formula="oooc:=([.A155]*1.212) ^ 2" office:value-type="float" office:value="34386.510096">
            <text:p>34386.51</text:p>
          </table:table-cell>
          <table:table-cell table:formula="oooc:=&quot;        .byte &lt; &quot; &amp; [.B155] &amp; &quot; ; &quot; &amp; [.A155] &amp; &quot;^2&quot;" office:value-type="string" office:string-value="        .byte &lt; 23409 ; 153^2">
            <text:p><text:s text:c="8"/>.byte &lt; 23409 ; 153^2</text:p>
          </table:table-cell>
          <table:table-cell table:formula="oooc:= &quot;        .byte &gt; &quot; &amp; [.B155] &amp; &quot; ; &quot; &amp; [.A155] &amp; &quot;^2&quot;" office:value-type="string" office:string-value="        .byte &gt; 23409 ; 153^2">
            <text:p><text:s text:c="8"/>.byte &gt; 23409 ; 153^2</text:p>
          </table:table-cell>
          <table:table-cell table:formula="oooc:= &quot;        .byte &quot; &amp; INT([.B155]/[.$H$1]) &amp; &quot; ; &quot; &amp; [.A155] &amp; &quot;^2 / &quot; &amp; [.$H$1]" office:value-type="string" office:string-value="        .byte 231 ; 153^2 / 101">
            <text:p><text:s text:c="8"/>.byte 231 ; 153^2 / 101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ooc:=[.A156]^2" office:value-type="float" office:value="23716">
            <text:p>23716</text:p>
          </table:table-cell>
          <table:table-cell table:formula="oooc:=([.A156]*1.212) ^ 2" office:value-type="float" office:value="34837.475904">
            <text:p>34837.48</text:p>
          </table:table-cell>
          <table:table-cell table:formula="oooc:=&quot;        .byte &lt; &quot; &amp; [.B156] &amp; &quot; ; &quot; &amp; [.A156] &amp; &quot;^2&quot;" office:value-type="string" office:string-value="        .byte &lt; 23716 ; 154^2">
            <text:p><text:s text:c="8"/>.byte &lt; 23716 ; 154^2</text:p>
          </table:table-cell>
          <table:table-cell table:formula="oooc:= &quot;        .byte &gt; &quot; &amp; [.B156] &amp; &quot; ; &quot; &amp; [.A156] &amp; &quot;^2&quot;" office:value-type="string" office:string-value="        .byte &gt; 23716 ; 154^2">
            <text:p><text:s text:c="8"/>.byte &gt; 23716 ; 154^2</text:p>
          </table:table-cell>
          <table:table-cell table:formula="oooc:= &quot;        .byte &quot; &amp; INT([.B156]/[.$H$1]) &amp; &quot; ; &quot; &amp; [.A156] &amp; &quot;^2 / &quot; &amp; [.$H$1]" office:value-type="string" office:string-value="        .byte 234 ; 154^2 / 101">
            <text:p><text:s text:c="8"/>.byte 234 ; 154^2 / 101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ooc:=[.A157]^2" office:value-type="float" office:value="24025">
            <text:p>24025</text:p>
          </table:table-cell>
          <table:table-cell table:formula="oooc:=([.A157]*1.212) ^ 2" office:value-type="float" office:value="35291.3796">
            <text:p>35291.38</text:p>
          </table:table-cell>
          <table:table-cell table:formula="oooc:=&quot;        .byte &lt; &quot; &amp; [.B157] &amp; &quot; ; &quot; &amp; [.A157] &amp; &quot;^2&quot;" office:value-type="string" office:string-value="        .byte &lt; 24025 ; 155^2">
            <text:p><text:s text:c="8"/>.byte &lt; 24025 ; 155^2</text:p>
          </table:table-cell>
          <table:table-cell table:formula="oooc:= &quot;        .byte &gt; &quot; &amp; [.B157] &amp; &quot; ; &quot; &amp; [.A157] &amp; &quot;^2&quot;" office:value-type="string" office:string-value="        .byte &gt; 24025 ; 155^2">
            <text:p><text:s text:c="8"/>.byte &gt; 24025 ; 155^2</text:p>
          </table:table-cell>
          <table:table-cell table:formula="oooc:= &quot;        .byte &quot; &amp; INT([.B157]/[.$H$1]) &amp; &quot; ; &quot; &amp; [.A157] &amp; &quot;^2 / &quot; &amp; [.$H$1]" office:value-type="string" office:string-value="        .byte 237 ; 155^2 / 101">
            <text:p><text:s text:c="8"/>.byte 237 ; 155^2 / 101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ooc:=[.A158]^2" office:value-type="float" office:value="24336">
            <text:p>24336</text:p>
          </table:table-cell>
          <table:table-cell table:formula="oooc:=([.A158]*1.212) ^ 2" office:value-type="float" office:value="35748.221184">
            <text:p>35748.22</text:p>
          </table:table-cell>
          <table:table-cell table:formula="oooc:=&quot;        .byte &lt; &quot; &amp; [.B158] &amp; &quot; ; &quot; &amp; [.A158] &amp; &quot;^2&quot;" office:value-type="string" office:string-value="        .byte &lt; 24336 ; 156^2">
            <text:p><text:s text:c="8"/>.byte &lt; 24336 ; 156^2</text:p>
          </table:table-cell>
          <table:table-cell table:formula="oooc:= &quot;        .byte &gt; &quot; &amp; [.B158] &amp; &quot; ; &quot; &amp; [.A158] &amp; &quot;^2&quot;" office:value-type="string" office:string-value="        .byte &gt; 24336 ; 156^2">
            <text:p><text:s text:c="8"/>.byte &gt; 24336 ; 156^2</text:p>
          </table:table-cell>
          <table:table-cell table:formula="oooc:= &quot;        .byte &quot; &amp; INT([.B158]/[.$H$1]) &amp; &quot; ; &quot; &amp; [.A158] &amp; &quot;^2 / &quot; &amp; [.$H$1]" office:value-type="string" office:string-value="        .byte 240 ; 156^2 / 101">
            <text:p><text:s text:c="8"/>.byte 240 ; 156^2 / 101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ooc:=[.A159]^2" office:value-type="float" office:value="24964">
            <text:p>24964</text:p>
          </table:table-cell>
          <table:table-cell table:formula="oooc:=([.A159]*1.212) ^ 2" office:value-type="float" office:value="36670.718016">
            <text:p>36670.72</text:p>
          </table:table-cell>
          <table:table-cell table:formula="oooc:=&quot;        .byte &lt; &quot; &amp; [.B159] &amp; &quot; ; &quot; &amp; [.A159] &amp; &quot;^2&quot;" office:value-type="string" office:string-value="        .byte &lt; 24964 ; 158^2">
            <text:p><text:s text:c="8"/>.byte &lt; 24964 ; 158^2</text:p>
          </table:table-cell>
          <table:table-cell table:formula="oooc:= &quot;        .byte &gt; &quot; &amp; [.B159] &amp; &quot; ; &quot; &amp; [.A159] &amp; &quot;^2&quot;" office:value-type="string" office:string-value="        .byte &gt; 24964 ; 158^2">
            <text:p><text:s text:c="8"/>.byte &gt; 24964 ; 158^2</text:p>
          </table:table-cell>
          <table:table-cell table:formula="oooc:= &quot;        .byte &quot; &amp; INT([.B159]/[.$H$1]) &amp; &quot; ; &quot; &amp; [.A159] &amp; &quot;^2 / &quot; &amp; [.$H$1]" office:value-type="string" office:string-value="        .byte 247 ; 158^2 / 101">
            <text:p><text:s text:c="8"/>.byte 247 ; 158^2 / 101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ooc:=[.A160]^2" office:value-type="float" office:value="25281">
            <text:p>25281</text:p>
          </table:table-cell>
          <table:table-cell table:formula="oooc:=([.A160]*1.212) ^ 2" office:value-type="float" office:value="37136.373264">
            <text:p>37136.37</text:p>
          </table:table-cell>
          <table:table-cell table:formula="oooc:=&quot;        .byte &lt; &quot; &amp; [.B160] &amp; &quot; ; &quot; &amp; [.A160] &amp; &quot;^2&quot;" office:value-type="string" office:string-value="        .byte &lt; 25281 ; 159^2">
            <text:p><text:s text:c="8"/>.byte &lt; 25281 ; 159^2</text:p>
          </table:table-cell>
          <table:table-cell table:formula="oooc:= &quot;        .byte &gt; &quot; &amp; [.B160] &amp; &quot; ; &quot; &amp; [.A160] &amp; &quot;^2&quot;" office:value-type="string" office:string-value="        .byte &gt; 25281 ; 159^2">
            <text:p><text:s text:c="8"/>.byte &gt; 25281 ; 159^2</text:p>
          </table:table-cell>
          <table:table-cell table:formula="oooc:= &quot;        .byte &quot; &amp; INT([.B160]/[.$H$1]) &amp; &quot; ; &quot; &amp; [.A160] &amp; &quot;^2 / &quot; &amp; [.$H$1]" office:value-type="string" office:string-value="        .byte 250 ; 159^2 / 101">
            <text:p><text:s text:c="8"/>.byte 250 ; 159^2 / 101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2">10/22/2006</text:date>, <text:time>17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Darrell Spice</meta:initial-creator>
    <meta:creation-date>2006-08-05T16:52:05</meta:creation-date>
    <dc:creator>Darrell Spice</dc:creator>
    <dc:date>2006-10-22T17:29:04</dc:date>
    <dc:language>en-US</dc:language>
    <meta:editing-cycles>6</meta:editing-cycles>
    <meta:editing-duration>PT4H32M25S</meta:editing-duration>
    <meta:user-defined meta:name="Info 1"/>
    <meta:user-defined meta:name="Info 2"/>
    <meta:user-defined meta:name="Info 3"/>
    <meta:user-defined meta:name="Info 4"/>
    <meta:document-statistic meta:table-count="3" meta:cell-count="1066"/>
  </office:meta>
</office:document-meta>
</file>